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0.6937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6508in"/>
    </style:style>
    <style:style style:name="co7" style:family="table-column">
      <style:table-column-properties fo:break-before="auto" style:column-width="0.2028in"/>
    </style:style>
    <style:style style:name="co8" style:family="table-column">
      <style:table-column-properties fo:break-before="auto" style:column-width="0.9071in"/>
    </style:style>
    <style:style style:name="co9" style:family="table-column">
      <style:table-column-properties fo:break-before="auto" style:column-width="0.8535in"/>
    </style:style>
    <style:style style:name="co10" style:family="table-column">
      <style:table-column-properties fo:break-before="auto" style:column-width="0.8327in"/>
    </style:style>
    <style:style style:name="co11" style:family="table-column">
      <style:table-column-properties fo:break-before="auto" style:column-width="0.6402in"/>
    </style:style>
    <style:style style:name="co12" style:family="table-column">
      <style:table-column-properties fo:break-before="auto" style:column-width="0.8429in"/>
    </style:style>
    <style:style style:name="co13" style:family="table-column">
      <style:table-column-properties fo:break-before="auto" style:column-width="0.811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8008in"/>
    </style:style>
    <style:style style:name="co16" style:family="table-column">
      <style:table-column-properties fo:break-before="auto" style:column-width="0.748in"/>
    </style:style>
    <style:style style:name="co17" style:family="table-column">
      <style:table-column-properties fo:break-before="auto" style:column-width="1.3665in"/>
    </style:style>
    <style:style style:name="co18" style:family="table-column">
      <style:table-column-properties fo:break-before="auto" style:column-width="2.1154in"/>
    </style:style>
    <style:style style:name="co19" style:family="table-column">
      <style:table-column-properties fo:break-before="auto" style:column-width="3.0854in"/>
    </style:style>
    <style:style style:name="co20" style:family="table-column">
      <style:table-column-properties fo:break-before="auto" style:column-width="1.898in"/>
    </style:style>
    <style:style style:name="co21" style:family="table-column">
      <style:table-column-properties fo:break-before="auto" style:column-width="1.952in"/>
    </style:style>
    <style:style style:name="co22" style:family="table-column">
      <style:table-column-properties fo:break-before="auto" style:column-width="2.0071in"/>
    </style:style>
    <style:style style:name="co23" style:family="table-column">
      <style:table-column-properties fo:break-before="auto" style:column-width="1.9307in"/>
    </style:style>
    <style:style style:name="co24" style:family="table-column">
      <style:table-column-properties fo:break-before="auto" style:column-width="1.5402in"/>
    </style:style>
    <style:style style:name="co25" style:family="table-column">
      <style:table-column-properties fo:break-before="auto" style:column-width="1.6374in"/>
    </style:style>
    <style:style style:name="co26" style:family="table-column">
      <style:table-column-properties fo:break-before="auto" style:column-width="1.6917in"/>
    </style:style>
    <style:style style:name="co27" style:family="table-column">
      <style:table-column-properties fo:break-before="auto" style:column-width="1.8874in"/>
    </style:style>
    <style:style style:name="co28" style:family="table-column">
      <style:table-column-properties fo:break-before="auto" style:column-width="1.8437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1.9201in"/>
    </style:style>
    <style:style style:name="co31" style:family="table-column">
      <style:table-column-properties fo:break-before="auto" style:column-width="2.202in"/>
    </style:style>
    <style:style style:name="co32" style:family="table-column">
      <style:table-column-properties fo:break-before="auto" style:column-width="1.5728in"/>
    </style:style>
    <style:style style:name="co33" style:family="table-column">
      <style:table-column-properties fo:break-before="auto" style:column-width="1.6701in"/>
    </style:style>
    <style:style style:name="co34" style:family="table-column">
      <style:table-column-properties fo:break-before="auto" style:column-width="1.6811in"/>
    </style:style>
    <style:style style:name="co35" style:family="table-column">
      <style:table-column-properties fo:break-before="auto" style:column-width="1.7244in"/>
    </style:style>
    <style:style style:name="co36" style:family="table-column">
      <style:table-column-properties fo:break-before="auto" style:column-width="2.0717in"/>
    </style:style>
    <style:style style:name="co37" style:family="table-column">
      <style:table-column-properties fo:break-before="auto" style:column-width="1.8654in"/>
    </style:style>
    <style:style style:name="co38" style:family="table-column">
      <style:table-column-properties fo:break-before="auto" style:column-width="1.8764in"/>
    </style:style>
    <style:style style:name="co39" style:family="table-column">
      <style:table-column-properties fo:break-before="auto" style:column-width="1.8547in"/>
    </style:style>
    <style:style style:name="co40" style:family="table-column">
      <style:table-column-properties fo:break-before="auto" style:column-width="1.7465in"/>
    </style:style>
    <style:style style:name="co41" style:family="table-column">
      <style:table-column-properties fo:break-before="auto" style:column-width="1.9083in"/>
    </style:style>
    <style:style style:name="co42" style:family="table-column">
      <style:table-column-properties fo:break-before="auto" style:column-width="1.9417in"/>
    </style:style>
    <style:style style:name="co43" style:family="table-column">
      <style:table-column-properties fo:break-before="auto" style:column-width="1.8335in"/>
    </style:style>
    <style:style style:name="co44" style:family="table-column">
      <style:table-column-properties fo:break-before="auto" style:column-width="1.7783in"/>
    </style:style>
    <style:style style:name="co45" style:family="table-column">
      <style:table-column-properties fo:break-before="auto" style:column-width="1.8217in"/>
    </style:style>
    <style:style style:name="co46" style:family="table-column">
      <style:table-column-properties fo:break-before="auto" style:column-width="1.5945in"/>
    </style:style>
    <style:style style:name="co47" style:family="table-column">
      <style:table-column-properties fo:break-before="auto" style:column-width="2.039in"/>
    </style:style>
    <style:style style:name="co48" style:family="table-column">
      <style:table-column-properties fo:break-before="auto" style:column-width="1.7028in"/>
    </style:style>
    <style:style style:name="co49" style:family="table-column">
      <style:table-column-properties fo:break-before="auto" style:column-width="1.9846in"/>
    </style:style>
    <style:style style:name="co50" style:family="table-column">
      <style:table-column-properties fo:break-before="auto" style:column-width="1.9953in"/>
    </style:style>
    <style:style style:name="co51" style:family="table-column">
      <style:table-column-properties fo:break-before="auto" style:column-width="1.6598in"/>
    </style:style>
    <style:style style:name="co52" style:family="table-column">
      <style:table-column-properties fo:break-before="auto" style:column-width="1.811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2.0602in"/>
    </style:style>
    <style:style style:name="co56" style:family="table-column">
      <style:table-column-properties fo:break-before="auto" style:column-width="1.9854in"/>
    </style:style>
    <style:style style:name="co57" style:family="table-column">
      <style:table-column-properties fo:break-before="auto" style:column-width="2.3965in"/>
    </style:style>
    <style:style style:name="co58" style:family="table-column">
      <style:table-column-properties fo:break-before="auto" style:column-width="1.7929in"/>
    </style:style>
    <style:style style:name="co59" style:family="table-column">
      <style:table-column-properties fo:break-before="auto" style:column-width="2.0173in"/>
    </style:style>
    <style:style style:name="co60" style:family="table-column">
      <style:table-column-properties fo:break-before="auto" style:column-width="2.0925in"/>
    </style:style>
    <style:style style:name="co61" style:family="table-column">
      <style:table-column-properties fo:break-before="auto" style:column-width="2.1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ESULTS_5f_time">
      <style:table-properties table:display="true" style:writing-mode="lr-tb"/>
    </style:style>
    <style:style style:name="ta3" style:family="table" style:master-page-name="PageStyle_5f_ROGUE">
      <style:table-properties table:display="true" style:writing-mode="lr-tb"/>
    </style:style>
    <style:style style:name="ta4" style:family="table" style:master-page-name="PageStyle_5f_WARGAME">
      <style:table-properties table:display="true" style:writing-mode="lr-tb"/>
    </style:style>
    <style:style style:name="ta5" style:family="table" style:master-page-name="PageStyle_5f_ESCAPE">
      <style:table-properties table:display="true" style:writing-mode="lr-tb"/>
    </style:style>
    <style:style style:name="ta6" style:family="table" style:master-page-name="PageStyle_5f_LEVEL10">
      <style:table-properties table:display="true" style:writing-mode="lr-tb"/>
    </style:style>
    <style:style style:name="ta7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3" style:family="table-cell" style:parent-style-name="Default">
      <style:text-properties style:text-underline-style="none" fo:font-weight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  <style:style style:name="ce8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0" style:family="table-cell" style:parent-style-name="Default">
      <style:text-properties fo:font-weight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5" style:family="table-cell" style:parent-style-name="Default" style:data-style-name="N37"/>
    <style:style style:name="ce16" style:family="table-cell" style:parent-style-name="Default" style:data-style-name="N0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8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39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Oct  3 14:36:20 2007">
            <text:p>Wed Oct <text:s/>3 14:36:20 2007</text:p>
          </table:table-cell>
          <table:table-cell table:style-name="ce7" table:formula="oooc:=[$Rogue.B6]" office:value-type="float" office:value="3490">
            <text:p>3490</text:p>
          </table:table-cell>
          <table:table-cell table:style-name="ce7" table:formula="oooc:=[$Rogue.C6]" office:value-type="float" office:value="3782">
            <text:p>3782</text:p>
          </table:table-cell>
          <table:table-cell table:style-name="ce7" table:formula="oooc:=[$Rogue.D6]" office:value-type="float" office:value="13033">
            <text:p>13033</text:p>
          </table:table-cell>
          <table:table-cell table:style-name="ce7" table:formula="oooc:=[$Rogue.E6]" office:value-type="float" office:value="1634">
            <text:p>1634</text:p>
          </table:table-cell>
          <table:table-cell office:value-type="float" office:value="1">
            <text:p>1</text:p>
          </table:table-cell>
          <table:table-cell table:style-name="ce7" table:formula="oooc:=(([.F3]-[.G3])*100)/MAX([.F3];[.G3])*[.H3]" office:value-type="float" office:value="87.4625949512775">
            <text:p>87.46</text:p>
          </table:table-cell>
          <table:table-cell table:style-name="ce7" table:formula="oooc:=[Rogue.E18]" office:value-type="float" office:value="74.9439073818997">
            <text:p>74.94</text:p>
          </table:table-cell>
          <table:table-cell table:style-name="ce7" table:formula="oooc:=[Rogue.E19]" office:value-type="float" office:value="75.0380104257168">
            <text:p>75.04</text:p>
          </table:table-cell>
          <table:table-cell table:style-name="ce7" table:formula="oooc:=[Rogue.E20]" office:value-type="float" office:value="75.0371913121095">
            <text:p>75.04</text:p>
          </table:table-cell>
          <table:table-cell office:value-type="float" office:value="30">
            <text:p>30</text:p>
          </table:table-cell>
          <table:table-cell table:style-name="ce7" table:formula="oooc:=[.I3]-[.M3]" office:value-type="float" office:value="57.4625949512775">
            <text:p>57.46</text:p>
          </table:table-cell>
          <table:table-cell table:formula="oooc:=[.J3]-[.M3]" office:value-type="float" office:value="44.9439073818997">
            <text:p>44.94</text:p>
          </table:table-cell>
          <table:table-cell table:formula="oooc:=[.L3]-[.M3]" office:value-type="float" office:value="45.0371913121095">
            <text:p>45.04</text:p>
          </table:table-cell>
          <table:table-cell table:formula="oooc:=[.L3]-[.M3]" office:value-type="float" office:value="45.0371913121095">
            <text:p>45.04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Oct  3 14:38:08 2007">
            <text:p>Wed Oct <text:s/>3 14:38:08 2007</text:p>
          </table:table-cell>
          <table:table-cell table:style-name="ce7" table:formula="oooc:=[$Rogue.F6]" office:value-type="float" office:value="6226">
            <text:p>6226</text:p>
          </table:table-cell>
          <table:table-cell table:style-name="ce7" table:formula="oooc:=[$Rogue.G6]" office:value-type="float" office:value="5845">
            <text:p>5845</text:p>
          </table:table-cell>
          <table:table-cell table:style-name="ce7" table:formula="oooc:=[$Rogue.H6]" office:value-type="float" office:value="140287">
            <text:p>140287</text:p>
          </table:table-cell>
          <table:table-cell table:style-name="ce7" table:formula="oooc:=[$Rogue.I6]" office:value-type="float" office:value="39020">
            <text:p>39020</text:p>
          </table:table-cell>
          <table:table-cell office:value-type="float" office:value="1">
            <text:p>1</text:p>
          </table:table-cell>
          <table:table-cell table:style-name="ce7" table:formula="oooc:=(([.F4]-[.G4])*100)/MAX([.F4];[.G4])*[.H4]" office:value-type="float" office:value="72.1855909670889">
            <text:p>72.19</text:p>
          </table:table-cell>
          <table:table-cell table:style-name="ce7" table:formula="oooc:=[Rogue.I18]" office:value-type="float" office:value="72.9749708330986">
            <text:p>72.97</text:p>
          </table:table-cell>
          <table:table-cell table:style-name="ce7" table:formula="oooc:=[Rogue.I19]" office:value-type="float" office:value="72.9787082612246">
            <text:p>72.98</text:p>
          </table:table-cell>
          <table:table-cell table:style-name="ce7" table:formula="oooc:=[Rogue.I20]" office:value-type="float" office:value="72.9740632283512">
            <text:p>72.97</text:p>
          </table:table-cell>
          <table:table-cell office:value-type="float" office:value="30">
            <text:p>30</text:p>
          </table:table-cell>
          <table:table-cell table:style-name="ce7" table:formula="oooc:=[.I4]-[.M4]" office:value-type="float" office:value="42.1855909670889">
            <text:p>42.19</text:p>
          </table:table-cell>
          <table:table-cell table:formula="oooc:=[.J4]-[.M4]" office:value-type="float" office:value="42.9749708330986">
            <text:p>42.97</text:p>
          </table:table-cell>
          <table:table-cell table:formula="oooc:=[.L4]-[.M4]" office:value-type="float" office:value="42.9740632283512">
            <text:p>42.97</text:p>
          </table:table-cell>
          <table:table-cell table:formula="oooc:=[.L4]-[.M4]" office:value-type="float" office:value="42.9740632283512">
            <text:p>42.97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Oct  3 15:27:04 2007">
            <text:p>Wed Oct <text:s/>3 15:27:04 2007</text:p>
          </table:table-cell>
          <table:table-cell table:style-name="ce8" table:formula="oooc:=[$Rogue.N6]" office:value-type="float" office:value="70724">
            <text:p>70724</text:p>
          </table:table-cell>
          <table:table-cell/>
          <table:table-cell table:style-name="ce7" table:formula="oooc:=[$Rogue.O6]" office:value-type="float" office:value="7790">
            <text:p>7790</text:p>
          </table:table-cell>
          <table:table-cell table:style-name="ce7" table:formula="oooc:=[$Rogue.P6]" office:value-type="float" office:value="14488">
            <text:p>14488</text:p>
          </table:table-cell>
          <table:table-cell office:value-type="float" office:value="1">
            <text:p>1</text:p>
          </table:table-cell>
          <table:table-cell table:style-name="ce7" table:formula="oooc:=(([.F5]-[.G5])*100)/MAX([.F5];[.G5])*[.H5]" office:value-type="float" office:value="-46.2313638873551">
            <text:p>-46.23</text:p>
          </table:table-cell>
          <table:table-cell table:style-name="ce7" table:formula="oooc:=[Rogue.P18]" office:value-type="float" office:value="-83.9896012360841">
            <text:p>-83.99</text:p>
          </table:table-cell>
          <table:table-cell table:style-name="ce7" table:formula="oooc:=[Rogue.P19]" office:value-type="float" office:value="-83.8962124671987">
            <text:p>-83.9</text:p>
          </table:table-cell>
          <table:table-cell table:style-name="ce7" table:formula="oooc:=[Rogue.P20]" office:value-type="float" office:value="-83.862339790665">
            <text:p>-83.86</text:p>
          </table:table-cell>
          <table:table-cell office:value-type="float" office:value="20">
            <text:p>20</text:p>
          </table:table-cell>
          <table:table-cell table:style-name="ce7" table:formula="oooc:=[.I5]-[.M5]" office:value-type="float" office:value="-66.2313638873551">
            <text:p>-66.23</text:p>
          </table:table-cell>
          <table:table-cell table:formula="oooc:=[.J5]-[.M5]" office:value-type="float" office:value="-103.989601236084">
            <text:p>-103.99</text:p>
          </table:table-cell>
          <table:table-cell table:formula="oooc:=[.L5]-[.M5]" office:value-type="float" office:value="-103.862339790665">
            <text:p>-103.86</text:p>
          </table:table-cell>
          <table:table-cell table:formula="oooc:=[.L5]-[.M5]" office:value-type="float" office:value="-103.862339790665">
            <text:p>-103.86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Oct  3 15:12:46 2007">
            <text:p>Wed Oct <text:s/>3 15:12:46 2007</text:p>
          </table:table-cell>
          <table:table-cell table:style-name="ce8" table:formula="oooc:=[$Rogue.Q6]" office:value-type="float" office:value="23826">
            <text:p>23826</text:p>
          </table:table-cell>
          <table:table-cell/>
          <table:table-cell table:style-name="ce7" table:formula="oooc:=[$Rogue.R6]" office:value-type="float" office:value="23826">
            <text:p>23826</text:p>
          </table:table-cell>
          <table:table-cell table:style-name="ce7" table:formula="oooc:=[$Rogue.S6]" office:value-type="float" office:value="1115">
            <text:p>1115</text:p>
          </table:table-cell>
          <table:table-cell office:value-type="float" office:value="1">
            <text:p>1</text:p>
          </table:table-cell>
          <table:table-cell table:style-name="ce7" table:formula="oooc:=(([.F6]-[.G6])*100)/MAX([.F6];[.G6])*[.H6]" office:value-type="float" office:value="95.3202383950306">
            <text:p>95.32</text:p>
          </table:table-cell>
          <table:table-cell table:style-name="ce7" table:formula="oooc:=[Rogue.S18]" office:value-type="float" office:value="94.6075093696316">
            <text:p>94.61</text:p>
          </table:table-cell>
          <table:table-cell table:style-name="ce7" table:formula="oooc:=[Rogue.S19]" office:value-type="float" office:value="94.5902614686081">
            <text:p>94.59</text:p>
          </table:table-cell>
          <table:table-cell table:style-name="ce7" table:formula="oooc:=[Rogue.S20]" office:value-type="float" office:value="94.5749660935381">
            <text:p>94.57</text:p>
          </table:table-cell>
          <table:table-cell office:value-type="float" office:value="20">
            <text:p>20</text:p>
          </table:table-cell>
          <table:table-cell table:style-name="ce7" table:formula="oooc:=[.I6]-[.M6]" office:value-type="float" office:value="75.3202383950306">
            <text:p>75.32</text:p>
          </table:table-cell>
          <table:table-cell table:formula="oooc:=[.J6]-[.M6]" office:value-type="float" office:value="74.6075093696316">
            <text:p>74.61</text:p>
          </table:table-cell>
          <table:table-cell table:formula="oooc:=[.L6]-[.M6]" office:value-type="float" office:value="74.5749660935381">
            <text:p>74.57</text:p>
          </table:table-cell>
          <table:table-cell table:formula="oooc:=[.L6]-[.M6]" office:value-type="float" office:value="74.5749660935381">
            <text:p>74.57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Oct  3 14:58:22 2007">
            <text:p>Wed Oct <text:s/>3 14:58:22 2007</text:p>
          </table:table-cell>
          <table:table-cell table:style-name="ce7" table:formula="oooc:=[$Rogue.T6]" office:value-type="float" office:value="3960">
            <text:p>3960</text:p>
          </table:table-cell>
          <table:table-cell/>
          <table:table-cell table:style-name="ce7" table:formula="oooc:=[$Rogue.U6]" office:value-type="float" office:value="4994">
            <text:p>4994</text:p>
          </table:table-cell>
          <table:table-cell table:style-name="ce7" table:formula="oooc:=[$Rogue.V6]" office:value-type="float" office:value="676">
            <text:p>676</text:p>
          </table:table-cell>
          <table:table-cell office:value-type="float" office:value="1">
            <text:p>1</text:p>
          </table:table-cell>
          <table:table-cell table:style-name="ce7" table:formula="oooc:=(([.F7]-[.G7])*100)/MAX([.F7];[.G7])*[.H7]" office:value-type="float" office:value="86.4637565078094">
            <text:p>86.46</text:p>
          </table:table-cell>
          <table:table-cell table:style-name="ce7" table:formula="oooc:=[Rogue.V18]" office:value-type="float" office:value="83.6821905647345">
            <text:p>83.68</text:p>
          </table:table-cell>
          <table:table-cell table:style-name="ce7" table:formula="oooc:=[Rogue.V19]" office:value-type="float" office:value="83.6685722351613">
            <text:p>83.67</text:p>
          </table:table-cell>
          <table:table-cell table:style-name="ce7" table:formula="oooc:=[Rogue.V20]" office:value-type="float" office:value="83.6030964109782">
            <text:p>83.6</text:p>
          </table:table-cell>
          <table:table-cell office:value-type="float" office:value="20">
            <text:p>20</text:p>
          </table:table-cell>
          <table:table-cell table:style-name="ce7" table:formula="oooc:=[.I7]-[.M7]" office:value-type="float" office:value="66.4637565078094">
            <text:p>66.46</text:p>
          </table:table-cell>
          <table:table-cell table:formula="oooc:=[.J7]-[.M7]" office:value-type="float" office:value="63.6821905647345">
            <text:p>63.68</text:p>
          </table:table-cell>
          <table:table-cell table:formula="oooc:=[.L7]-[.M7]" office:value-type="float" office:value="63.6030964109782">
            <text:p>63.6</text:p>
          </table:table-cell>
          <table:table-cell table:formula="oooc:=[.L7]-[.M7]" office:value-type="float" office:value="63.6030964109782">
            <text:p>63.6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Oct  3 15:16:13 2007">
            <text:p>Wed Oct <text:s/>3 15:16:13 2007</text:p>
          </table:table-cell>
          <table:table-cell table:style-name="ce7" table:formula="oooc:=[$Rogue.W6]" office:value-type="float" office:value="6226">
            <text:p>6226</text:p>
          </table:table-cell>
          <table:table-cell/>
          <table:table-cell table:style-name="ce8" table:formula="oooc:=[$Rogue.X6]" office:value-type="float" office:value="6097">
            <text:p>6097</text:p>
          </table:table-cell>
          <table:table-cell table:style-name="ce7" table:formula="oooc:=[$Rogue.Y6]" office:value-type="float" office:value="2543">
            <text:p>2543</text:p>
          </table:table-cell>
          <table:table-cell office:value-type="float" office:value="1">
            <text:p>1</text:p>
          </table:table-cell>
          <table:table-cell table:style-name="ce7" table:formula="oooc:=(([.F8]-[.G8])*100)/MAX([.F8];[.G8])*[.H8]" office:value-type="float" office:value="58.2909627685747">
            <text:p>58.29</text:p>
          </table:table-cell>
          <table:table-cell table:style-name="ce7" table:formula="oooc:=[Rogue.Y18]" office:value-type="float" office:value="58.1846685764912">
            <text:p>58.18</text:p>
          </table:table-cell>
          <table:table-cell table:style-name="ce7" table:formula="oooc:=[Rogue.Y19]" office:value-type="float" office:value="58.1716668063354">
            <text:p>58.17</text:p>
          </table:table-cell>
          <table:table-cell table:style-name="ce7" table:formula="oooc:=[Rogue.Y20]" office:value-type="float" office:value="58.1327978748993">
            <text:p>58.13</text:p>
          </table:table-cell>
          <table:table-cell office:value-type="float" office:value="20">
            <text:p>20</text:p>
          </table:table-cell>
          <table:table-cell table:style-name="ce7" table:formula="oooc:=[.I8]-[.M8]" office:value-type="float" office:value="38.2909627685747">
            <text:p>38.29</text:p>
          </table:table-cell>
          <table:table-cell table:formula="oooc:=[.J8]-[.M8]" office:value-type="float" office:value="38.1846685764912">
            <text:p>38.18</text:p>
          </table:table-cell>
          <table:table-cell table:formula="oooc:=[.L8]-[.M8]" office:value-type="float" office:value="38.1327978748993">
            <text:p>38.13</text:p>
          </table:table-cell>
          <table:table-cell table:formula="oooc:=[.L8]-[.M8]" office:value-type="float" office:value="38.1327978748993">
            <text:p>38.13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Oct  3 14:26:06 2007">
            <text:p>Wed Oct <text:s/>3 14:26:06 2007</text:p>
          </table:table-cell>
          <table:table-cell table:style-name="ce7" table:formula="oooc:=[$Wargame.B7]" office:value-type="float" office:value="3824">
            <text:p>3824</text:p>
          </table:table-cell>
          <table:table-cell table:style-name="ce8" table:formula="oooc:=[$Wargame.C7]" office:value-type="float" office:value="3680">
            <text:p>3680</text:p>
          </table:table-cell>
          <table:table-cell table:style-name="ce8" table:formula="oooc:=[$Wargame.D7]" office:value-type="float" office:value="10989">
            <text:p>10989</text:p>
          </table:table-cell>
          <table:table-cell table:style-name="ce7" table:formula="oooc:=[$Wargame.E7]" office:value-type="float" office:value="5995">
            <text:p>5995</text:p>
          </table:table-cell>
          <table:table-cell office:value-type="float" office:value="1">
            <text:p>1</text:p>
          </table:table-cell>
          <table:table-cell table:style-name="ce7" table:formula="oooc:=(([.F12]-[.G12])*100)/MAX([.F12];[.G12])*[.H12]" office:value-type="float" office:value="45.4454454454454">
            <text:p>45.45</text:p>
          </table:table-cell>
          <table:table-cell table:style-name="ce7" table:formula="oooc:=[Wargame.E19]" office:value-type="float" office:value="46.0609103842587">
            <text:p>46.06</text:p>
          </table:table-cell>
          <table:table-cell table:style-name="ce7" table:formula="oooc:=[Wargame.E20]" office:value-type="float" office:value="46.0465188385276">
            <text:p>46.05</text:p>
          </table:table-cell>
          <table:table-cell table:style-name="ce7" table:formula="oooc:=[Wargame.E21]" office:value-type="float" office:value="46.035417419588">
            <text:p>46.04</text:p>
          </table:table-cell>
          <table:table-cell office:value-type="float" office:value="30">
            <text:p>30</text:p>
          </table:table-cell>
          <table:table-cell table:style-name="ce7" table:formula="oooc:=[.I12]-[.M12]" office:value-type="float" office:value="15.4454454454454">
            <text:p>15.45</text:p>
          </table:table-cell>
          <table:table-cell table:formula="oooc:=[.J12]-[.M12]" office:value-type="float" office:value="16.0609103842587">
            <text:p>16.06</text:p>
          </table:table-cell>
          <table:table-cell table:formula="oooc:=[.L12]-[.M12]" office:value-type="float" office:value="16.035417419588">
            <text:p>16.04</text:p>
          </table:table-cell>
          <table:table-cell table:formula="oooc:=[.L12]-[.M12]" office:value-type="float" office:value="16.035417419588">
            <text:p>16.04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Oct  3 14:23:22 2007">
            <text:p>Wed Oct <text:s/>3 14:23:22 2007</text:p>
          </table:table-cell>
          <table:table-cell table:style-name="ce8" table:formula="oooc:=[$Wargame.F7]" office:value-type="float" office:value="1123">
            <text:p>1123</text:p>
          </table:table-cell>
          <table:table-cell table:style-name="ce8" table:formula="oooc:=[$Wargame.G7]" office:value-type="float" office:value="5074">
            <text:p>5074</text:p>
          </table:table-cell>
          <table:table-cell table:style-name="ce8" table:formula="oooc:=[$Wargame.H7]" office:value-type="float" office:value="441">
            <text:p>441</text:p>
          </table:table-cell>
          <table:table-cell table:style-name="ce7" table:formula="oooc:=[$Wargame.I7]" office:value-type="float" office:value="813">
            <text:p>813</text:p>
          </table:table-cell>
          <table:table-cell office:value-type="float" office:value="1">
            <text:p>1</text:p>
          </table:table-cell>
          <table:table-cell table:style-name="ce7" table:formula="oooc:=(([.F13]-[.G13])*100)/MAX([.F13];[.G13])*[.H13]" office:value-type="float" office:value="-45.7564575645756">
            <text:p>-45.76</text:p>
          </table:table-cell>
          <table:table-cell table:style-name="ce7" table:formula="oooc:=[Wargame.I19]" office:value-type="float" office:value="-54.2233313085531">
            <text:p>-54.22</text:p>
          </table:table-cell>
          <table:table-cell table:style-name="ce7" table:formula="oooc:=[Wargame.I20]" office:value-type="float" office:value="-54.6122448979592">
            <text:p>-54.61</text:p>
          </table:table-cell>
          <table:table-cell table:style-name="ce7" table:formula="oooc:=[Wargame.I21]" office:value-type="float" office:value="-54.7108774767489">
            <text:p>-54.71</text:p>
          </table:table-cell>
          <table:table-cell office:value-type="float" office:value="30">
            <text:p>30</text:p>
          </table:table-cell>
          <table:table-cell table:style-name="ce7" table:formula="oooc:=[.I13]-[.M13]" office:value-type="float" office:value="-75.7564575645756">
            <text:p>-75.76</text:p>
          </table:table-cell>
          <table:table-cell table:formula="oooc:=[.J13]-[.M13]" office:value-type="float" office:value="-84.2233313085531">
            <text:p>-84.22</text:p>
          </table:table-cell>
          <table:table-cell table:formula="oooc:=[.L13]-[.M13]" office:value-type="float" office:value="-84.7108774767489">
            <text:p>-84.71</text:p>
          </table:table-cell>
          <table:table-cell table:formula="oooc:=[.L13]-[.M13]" office:value-type="float" office:value="-84.7108774767489">
            <text:p>-84.71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Oct  3 14:29:35 2007">
            <text:p>Wed Oct <text:s/>3 14:29:35 2007</text:p>
          </table:table-cell>
          <table:table-cell table:style-name="ce7" table:formula="oooc:=[$Wargame.J7]" office:value-type="float" office:value="10176">
            <text:p>10176</text:p>
          </table:table-cell>
          <table:table-cell/>
          <table:table-cell table:style-name="ce7" table:formula="oooc:=[$Wargame.K7]" office:value-type="float" office:value="3606">
            <text:p>3606</text:p>
          </table:table-cell>
          <table:table-cell table:style-name="ce7" table:formula="oooc:=[$Wargame.L7]" office:value-type="float" office:value="2435">
            <text:p>2435</text:p>
          </table:table-cell>
          <table:table-cell office:value-type="float" office:value="1">
            <text:p>1</text:p>
          </table:table-cell>
          <table:table-cell table:style-name="ce7" table:formula="oooc:=(([.F14]-[.G14])*100)/MAX([.F14];[.G14])*[.H14]" office:value-type="float" office:value="32.4736550194121">
            <text:p>32.47</text:p>
          </table:table-cell>
          <table:table-cell table:style-name="ce7" table:formula="oooc:=[Wargame.L19]" office:value-type="float" office:value="33.8713739913807">
            <text:p>33.87</text:p>
          </table:table-cell>
          <table:table-cell table:style-name="ce7" table:formula="oooc:=[Wargame.L20]" office:value-type="float" office:value="33.847880999158">
            <text:p>33.85</text:p>
          </table:table-cell>
          <table:table-cell table:style-name="ce7" table:formula="oooc:=[Wargame.L21]" office:value-type="float" office:value="33.8648018648019">
            <text:p>33.86</text:p>
          </table:table-cell>
          <table:table-cell office:value-type="float" office:value="30">
            <text:p>30</text:p>
          </table:table-cell>
          <table:table-cell table:style-name="ce7" table:formula="oooc:=[.I14]-[.M14]" office:value-type="float" office:value="2.47365501941209">
            <text:p>2.47</text:p>
          </table:table-cell>
          <table:table-cell table:formula="oooc:=[.J14]-[.M14]" office:value-type="float" office:value="3.8713739913807">
            <text:p>3.87</text:p>
          </table:table-cell>
          <table:table-cell table:formula="oooc:=[.L14]-[.M14]" office:value-type="float" office:value="3.8648018648019">
            <text:p>3.86</text:p>
          </table:table-cell>
          <table:table-cell table:formula="oooc:=[.L14]-[.M14]" office:value-type="float" office:value="3.8648018648019">
            <text:p>3.86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Oct  3 14:29:31 2007">
            <text:p>Wed Oct <text:s/>3 14:29:31 2007</text:p>
          </table:table-cell>
          <table:table-cell table:style-name="ce7" table:formula="oooc:=[$Wargame.M7]" office:value-type="float" office:value="7476">
            <text:p>7476</text:p>
          </table:table-cell>
          <table:table-cell/>
          <table:table-cell table:style-name="ce7" table:formula="oooc:=[$Wargame.N7]" office:value-type="float" office:value="8237">
            <text:p>8237</text:p>
          </table:table-cell>
          <table:table-cell table:style-name="ce7" table:formula="oooc:=[$Wargame.O7]" office:value-type="float" office:value="5497">
            <text:p>5497</text:p>
          </table:table-cell>
          <table:table-cell office:value-type="float" office:value="1">
            <text:p>1</text:p>
          </table:table-cell>
          <table:table-cell table:style-name="ce7" table:formula="oooc:=(([.F15]-[.G15])*100)/MAX([.F15];[.G15])*[.H15]" office:value-type="float" office:value="33.2645380599733">
            <text:p>33.26</text:p>
          </table:table-cell>
          <table:table-cell table:style-name="ce7" table:formula="oooc:=[Wargame.O19]" office:value-type="float" office:value="35.0949845885431">
            <text:p>35.09</text:p>
          </table:table-cell>
          <table:table-cell table:style-name="ce7" table:formula="oooc:=[Wargame.O20]" office:value-type="float" office:value="35.0946910897237">
            <text:p>35.09</text:p>
          </table:table-cell>
          <table:table-cell table:style-name="ce7" table:formula="oooc:=[Wargame.O21]" office:value-type="float" office:value="35.0890207715134">
            <text:p>35.09</text:p>
          </table:table-cell>
          <table:table-cell office:value-type="float" office:value="30">
            <text:p>30</text:p>
          </table:table-cell>
          <table:table-cell table:style-name="ce7" table:formula="oooc:=[.I15]-[.M15]" office:value-type="float" office:value="3.26453805997329">
            <text:p>3.26</text:p>
          </table:table-cell>
          <table:table-cell table:formula="oooc:=[.J15]-[.M15]" office:value-type="float" office:value="5.0949845885431">
            <text:p>5.09</text:p>
          </table:table-cell>
          <table:table-cell table:formula="oooc:=[.L15]-[.M15]" office:value-type="float" office:value="5.0890207715134">
            <text:p>5.09</text:p>
          </table:table-cell>
          <table:table-cell table:formula="oooc:=[.L15]-[.M15]" office:value-type="float" office:value="5.0890207715134">
            <text:p>5.09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Oct  3 14:38:17 2007">
            <text:p>Wed Oct <text:s/>3 14:38:17 2007</text:p>
          </table:table-cell>
          <table:table-cell table:style-name="ce9" table:formula="oooc:=[$Wargame.P7]" office:value-type="float" office:value="18889">
            <text:p>18889</text:p>
          </table:table-cell>
          <table:table-cell/>
          <table:table-cell table:style-name="ce8" table:formula="oooc:=[$Wargame.Q7]" office:value-type="float" office:value="8053">
            <text:p>8053</text:p>
          </table:table-cell>
          <table:table-cell table:style-name="ce7" table:formula="oooc:=[$Wargame.R7]" office:value-type="float" office:value="3340">
            <text:p>3340</text:p>
          </table:table-cell>
          <table:table-cell office:value-type="float" office:value="1">
            <text:p>1</text:p>
          </table:table-cell>
          <table:table-cell table:style-name="ce7" table:formula="oooc:=(([.F16]-[.G16])*100)/MAX([.F16];[.G16])*[.H16]" office:value-type="float" office:value="58.5247733763815">
            <text:p>58.52</text:p>
          </table:table-cell>
          <table:table-cell table:style-name="ce7" table:formula="oooc:=[Wargame.R19]" office:value-type="float" office:value="57.7884731484098">
            <text:p>57.79</text:p>
          </table:table-cell>
          <table:table-cell table:style-name="ce7" table:formula="oooc:=[Wargame.R20]" office:value-type="float" office:value="57.6951079984745">
            <text:p>57.7</text:p>
          </table:table-cell>
          <table:table-cell table:style-name="ce7" table:formula="oooc:=[Wargame.R21]" office:value-type="float" office:value="57.6830110497238">
            <text:p>57.68</text:p>
          </table:table-cell>
          <table:table-cell office:value-type="float" office:value="20">
            <text:p>20</text:p>
          </table:table-cell>
          <table:table-cell table:style-name="ce7" table:formula="oooc:=[.I16]-[.M16]" office:value-type="float" office:value="38.5247733763815">
            <text:p>38.52</text:p>
          </table:table-cell>
          <table:table-cell table:formula="oooc:=[.J16]-[.M16]" office:value-type="float" office:value="37.7884731484098">
            <text:p>37.79</text:p>
          </table:table-cell>
          <table:table-cell table:formula="oooc:=[.L16]-[.M16]" office:value-type="float" office:value="37.6830110497238">
            <text:p>37.68</text:p>
          </table:table-cell>
          <table:table-cell table:formula="oooc:=[.L16]-[.M16]" office:value-type="float" office:value="37.6830110497238">
            <text:p>37.68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Oct  3 14:36:19 2007">
            <text:p>Wed Oct <text:s/>3 14:36:19 2007</text:p>
          </table:table-cell>
          <table:table-cell table:style-name="ce8" table:formula="oooc:=[$Wargame.S7]" office:value-type="float" office:value="20553">
            <text:p>20553</text:p>
          </table:table-cell>
          <table:table-cell/>
          <table:table-cell table:style-name="ce8" table:formula="oooc:=[$Wargame.T7]" office:value-type="float" office:value="5035">
            <text:p>5035</text:p>
          </table:table-cell>
          <table:table-cell table:style-name="ce7" table:formula="oooc:=[$Wargame.U7]" office:value-type="float" office:value="3680">
            <text:p>3680</text:p>
          </table:table-cell>
          <table:table-cell office:value-type="float" office:value="1">
            <text:p>1</text:p>
          </table:table-cell>
          <table:table-cell table:style-name="ce7" table:formula="oooc:=(([.F17]-[.G17])*100)/MAX([.F17];[.G17])*[.H17]" office:value-type="float" office:value="26.9116186693148">
            <text:p>26.91</text:p>
          </table:table-cell>
          <table:table-cell table:style-name="ce7" table:formula="oooc:=[Wargame.U19]" office:value-type="float" office:value="11.2798967602576">
            <text:p>11.28</text:p>
          </table:table-cell>
          <table:table-cell table:style-name="ce7" table:formula="oooc:=[Wargame.U20]" office:value-type="float" office:value="11.2727272727273">
            <text:p>11.27</text:p>
          </table:table-cell>
          <table:table-cell table:style-name="ce7" table:formula="oooc:=[Wargame.U21]" office:value-type="float" office:value="10.9605580896163">
            <text:p>10.96</text:p>
          </table:table-cell>
          <table:table-cell office:value-type="float" office:value="20">
            <text:p>20</text:p>
          </table:table-cell>
          <table:table-cell table:style-name="ce7" table:formula="oooc:=[.I17]-[.M17]" office:value-type="float" office:value="6.9116186693148">
            <text:p>6.91</text:p>
          </table:table-cell>
          <table:table-cell table:formula="oooc:=[.J17]-[.M17]" office:value-type="float" office:value="-8.7201032397424">
            <text:p>-8.72</text:p>
          </table:table-cell>
          <table:table-cell table:formula="oooc:=[.L17]-[.M17]" office:value-type="float" office:value="-9.0394419103837">
            <text:p>-9.04</text:p>
          </table:table-cell>
          <table:table-cell table:formula="oooc:=[.L17]-[.M17]" office:value-type="float" office:value="-9.0394419103837">
            <text:p>-9.04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Oct  3 14:41:29 2007">
            <text:p>Wed Oct <text:s/>3 14:41:29 2007</text:p>
          </table:table-cell>
          <table:table-cell table:style-name="ce8" table:formula="oooc:=[$Wargame.V7]" office:value-type="float" office:value="10176">
            <text:p>10176</text:p>
          </table:table-cell>
          <table:table-cell/>
          <table:table-cell table:style-name="ce7" table:formula="oooc:=[$Wargame.W7]" office:value-type="float" office:value="9175">
            <text:p>9175</text:p>
          </table:table-cell>
          <table:table-cell table:style-name="ce7" table:formula="oooc:=[$Wargame.X7]" office:value-type="float" office:value="6454">
            <text:p>6454</text:p>
          </table:table-cell>
          <table:table-cell office:value-type="float" office:value="1">
            <text:p>1</text:p>
          </table:table-cell>
          <table:table-cell table:style-name="ce7" table:formula="oooc:=(([.F18]-[.G18])*100)/MAX([.F18];[.G18])*[.H18]" office:value-type="float" office:value="29.6566757493188">
            <text:p>29.66</text:p>
          </table:table-cell>
          <table:table-cell table:style-name="ce7" table:formula="oooc:=[Wargame.X19]" office:value-type="float" office:value="30.9643765722126">
            <text:p>30.96</text:p>
          </table:table-cell>
          <table:table-cell table:style-name="ce7" table:formula="oooc:=[Wargame.X20]" office:value-type="float" office:value="30.9371326031805">
            <text:p>30.94</text:p>
          </table:table-cell>
          <table:table-cell table:style-name="ce7" table:formula="oooc:=[Wargame.X21]" office:value-type="float" office:value="30.9288217224186">
            <text:p>30.93</text:p>
          </table:table-cell>
          <table:table-cell office:value-type="float" office:value="20">
            <text:p>20</text:p>
          </table:table-cell>
          <table:table-cell table:style-name="ce7" table:formula="oooc:=[.I18]-[.M18]" office:value-type="float" office:value="9.6566757493188">
            <text:p>9.66</text:p>
          </table:table-cell>
          <table:table-cell table:formula="oooc:=[.J18]-[.M18]" office:value-type="float" office:value="10.9643765722126">
            <text:p>10.96</text:p>
          </table:table-cell>
          <table:table-cell table:formula="oooc:=[.L18]-[.M18]" office:value-type="float" office:value="10.9288217224186">
            <text:p>10.93</text:p>
          </table:table-cell>
          <table:table-cell table:formula="oooc:=[.L18]-[.M18]" office:value-type="float" office:value="10.9288217224186">
            <text:p>10.93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Oct  3 14:39:22 2007">
            <text:p>Wed Oct <text:s/>3 14:39:22 2007</text:p>
          </table:table-cell>
          <table:table-cell table:style-name="ce7" table:formula="oooc:=[$Wargame.Y7]" office:value-type="float" office:value="7476">
            <text:p>7476</text:p>
          </table:table-cell>
          <table:table-cell/>
          <table:table-cell table:style-name="ce8" table:formula="oooc:=[$Wargame.Z7]" office:value-type="float" office:value="7796">
            <text:p>7796</text:p>
          </table:table-cell>
          <table:table-cell table:style-name="ce7" table:formula="oooc:=[$Wargame.AA7]" office:value-type="float" office:value="5478">
            <text:p>5478</text:p>
          </table:table-cell>
          <table:table-cell office:value-type="float" office:value="1">
            <text:p>1</text:p>
          </table:table-cell>
          <table:table-cell table:style-name="ce7" table:formula="oooc:=(([.F19]-[.G19])*100)/MAX([.F19];[.G19])*[.H19]" office:value-type="float" office:value="29.7331965110313">
            <text:p>29.73</text:p>
          </table:table-cell>
          <table:table-cell table:style-name="ce7" table:formula="oooc:=[Wargame.AA19]" office:value-type="float" office:value="36.7506869273535">
            <text:p>36.75</text:p>
          </table:table-cell>
          <table:table-cell table:style-name="ce7" table:formula="oooc:=[Wargame.AA20]" office:value-type="float" office:value="36.7419677427626">
            <text:p>36.74</text:p>
          </table:table-cell>
          <table:table-cell table:style-name="ce7" table:formula="oooc:=[Wargame.AA21]" office:value-type="float" office:value="36.6957679408075">
            <text:p>36.7</text:p>
          </table:table-cell>
          <table:table-cell office:value-type="float" office:value="20">
            <text:p>20</text:p>
          </table:table-cell>
          <table:table-cell table:style-name="ce7" table:formula="oooc:=[.I19]-[.M19]" office:value-type="float" office:value="9.7331965110313">
            <text:p>9.73</text:p>
          </table:table-cell>
          <table:table-cell table:formula="oooc:=[.J19]-[.M19]" office:value-type="float" office:value="16.7506869273535">
            <text:p>16.75</text:p>
          </table:table-cell>
          <table:table-cell table:formula="oooc:=[.L19]-[.M19]" office:value-type="float" office:value="16.6957679408075">
            <text:p>16.7</text:p>
          </table:table-cell>
          <table:table-cell table:formula="oooc:=[.L19]-[.M19]" office:value-type="float" office:value="16.6957679408075">
            <text:p>16.7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Oct  3 14:17:56 2007">
            <text:p>Wed Oct <text:s/>3 14:17:56 2007</text:p>
          </table:table-cell>
          <table:table-cell table:style-name="ce7" table:formula="oooc:=[$Escape.B7]" office:value-type="float" office:value="21085">
            <text:p>21085</text:p>
          </table:table-cell>
          <table:table-cell table:style-name="ce7" table:formula="oooc:=[$Escape.C7]" office:value-type="float" office:value="1659">
            <text:p>1659</text:p>
          </table:table-cell>
          <table:table-cell table:style-name="ce8" table:formula="oooc:=[$Escape.D7]" office:value-type="float" office:value="14428">
            <text:p>14428</text:p>
          </table:table-cell>
          <table:table-cell table:style-name="ce8" table:formula="oooc:=[$Escape.E7]" office:value-type="float" office:value="3609">
            <text:p>3609</text:p>
          </table:table-cell>
          <table:table-cell office:value-type="float" office:value="1">
            <text:p>1</text:p>
          </table:table-cell>
          <table:table-cell table:style-name="ce7" table:formula="oooc:=(([.F23]-[.G23])*100)/MAX([.F23];[.G23])*[.H23]" office:value-type="float" office:value="74.9861380648739">
            <text:p>74.99</text:p>
          </table:table-cell>
          <table:table-cell table:style-name="ce7" table:formula="oooc:=[Escape.E19]" office:value-type="float" office:value="77.2393214669167">
            <text:p>77.24</text:p>
          </table:table-cell>
          <table:table-cell table:style-name="ce7" table:formula="oooc:=[Escape.E20]" office:value-type="float" office:value="76.7773892773893">
            <text:p>76.78</text:p>
          </table:table-cell>
          <table:table-cell table:style-name="ce7" table:formula="oooc:=[Escape.E21]" office:value-type="float" office:value="76.6188780910228">
            <text:p>76.62</text:p>
          </table:table-cell>
          <table:table-cell office:value-type="float" office:value="30">
            <text:p>30</text:p>
          </table:table-cell>
          <table:table-cell table:style-name="ce7" table:formula="oooc:=[.I23]-[.M23]" office:value-type="float" office:value="44.9861380648739">
            <text:p>44.99</text:p>
          </table:table-cell>
          <table:table-cell table:formula="oooc:=[.J23]-[.M23]" office:value-type="float" office:value="47.2393214669167">
            <text:p>47.24</text:p>
          </table:table-cell>
          <table:table-cell table:formula="oooc:=[.L23]-[.M23]" office:value-type="float" office:value="46.6188780910228">
            <text:p>46.62</text:p>
          </table:table-cell>
          <table:table-cell table:formula="oooc:=[.L23]-[.M23]" office:value-type="float" office:value="46.6188780910228">
            <text:p>46.62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Oct  3 14:12:43 2007">
            <text:p>Wed Oct <text:s/>3 14:12:43 2007</text:p>
          </table:table-cell>
          <table:table-cell table:style-name="ce7" table:formula="oooc:=[$Escape.F7]" office:value-type="float" office:value="4780">
            <text:p>4780</text:p>
          </table:table-cell>
          <table:table-cell table:style-name="ce7" table:formula="oooc:=[$Escape.G7]" office:value-type="float" office:value="10588">
            <text:p>10588</text:p>
          </table:table-cell>
          <table:table-cell table:style-name="ce7" table:formula="oooc:=[$Escape.H7]" office:value-type="float" office:value="23374">
            <text:p>23374</text:p>
          </table:table-cell>
          <table:table-cell table:style-name="ce7" table:formula="oooc:=[$Escape.I7]" office:value-type="float" office:value="1550">
            <text:p>1550</text:p>
          </table:table-cell>
          <table:table-cell office:value-type="float" office:value="1">
            <text:p>1</text:p>
          </table:table-cell>
          <table:table-cell table:style-name="ce7" table:formula="oooc:=(([.F24]-[.G24])*100)/MAX([.F24];[.G24])*[.H24]" office:value-type="float" office:value="93.368700265252">
            <text:p>93.37</text:p>
          </table:table-cell>
          <table:table-cell table:style-name="ce7" table:formula="oooc:=[Escape.I19]" office:value-type="float" office:value="92.7648881047069">
            <text:p>92.76</text:p>
          </table:table-cell>
          <table:table-cell table:style-name="ce7" table:formula="oooc:=[Escape.I20]" office:value-type="float" office:value="92.6221598385823">
            <text:p>92.62</text:p>
          </table:table-cell>
          <table:table-cell table:style-name="ce7" table:formula="oooc:=[Escape.I21]" office:value-type="float" office:value="92.5479309447384">
            <text:p>92.55</text:p>
          </table:table-cell>
          <table:table-cell office:value-type="float" office:value="30">
            <text:p>30</text:p>
          </table:table-cell>
          <table:table-cell table:style-name="ce7" table:formula="oooc:=[.I24]-[.M24]" office:value-type="float" office:value="63.368700265252">
            <text:p>63.37</text:p>
          </table:table-cell>
          <table:table-cell table:formula="oooc:=[.J24]-[.M24]" office:value-type="float" office:value="62.7648881047069">
            <text:p>62.76</text:p>
          </table:table-cell>
          <table:table-cell table:formula="oooc:=[.L24]-[.M24]" office:value-type="float" office:value="62.5479309447384">
            <text:p>62.55</text:p>
          </table:table-cell>
          <table:table-cell table:formula="oooc:=[.L24]-[.M24]" office:value-type="float" office:value="62.5479309447384">
            <text:p>62.55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Escape.J8]" office:value-type="string" office:string-value="Wed Oct  3 14:46:34 2007">
            <text:p>Wed Oct <text:s/>3 14:46:34 2007</text:p>
          </table:table-cell>
          <table:table-cell table:style-name="ce7" table:formula="oooc:=[Escape.J7]" office:value-type="float" office:value="2316">
            <text:p>2316</text:p>
          </table:table-cell>
          <table:table-cell table:style-name="ce7" table:formula="oooc:=[Escape.K7]" office:value-type="float" office:value="565">
            <text:p>565</text:p>
          </table:table-cell>
          <table:table-cell table:style-name="ce7" table:formula="oooc:=[Escape.L7]" office:value-type="float" office:value="28328">
            <text:p>28328</text:p>
          </table:table-cell>
          <table:table-cell table:style-name="ce7" table:formula="oooc:=[Escape.M7]" office:value-type="float" office:value="3803">
            <text:p>3803</text:p>
          </table:table-cell>
          <table:table-cell office:value-type="float" office:value="1">
            <text:p>1</text:p>
          </table:table-cell>
          <table:table-cell table:style-name="ce7" table:formula="oooc:=(([.F25]-[.G25])*100)/MAX([.F25];[.G25])*[.H25]" office:value-type="float" office:value="86.5751200225925">
            <text:p>86.58</text:p>
          </table:table-cell>
          <table:table-cell table:style-name="ce7" table:formula="oooc:=[Escape.M19]" office:value-type="float" office:value="85.7183319338728">
            <text:p>85.72</text:p>
          </table:table-cell>
          <table:table-cell table:style-name="ce7" table:formula="oooc:=[Escape.M20]" office:value-type="float" office:value="85.6859601754978">
            <text:p>85.69</text:p>
          </table:table-cell>
          <table:table-cell table:style-name="ce7" table:formula="oooc:=[Escape.M21]" office:value-type="float" office:value="85.6598559705242">
            <text:p>85.66</text:p>
          </table:table-cell>
          <table:table-cell office:value-type="float" office:value="30">
            <text:p>30</text:p>
          </table:table-cell>
          <table:table-cell table:style-name="ce7" table:formula="oooc:=[.I25]-[.M25]" office:value-type="float" office:value="56.5751200225925">
            <text:p>56.58</text:p>
          </table:table-cell>
          <table:table-cell table:formula="oooc:=[.J25]-[.M25]" office:value-type="float" office:value="55.7183319338728">
            <text:p>55.72</text:p>
          </table:table-cell>
          <table:table-cell table:formula="oooc:=[.L25]-[.M25]" office:value-type="float" office:value="55.6598559705242">
            <text:p>55.66</text:p>
          </table:table-cell>
          <table:table-cell table:formula="oooc:=[.L25]-[.M25]" office:value-type="float" office:value="55.6598559705242">
            <text:p>55.66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N8]" office:value-type="string" office:string-value="Wed Oct  3 14:19:12 2007">
            <text:p>Wed Oct <text:s/>3 14:19:12 2007</text:p>
          </table:table-cell>
          <table:table-cell table:style-name="ce7" table:formula="oooc:=[$Escape.N7]" office:value-type="float" office:value="9261">
            <text:p>9261</text:p>
          </table:table-cell>
          <table:table-cell/>
          <table:table-cell table:style-name="ce7" table:formula="oooc:=[$Escape.O7]" office:value-type="float" office:value="5223">
            <text:p>5223</text:p>
          </table:table-cell>
          <table:table-cell table:style-name="ce7" table:formula="oooc:=[$Escape.P7]" office:value-type="float" office:value="1485">
            <text:p>1485</text:p>
          </table:table-cell>
          <table:table-cell office:value-type="float" office:value="1">
            <text:p>1</text:p>
          </table:table-cell>
          <table:table-cell table:style-name="ce7" table:formula="oooc:=(([.F26]-[.G26])*100)/MAX([.F26];[.G26])*[.H26]" office:value-type="float" office:value="71.5680643308443">
            <text:p>71.57</text:p>
          </table:table-cell>
          <table:table-cell table:style-name="ce7" table:formula="oooc:=[Escape.P19]" office:value-type="float" office:value="74.0061888759392">
            <text:p>74.01</text:p>
          </table:table-cell>
          <table:table-cell table:style-name="ce7" table:formula="oooc:=[Escape.P20]" office:value-type="float" office:value="72.8571428571428">
            <text:p>72.86</text:p>
          </table:table-cell>
          <table:table-cell table:style-name="ce7" table:formula="oooc:=[Escape.P21]" office:value-type="float" office:value="72.3991507430998">
            <text:p>72.4</text:p>
          </table:table-cell>
          <table:table-cell office:value-type="float" office:value="30">
            <text:p>30</text:p>
          </table:table-cell>
          <table:table-cell table:style-name="ce7" table:formula="oooc:=[.I26]-[.M26]" office:value-type="float" office:value="41.5680643308443">
            <text:p>41.57</text:p>
          </table:table-cell>
          <table:table-cell table:formula="oooc:=[.J26]-[.M26]" office:value-type="float" office:value="44.0061888759392">
            <text:p>44.01</text:p>
          </table:table-cell>
          <table:table-cell table:formula="oooc:=[.L26]-[.M26]" office:value-type="float" office:value="42.3991507430998">
            <text:p>42.4</text:p>
          </table:table-cell>
          <table:table-cell table:formula="oooc:=[.L26]-[.M26]" office:value-type="float" office:value="42.3991507430998">
            <text:p>42.4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Q8]" office:value-type="string" office:string-value="Wed Oct  3 14:21:17 2007">
            <text:p>Wed Oct <text:s/>3 14:21:17 2007</text:p>
          </table:table-cell>
          <table:table-cell table:style-name="ce7" table:formula="oooc:=[$Escape.Q7]" office:value-type="float" office:value="9261">
            <text:p>9261</text:p>
          </table:table-cell>
          <table:table-cell/>
          <table:table-cell table:style-name="ce7" table:formula="oooc:=[$Escape.R7]" office:value-type="float" office:value="6802">
            <text:p>6802</text:p>
          </table:table-cell>
          <table:table-cell table:style-name="ce7" table:formula="oooc:=[$Escape.S7]" office:value-type="float" office:value="2117">
            <text:p>2117</text:p>
          </table:table-cell>
          <table:table-cell office:value-type="float" office:value="1">
            <text:p>1</text:p>
          </table:table-cell>
          <table:table-cell table:style-name="ce7" table:formula="oooc:=(([.F27]-[.G27])*100)/MAX([.F27];[.G27])*[.H27]" office:value-type="float" office:value="68.8768009408997">
            <text:p>68.88</text:p>
          </table:table-cell>
          <table:table-cell table:style-name="ce7" table:formula="oooc:=[Escape.S19]" office:value-type="float" office:value="65.7431686805512">
            <text:p>65.74</text:p>
          </table:table-cell>
          <table:table-cell table:style-name="ce7" table:formula="oooc:=[Escape.S20]" office:value-type="float" office:value="65.6289707750953">
            <text:p>65.63</text:p>
          </table:table-cell>
          <table:table-cell table:style-name="ce7" table:formula="oooc:=[Escape.S21]" office:value-type="float" office:value="65.4658385093168">
            <text:p>65.47</text:p>
          </table:table-cell>
          <table:table-cell office:value-type="float" office:value="30">
            <text:p>30</text:p>
          </table:table-cell>
          <table:table-cell table:style-name="ce7" table:formula="oooc:=[.I27]-[.M27]" office:value-type="float" office:value="38.8768009408997">
            <text:p>38.88</text:p>
          </table:table-cell>
          <table:table-cell table:formula="oooc:=[.J27]-[.M27]" office:value-type="float" office:value="35.7431686805512">
            <text:p>35.74</text:p>
          </table:table-cell>
          <table:table-cell table:formula="oooc:=[.L27]-[.M27]" office:value-type="float" office:value="35.4658385093168">
            <text:p>35.47</text:p>
          </table:table-cell>
          <table:table-cell table:formula="oooc:=[.L27]-[.M27]" office:value-type="float" office:value="35.4658385093168">
            <text:p>35.4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[Escape.T8]" office:value-type="string" office:string-value="Wed Oct  3 14:50:51 2007">
            <text:p>Wed Oct <text:s/>3 14:50:51 2007</text:p>
          </table:table-cell>
          <table:table-cell table:style-name="ce7" table:formula="oooc:=[Escape.T7]" office:value-type="float" office:value="10890">
            <text:p>10890</text:p>
          </table:table-cell>
          <table:table-cell/>
          <table:table-cell table:style-name="ce7" table:formula="oooc:=[Escape.U7]" office:value-type="float" office:value="6499">
            <text:p>6499</text:p>
          </table:table-cell>
          <table:table-cell table:style-name="ce7" table:formula="oooc:=[Escape.V7]" office:value-type="float" office:value="1078">
            <text:p>1078</text:p>
          </table:table-cell>
          <table:table-cell office:value-type="float" office:value="1">
            <text:p>1</text:p>
          </table:table-cell>
          <table:table-cell table:style-name="ce7" table:formula="oooc:=(([.F28]-[.G28])*100)/MAX([.F28];[.G28])*[.H28]" office:value-type="float" office:value="83.412832743499">
            <text:p>83.41</text:p>
          </table:table-cell>
          <table:table-cell table:style-name="ce7" table:formula="oooc:=[Escape.V19]" office:value-type="float" office:value="82.1231895994245">
            <text:p>82.12</text:p>
          </table:table-cell>
          <table:table-cell table:style-name="ce7" table:formula="oooc:=[Escape.V20]" office:value-type="float" office:value="80.9688581314879">
            <text:p>80.97</text:p>
          </table:table-cell>
          <table:table-cell table:style-name="ce7" table:formula="oooc:=[Escape.V21]" office:value-type="float" office:value="80.6648575305292">
            <text:p>80.66</text:p>
          </table:table-cell>
          <table:table-cell office:value-type="float" office:value="30">
            <text:p>30</text:p>
          </table:table-cell>
          <table:table-cell table:style-name="ce7" table:formula="oooc:=[.I28]-[.M28]" office:value-type="float" office:value="53.412832743499">
            <text:p>53.41</text:p>
          </table:table-cell>
          <table:table-cell table:formula="oooc:=[.J28]-[.M28]" office:value-type="float" office:value="52.1231895994245">
            <text:p>52.12</text:p>
          </table:table-cell>
          <table:table-cell table:formula="oooc:=[.L28]-[.M28]" office:value-type="float" office:value="50.6648575305292">
            <text:p>50.66</text:p>
          </table:table-cell>
          <table:table-cell table:formula="oooc:=[.L28]-[.M28]" office:value-type="float" office:value="50.6648575305292">
            <text:p>50.66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W8]" office:value-type="string" office:string-value="Wed Oct  3 15:04:35 2007">
            <text:p>Wed Oct <text:s/>3 15:04:35 2007</text:p>
          </table:table-cell>
          <table:table-cell table:style-name="ce9" table:formula="oooc:=[$Escape.W7]" office:value-type="float" office:value="157096">
            <text:p>157096</text:p>
          </table:table-cell>
          <table:table-cell/>
          <table:table-cell table:style-name="ce7" table:formula="oooc:=[$Escape.X7]" office:value-type="float" office:value="39664">
            <text:p>39664</text:p>
          </table:table-cell>
          <table:table-cell table:style-name="ce8" table:formula="oooc:=[$Escape.Y7]" office:value-type="float" office:value="6568">
            <text:p>6568</text:p>
          </table:table-cell>
          <table:table-cell office:value-type="float" office:value="1">
            <text:p>1</text:p>
          </table:table-cell>
          <table:table-cell table:style-name="ce7" table:formula="oooc:=(([.F29]-[.G29])*100)/MAX([.F29];[.G29])*[.H29]" office:value-type="float" office:value="83.4409035901573">
            <text:p>83.44</text:p>
          </table:table-cell>
          <table:table-cell table:style-name="ce7" table:formula="oooc:=[Escape.Y19]" office:value-type="float" office:value="81.2573674824087">
            <text:p>81.26</text:p>
          </table:table-cell>
          <table:table-cell table:style-name="ce7" table:formula="oooc:=[Escape.Y20]" office:value-type="float" office:value="81.1760524044077">
            <text:p>81.18</text:p>
          </table:table-cell>
          <table:table-cell table:style-name="ce7" table:formula="oooc:=[Escape.Y21]" office:value-type="float" office:value="81.1225256827863">
            <text:p>81.12</text:p>
          </table:table-cell>
          <table:table-cell office:value-type="float" office:value="20">
            <text:p>20</text:p>
          </table:table-cell>
          <table:table-cell table:style-name="ce7" table:formula="oooc:=[.I29]-[.M29]" office:value-type="float" office:value="63.4409035901573">
            <text:p>63.44</text:p>
          </table:table-cell>
          <table:table-cell table:formula="oooc:=[.J29]-[.M29]" office:value-type="float" office:value="61.2573674824087">
            <text:p>61.26</text:p>
          </table:table-cell>
          <table:table-cell table:formula="oooc:=[.L29]-[.M29]" office:value-type="float" office:value="61.1225256827863">
            <text:p>61.12</text:p>
          </table:table-cell>
          <table:table-cell table:formula="oooc:=[.L29]-[.M29]" office:value-type="float" office:value="61.1225256827863">
            <text:p>61.12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Z8]" office:value-type="string" office:string-value="Wed Oct  3 14:27:24 2007">
            <text:p>Wed Oct <text:s/>3 14:27:24 2007</text:p>
          </table:table-cell>
          <table:table-cell table:style-name="ce8" table:formula="oooc:=[$Escape.Z7]" office:value-type="float" office:value="52969">
            <text:p>52969</text:p>
          </table:table-cell>
          <table:table-cell/>
          <table:table-cell table:style-name="ce7" table:formula="oooc:=[$Escape.AA7]" office:value-type="float" office:value="3481">
            <text:p>3481</text:p>
          </table:table-cell>
          <table:table-cell table:style-name="ce7" table:formula="oooc:=[$Escape.AB7]" office:value-type="float" office:value="1058">
            <text:p>1058</text:p>
          </table:table-cell>
          <table:table-cell office:value-type="float" office:value="1">
            <text:p>1</text:p>
          </table:table-cell>
          <table:table-cell table:style-name="ce7" table:formula="oooc:=(([.F30]-[.G30])*100)/MAX([.F30];[.G30])*[.H30]" office:value-type="float" office:value="69.6064349324907">
            <text:p>69.61</text:p>
          </table:table-cell>
          <table:table-cell table:style-name="ce7" table:formula="oooc:=[Escape.AB19]" office:value-type="float" office:value="65.8046076202577">
            <text:p>65.8</text:p>
          </table:table-cell>
          <table:table-cell table:style-name="ce7" table:formula="oooc:=[Escape.AB20]" office:value-type="float" office:value="63.9228295819936">
            <text:p>63.92</text:p>
          </table:table-cell>
          <table:table-cell table:style-name="ce7" table:formula="oooc:=[Escape.AB21]" office:value-type="float" office:value="62.6558603491272">
            <text:p>62.66</text:p>
          </table:table-cell>
          <table:table-cell office:value-type="float" office:value="20">
            <text:p>20</text:p>
          </table:table-cell>
          <table:table-cell table:style-name="ce7" table:formula="oooc:=[.I30]-[.M30]" office:value-type="float" office:value="49.6064349324907">
            <text:p>49.61</text:p>
          </table:table-cell>
          <table:table-cell table:formula="oooc:=[.J30]-[.M30]" office:value-type="float" office:value="45.8046076202577">
            <text:p>45.8</text:p>
          </table:table-cell>
          <table:table-cell table:formula="oooc:=[.L30]-[.M30]" office:value-type="float" office:value="42.6558603491272">
            <text:p>42.66</text:p>
          </table:table-cell>
          <table:table-cell table:formula="oooc:=[.L30]-[.M30]" office:value-type="float" office:value="42.6558603491272">
            <text:p>42.66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[Escape.AC8]" office:value-type="string" office:string-value="Wed Oct  3 14:53:35 2007">
            <text:p>Wed Oct <text:s/>3 14:53:35 2007</text:p>
          </table:table-cell>
          <table:table-cell table:style-name="ce8" table:formula="oooc:=[Escape.AC7]" office:value-type="float" office:value="8802">
            <text:p>8802</text:p>
          </table:table-cell>
          <table:table-cell/>
          <table:table-cell table:style-name="ce7" table:formula="oooc:=[Escape.AD7]" office:value-type="float" office:value="904">
            <text:p>904</text:p>
          </table:table-cell>
          <table:table-cell table:style-name="ce7" table:formula="oooc:=[Escape.AE7]" office:value-type="float" office:value="348">
            <text:p>348</text:p>
          </table:table-cell>
          <table:table-cell office:value-type="float" office:value="1">
            <text:p>1</text:p>
          </table:table-cell>
          <table:table-cell table:style-name="ce7" table:formula="oooc:=(([.F31]-[.G31])*100)/MAX([.F31];[.G31])*[.H31]" office:value-type="float" office:value="61.5044247787611">
            <text:p>61.5</text:p>
          </table:table-cell>
          <table:table-cell table:style-name="ce7" table:formula="oooc:=[Escape.AE19]" office:value-type="float" office:value="60.5954661171051">
            <text:p>60.6</text:p>
          </table:table-cell>
          <table:table-cell table:style-name="ce7" table:formula="oooc:=[Escape.AE20]" office:value-type="float" office:value="53.4031413612565">
            <text:p>53.4</text:p>
          </table:table-cell>
          <table:table-cell table:style-name="ce7" table:formula="oooc:=[Escape.AE21]" office:value-type="float" office:value="53.2994923857868">
            <text:p>53.3</text:p>
          </table:table-cell>
          <table:table-cell office:value-type="float" office:value="20">
            <text:p>20</text:p>
          </table:table-cell>
          <table:table-cell table:style-name="ce7" table:formula="oooc:=[.I31]-[.M31]" office:value-type="float" office:value="41.5044247787611">
            <text:p>41.5</text:p>
          </table:table-cell>
          <table:table-cell table:formula="oooc:=[.J31]-[.M31]" office:value-type="float" office:value="40.5954661171051">
            <text:p>40.6</text:p>
          </table:table-cell>
          <table:table-cell table:formula="oooc:=[.L31]-[.M31]" office:value-type="float" office:value="33.2994923857868">
            <text:p>33.3</text:p>
          </table:table-cell>
          <table:table-cell table:formula="oooc:=[.L31]-[.M31]" office:value-type="float" office:value="33.2994923857868">
            <text:p>33.3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AF8]" office:value-type="string" office:string-value="Wed Oct  3 14:31:30 2007">
            <text:p>Wed Oct <text:s/>3 14:31:30 2007</text:p>
          </table:table-cell>
          <table:table-cell table:style-name="ce7" table:formula="oooc:=[$Escape.AF7]" office:value-type="float" office:value="21441">
            <text:p>21441</text:p>
          </table:table-cell>
          <table:table-cell/>
          <table:table-cell table:style-name="ce8" table:formula="oooc:=[$Escape.AG7]" office:value-type="float" office:value="28543">
            <text:p>28543</text:p>
          </table:table-cell>
          <table:table-cell table:style-name="ce7" table:formula="oooc:=[$Escape.AH7]" office:value-type="float" office:value="5777">
            <text:p>5777</text:p>
          </table:table-cell>
          <table:table-cell office:value-type="float" office:value="1">
            <text:p>1</text:p>
          </table:table-cell>
          <table:table-cell table:style-name="ce7" table:formula="oooc:=(([.F32]-[.G32])*100)/MAX([.F32];[.G32])*[.H32]" office:value-type="float" office:value="79.760361559752">
            <text:p>79.76</text:p>
          </table:table-cell>
          <table:table-cell table:style-name="ce7" table:formula="oooc:=[Escape.AH19]" office:value-type="float" office:value="82.6916658981721">
            <text:p>82.69</text:p>
          </table:table-cell>
          <table:table-cell table:style-name="ce7" table:formula="oooc:=[Escape.AH20]" office:value-type="float" office:value="82.4811889342268">
            <text:p>82.48</text:p>
          </table:table-cell>
          <table:table-cell table:style-name="ce7" table:formula="oooc:=[Escape.AH21]" office:value-type="float" office:value="82.4488669833198">
            <text:p>82.45</text:p>
          </table:table-cell>
          <table:table-cell office:value-type="float" office:value="20">
            <text:p>20</text:p>
          </table:table-cell>
          <table:table-cell table:style-name="ce7" table:formula="oooc:=[.I32]-[.M32]" office:value-type="float" office:value="59.760361559752">
            <text:p>59.76</text:p>
          </table:table-cell>
          <table:table-cell table:formula="oooc:=[.J32]-[.M32]" office:value-type="float" office:value="62.6916658981721">
            <text:p>62.69</text:p>
          </table:table-cell>
          <table:table-cell table:formula="oooc:=[.L32]-[.M32]" office:value-type="float" office:value="62.4488669833198">
            <text:p>62.45</text:p>
          </table:table-cell>
          <table:table-cell table:formula="oooc:=[.L32]-[.M32]" office:value-type="float" office:value="62.4488669833198">
            <text:p>62.4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Escape.AI8]" office:value-type="string" office:string-value="Wed Oct  3 15:03:22 2007">
            <text:p>Wed Oct <text:s/>3 15:03:22 2007</text:p>
          </table:table-cell>
          <table:table-cell table:formula="oooc:=[Escape.AI7]" office:value-type="float" office:value="27928">
            <text:p>27928</text:p>
          </table:table-cell>
          <table:table-cell/>
          <table:table-cell table:formula="oooc:=[Escape.AJ7]" office:value-type="float" office:value="25801">
            <text:p>25801</text:p>
          </table:table-cell>
          <table:table-cell table:formula="oooc:=[Escape.AK7]" office:value-type="float" office:value="3474">
            <text:p>3474</text:p>
          </table:table-cell>
          <table:table-cell office:value-type="float" office:value="1">
            <text:p>1</text:p>
          </table:table-cell>
          <table:table-cell table:style-name="ce7" table:formula="oooc:=(([.F33]-[.G33])*100)/MAX([.F33];[.G33])*[.H33]" office:value-type="float" office:value="86.5354056044339">
            <text:p>86.54</text:p>
          </table:table-cell>
          <table:table-cell table:formula="oooc:=[Escape.AK19]" office:value-type="float" office:value="86.9551779666217">
            <text:p>86.96</text:p>
          </table:table-cell>
          <table:table-cell table:formula="oooc:=[Escape.AK20]" office:value-type="float" office:value="86.8629173989455">
            <text:p>86.86</text:p>
          </table:table-cell>
          <table:table-cell table:formula="oooc:=[Escape.AK21]" office:value-type="float" office:value="86.7150537634409">
            <text:p>86.72</text:p>
          </table:table-cell>
          <table:table-cell office:value-type="float" office:value="20">
            <text:p>20</text:p>
          </table:table-cell>
          <table:table-cell table:style-name="ce7" table:formula="oooc:=[.I33]-[.M33]" office:value-type="float" office:value="66.5354056044339">
            <text:p>66.54</text:p>
          </table:table-cell>
          <table:table-cell table:formula="oooc:=[.J33]-[.M33]" office:value-type="float" office:value="66.9551779666217">
            <text:p>66.96</text:p>
          </table:table-cell>
          <table:table-cell table:formula="oooc:=[.L33]-[.M33]" office:value-type="float" office:value="66.7150537634409">
            <text:p>66.72</text:p>
          </table:table-cell>
          <table:table-cell table:formula="oooc:=[.L33]-[.M33]" office:value-type="float" office:value="66.7150537634409">
            <text:p>66.72</text:p>
          </table:table-cell>
          <table:table-cell table:number-columns-repeated="239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Oct  3 15:02:24 2007">
            <text:p>Wed Oct <text:s/>3 15:02:24 2007</text:p>
          </table:table-cell>
          <table:table-cell table:style-name="ce7" table:formula="oooc:=[$Level10.B7]" office:value-type="float" office:value="3307">
            <text:p>3307</text:p>
          </table:table-cell>
          <table:table-cell/>
          <table:table-cell table:style-name="ce7" table:formula="oooc:=[$Level10.C7]" office:value-type="float" office:value="2449">
            <text:p>2449</text:p>
          </table:table-cell>
          <table:table-cell table:style-name="ce7" table:formula="oooc:=[$Level10.D7]" office:value-type="float" office:value="586">
            <text:p>586</text:p>
          </table:table-cell>
          <table:table-cell office:value-type="float" office:value="1">
            <text:p>1</text:p>
          </table:table-cell>
          <table:table-cell table:style-name="ce7" table:formula="oooc:=(([.F37]-[.G37])*100)/MAX([.F37];[.G37])*[.H37]" office:value-type="float" office:value="76.0718660677828">
            <text:p>76.07</text:p>
          </table:table-cell>
          <table:table-cell table:style-name="ce7" table:formula="oooc:=[Level10.D19]" office:value-type="float" office:value="85.6071547582599">
            <text:p>85.61</text:p>
          </table:table-cell>
          <table:table-cell table:style-name="ce7" table:formula="oooc:=[Level10.D20]" office:value-type="float" office:value="83.9708617482951">
            <text:p>83.97</text:p>
          </table:table-cell>
          <table:table-cell table:style-name="ce7" table:formula="oooc:=[Level10.D21]" office:value-type="float" office:value="83.9037069125565">
            <text:p>83.9</text:p>
          </table:table-cell>
          <table:table-cell office:value-type="float" office:value="20">
            <text:p>20</text:p>
          </table:table-cell>
          <table:table-cell table:style-name="ce7" table:formula="oooc:=[.I37]-[.M37]" office:value-type="float" office:value="56.0718660677828">
            <text:p>56.07</text:p>
          </table:table-cell>
          <table:table-cell table:formula="oooc:=[.J37]-[.M37]" office:value-type="float" office:value="65.6071547582599">
            <text:p>65.61</text:p>
          </table:table-cell>
          <table:table-cell table:formula="oooc:=[.L37]-[.M37]" office:value-type="float" office:value="63.9037069125565">
            <text:p>63.9</text:p>
          </table:table-cell>
          <table:table-cell table:formula="oooc:=[.L37]-[.M37]" office:value-type="float" office:value="63.9037069125565">
            <text:p>63.9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Oct  3 15:28:00 2007">
            <text:p>Wed Oct <text:s/>3 15:28:00 2007</text:p>
          </table:table-cell>
          <table:table-cell table:style-name="ce7" table:formula="oooc:=[$Level10.E7]" office:value-type="float" office:value="19605">
            <text:p>19605</text:p>
          </table:table-cell>
          <table:table-cell/>
          <table:table-cell table:style-name="ce7" table:formula="oooc:=[$Level10.F7]" office:value-type="float" office:value="4000">
            <text:p>4000</text:p>
          </table:table-cell>
          <table:table-cell table:style-name="ce7" table:formula="oooc:=[$Level10.G7]" office:value-type="float" office:value="1820">
            <text:p>1820</text:p>
          </table:table-cell>
          <table:table-cell office:value-type="float" office:value="1">
            <text:p>1</text:p>
          </table:table-cell>
          <table:table-cell table:style-name="ce7" table:formula="oooc:=(([.F38]-[.G38])*100)/MAX([.F38];[.G38])*[.H38]" office:value-type="float" office:value="54.5">
            <text:p>54.5</text:p>
          </table:table-cell>
          <table:table-cell table:style-name="ce7" table:formula="oooc:=[Level10.G19]" office:value-type="float" office:value="58.2208657460826">
            <text:p>58.22</text:p>
          </table:table-cell>
          <table:table-cell table:style-name="ce7" table:formula="oooc:=[Level10.G20]" office:value-type="float" office:value="58.0796900940786">
            <text:p>58.08</text:p>
          </table:table-cell>
          <table:table-cell table:style-name="ce7" table:formula="oooc:=[Level10.G21]" office:value-type="float" office:value="58.0645161290323">
            <text:p>58.06</text:p>
          </table:table-cell>
          <table:table-cell office:value-type="float" office:value="20">
            <text:p>20</text:p>
          </table:table-cell>
          <table:table-cell table:style-name="ce7" table:formula="oooc:=[.I38]-[.M38]" office:value-type="float" office:value="34.5">
            <text:p>34.5</text:p>
          </table:table-cell>
          <table:table-cell table:formula="oooc:=[.J38]-[.M38]" office:value-type="float" office:value="38.2208657460826">
            <text:p>38.22</text:p>
          </table:table-cell>
          <table:table-cell table:formula="oooc:=[.L38]-[.M38]" office:value-type="float" office:value="38.0645161290323">
            <text:p>38.06</text:p>
          </table:table-cell>
          <table:table-cell table:formula="oooc:=[.L38]-[.M38]" office:value-type="float" office:value="38.0645161290323">
            <text:p>38.0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Oct  3 15:10:36 2007">
            <text:p>Wed Oct <text:s/>3 15:10:36 2007</text:p>
          </table:table-cell>
          <table:table-cell table:style-name="ce7" table:formula="oooc:=[$Level10.H7]" office:value-type="float" office:value="4729">
            <text:p>4729</text:p>
          </table:table-cell>
          <table:table-cell/>
          <table:table-cell table:style-name="ce7" table:formula="oooc:=[$Level10.I7]" office:value-type="float" office:value="1902">
            <text:p>1902</text:p>
          </table:table-cell>
          <table:table-cell table:style-name="ce7" table:formula="oooc:=[$Level10.J7]" office:value-type="float" office:value="1328">
            <text:p>1328</text:p>
          </table:table-cell>
          <table:table-cell office:value-type="float" office:value="1">
            <text:p>1</text:p>
          </table:table-cell>
          <table:table-cell table:style-name="ce7" table:formula="oooc:=(([.F39]-[.G39])*100)/MAX([.F39];[.G39])*[.H39]" office:value-type="float" office:value="30.1787592008412">
            <text:p>30.18</text:p>
          </table:table-cell>
          <table:table-cell table:style-name="ce7" table:formula="oooc:=[Level10.J19]" office:value-type="float" office:value="40.0017342843204">
            <text:p>40</text:p>
          </table:table-cell>
          <table:table-cell table:style-name="ce7" table:formula="oooc:=[Level10.J20]" office:value-type="float" office:value="39.7188049209139">
            <text:p>39.72</text:p>
          </table:table-cell>
          <table:table-cell table:style-name="ce7" table:formula="oooc:=[Level10.J21]" office:value-type="float" office:value="39.8560657984921">
            <text:p>39.86</text:p>
          </table:table-cell>
          <table:table-cell office:value-type="float" office:value="20">
            <text:p>20</text:p>
          </table:table-cell>
          <table:table-cell table:style-name="ce7" table:formula="oooc:=[.I39]-[.M39]" office:value-type="float" office:value="10.1787592008412">
            <text:p>10.18</text:p>
          </table:table-cell>
          <table:table-cell table:formula="oooc:=[.J39]-[.M39]" office:value-type="float" office:value="20.0017342843204">
            <text:p>20</text:p>
          </table:table-cell>
          <table:table-cell table:formula="oooc:=[.L39]-[.M39]" office:value-type="float" office:value="19.8560657984921">
            <text:p>19.86</text:p>
          </table:table-cell>
          <table:table-cell table:formula="oooc:=[.L39]-[.M39]" office:value-type="float" office:value="19.8560657984921">
            <text:p>19.8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Oct  3 15:32:13 2007">
            <text:p>Wed Oct <text:s/>3 15:32:13 2007</text:p>
          </table:table-cell>
          <table:table-cell table:style-name="ce7" table:formula="oooc:=[$Level10.K7]" office:value-type="float" office:value="17941">
            <text:p>17941</text:p>
          </table:table-cell>
          <table:table-cell/>
          <table:table-cell table:style-name="ce7" table:formula="oooc:=[$Level10.L7]" office:value-type="float" office:value="2188">
            <text:p>2188</text:p>
          </table:table-cell>
          <table:table-cell table:style-name="ce7" table:formula="oooc:=[$Level10.M7]" office:value-type="float" office:value="869">
            <text:p>869</text:p>
          </table:table-cell>
          <table:table-cell office:value-type="float" office:value="1">
            <text:p>1</text:p>
          </table:table-cell>
          <table:table-cell table:style-name="ce7" table:formula="oooc:=(([.F40]-[.G40])*100)/MAX([.F40];[.G40])*[.H40]" office:value-type="float" office:value="60.2833638025594">
            <text:p>60.28</text:p>
          </table:table-cell>
          <table:table-cell table:style-name="ce7" table:formula="oooc:=[Level10.M19]" office:value-type="float" office:value="60.1693465097486">
            <text:p>60.17</text:p>
          </table:table-cell>
          <table:table-cell table:style-name="ce7" table:formula="oooc:=[Level10.M20]" office:value-type="float" office:value="59.9644655019248">
            <text:p>59.96</text:p>
          </table:table-cell>
          <table:table-cell table:style-name="ce7" table:formula="oooc:=[Level10.M21]" office:value-type="float" office:value="59.6676959270696">
            <text:p>59.67</text:p>
          </table:table-cell>
          <table:table-cell office:value-type="float" office:value="20">
            <text:p>20</text:p>
          </table:table-cell>
          <table:table-cell table:style-name="ce7" table:formula="oooc:=[.I40]-[.M40]" office:value-type="float" office:value="40.2833638025594">
            <text:p>40.28</text:p>
          </table:table-cell>
          <table:table-cell table:formula="oooc:=[.J40]-[.M40]" office:value-type="float" office:value="40.1693465097486">
            <text:p>40.17</text:p>
          </table:table-cell>
          <table:table-cell table:formula="oooc:=[.L40]-[.M40]" office:value-type="float" office:value="39.6676959270696">
            <text:p>39.67</text:p>
          </table:table-cell>
          <table:table-cell table:formula="oooc:=[.L40]-[.M40]" office:value-type="float" office:value="39.6676959270696">
            <text:p>39.67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Oct  3 15:17:05 2007">
            <text:p>Wed Oct <text:s/>3 15:17:05 2007</text:p>
          </table:table-cell>
          <table:table-cell table:style-name="ce7" table:formula="oooc:=[$Level10.N7]" office:value-type="float" office:value="52969">
            <text:p>52969</text:p>
          </table:table-cell>
          <table:table-cell/>
          <table:table-cell table:style-name="ce7" table:formula="oooc:=[$Level10.O7]" office:value-type="float" office:value="5959">
            <text:p>5959</text:p>
          </table:table-cell>
          <table:table-cell table:style-name="ce7" table:formula="oooc:=[$Level10.P7]" office:value-type="float" office:value="5460">
            <text:p>5460</text:p>
          </table:table-cell>
          <table:table-cell office:value-type="float" office:value="1">
            <text:p>1</text:p>
          </table:table-cell>
          <table:table-cell table:style-name="ce7" table:formula="oooc:=(([.F41]-[.G41])*100)/MAX([.F41];[.G41])*[.H41]" office:value-type="float" office:value="8.37388823628126">
            <text:p>8.37</text:p>
          </table:table-cell>
          <table:table-cell table:style-name="ce7" table:formula="oooc:=[Level10.P19]" office:value-type="float" office:value="7.46154511806992">
            <text:p>7.46</text:p>
          </table:table-cell>
          <table:table-cell table:style-name="ce7" table:formula="oooc:=[Level10.P20]" office:value-type="float" office:value="7.53295668549906">
            <text:p>7.53</text:p>
          </table:table-cell>
          <table:table-cell table:style-name="ce7" table:formula="oooc:=[Level10.P21]" office:value-type="float" office:value="6.86742563349248">
            <text:p>6.87</text:p>
          </table:table-cell>
          <table:table-cell office:value-type="float" office:value="20">
            <text:p>20</text:p>
          </table:table-cell>
          <table:table-cell table:style-name="ce7" table:formula="oooc:=[.I41]-[.M41]" office:value-type="float" office:value="-11.6261117637187">
            <text:p>-11.63</text:p>
          </table:table-cell>
          <table:table-cell table:formula="oooc:=[.J41]-[.M41]" office:value-type="float" office:value="-12.5384548819301">
            <text:p>-12.54</text:p>
          </table:table-cell>
          <table:table-cell table:formula="oooc:=[.L41]-[.M41]" office:value-type="float" office:value="-13.1325743665075">
            <text:p>-13.13</text:p>
          </table:table-cell>
          <table:table-cell table:formula="oooc:=[.L41]-[.M41]" office:value-type="float" office:value="-13.1325743665075">
            <text:p>-13.1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Oct  3 15:18:53 2007">
            <text:p>Wed Oct <text:s/>3 15:18:53 2007</text:p>
          </table:table-cell>
          <table:table-cell table:style-name="ce7" table:formula="oooc:=[$Level10.Q7]" office:value-type="float" office:value="13621">
            <text:p>13621</text:p>
          </table:table-cell>
          <table:table-cell/>
          <table:table-cell table:style-name="ce7" table:formula="oooc:=[$Level10.R7]" office:value-type="float" office:value="6395">
            <text:p>6395</text:p>
          </table:table-cell>
          <table:table-cell table:style-name="ce7" table:formula="oooc:=[$Level10.S7]" office:value-type="float" office:value="4328">
            <text:p>4328</text:p>
          </table:table-cell>
          <table:table-cell office:value-type="float" office:value="1">
            <text:p>1</text:p>
          </table:table-cell>
          <table:table-cell table:style-name="ce7" table:formula="oooc:=(([.F42]-[.G42])*100)/MAX([.F42];[.G42])*[.H42]" office:value-type="float" office:value="32.3221266614543">
            <text:p>32.32</text:p>
          </table:table-cell>
          <table:table-cell table:style-name="ce7" table:formula="oooc:=[Level10.S19]" office:value-type="float" office:value="33.8541482130192">
            <text:p>33.85</text:p>
          </table:table-cell>
          <table:table-cell table:style-name="ce7" table:formula="oooc:=[Level10.S20]" office:value-type="float" office:value="32.4053452115813">
            <text:p>32.41</text:p>
          </table:table-cell>
          <table:table-cell table:style-name="ce7" table:formula="oooc:=[Level10.S21]" office:value-type="float" office:value="32.7479338842975">
            <text:p>32.75</text:p>
          </table:table-cell>
          <table:table-cell office:value-type="float" office:value="20">
            <text:p>20</text:p>
          </table:table-cell>
          <table:table-cell table:style-name="ce7" table:formula="oooc:=[.I42]-[.M42]" office:value-type="float" office:value="12.3221266614543">
            <text:p>12.32</text:p>
          </table:table-cell>
          <table:table-cell table:formula="oooc:=[.J42]-[.M42]" office:value-type="float" office:value="13.8541482130192">
            <text:p>13.85</text:p>
          </table:table-cell>
          <table:table-cell table:formula="oooc:=[.L42]-[.M42]" office:value-type="float" office:value="12.7479338842975">
            <text:p>12.75</text:p>
          </table:table-cell>
          <table:table-cell table:formula="oooc:=[.L42]-[.M42]" office:value-type="float" office:value="12.7479338842975">
            <text:p>12.75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Wed Oct  3 15:24:29 2007">
            <text:p>Wed Oct <text:s/>3 15:24:29 2007</text:p>
          </table:table-cell>
          <table:table-cell table:style-name="ce7" table:formula="oooc:=[$Level10.T7]" office:value-type="float" office:value="16375">
            <text:p>16375</text:p>
          </table:table-cell>
          <table:table-cell/>
          <table:table-cell table:style-name="ce7" table:formula="oooc:=[$Level10.U7]" office:value-type="float" office:value="4391">
            <text:p>4391</text:p>
          </table:table-cell>
          <table:table-cell table:style-name="ce7" table:formula="oooc:=[$Level10.V7]" office:value-type="float" office:value="1241">
            <text:p>1241</text:p>
          </table:table-cell>
          <table:table-cell office:value-type="float" office:value="1">
            <text:p>1</text:p>
          </table:table-cell>
          <table:table-cell table:style-name="ce7" table:formula="oooc:=(([.F43]-[.G43])*100)/MAX([.F43];[.G43])*[.H43]" office:value-type="float" office:value="71.7376451833295">
            <text:p>71.74</text:p>
          </table:table-cell>
          <table:table-cell table:style-name="ce7" table:formula="oooc:=[Level10.V19]" office:value-type="float" office:value="75.8482122090764">
            <text:p>75.85</text:p>
          </table:table-cell>
          <table:table-cell table:style-name="ce7" table:formula="oooc:=[Level10.V20]" office:value-type="float" office:value="75.6802721088436">
            <text:p>75.68</text:p>
          </table:table-cell>
          <table:table-cell table:style-name="ce7" table:formula="oooc:=[Level10.V21]" office:value-type="float" office:value="75.6341600901916">
            <text:p>75.63</text:p>
          </table:table-cell>
          <table:table-cell office:value-type="float" office:value="20">
            <text:p>20</text:p>
          </table:table-cell>
          <table:table-cell table:style-name="ce7" table:formula="oooc:=[.I43]-[.M43]" office:value-type="float" office:value="51.7376451833295">
            <text:p>51.74</text:p>
          </table:table-cell>
          <table:table-cell table:formula="oooc:=[.J43]-[.M43]" office:value-type="float" office:value="55.8482122090764">
            <text:p>55.85</text:p>
          </table:table-cell>
          <table:table-cell table:formula="oooc:=[.L43]-[.M43]" office:value-type="float" office:value="55.6341600901916">
            <text:p>55.63</text:p>
          </table:table-cell>
          <table:table-cell table:formula="oooc:=[.L43]-[.M43]" office:value-type="float" office:value="55.6341600901916">
            <text:p>55.6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Level10.W8]" office:value-type="string" office:string-value="Wed Oct  3 21:55:47 2007">
            <text:p>Wed Oct <text:s/>3 21:55:47 2007</text:p>
          </table:table-cell>
          <table:table-cell table:formula="oooc:=[Level10.W7]" office:value-type="float" office:value="188213">
            <text:p>188213</text:p>
          </table:table-cell>
          <table:table-cell/>
          <table:table-cell table:formula="oooc:=[Level10.X7]" office:value-type="float" office:value="2737">
            <text:p>2737</text:p>
          </table:table-cell>
          <table:table-cell table:formula="oooc:=[Level10.Y7]" office:value-type="float" office:value="2241">
            <text:p>2241</text:p>
          </table:table-cell>
          <table:table-cell office:value-type="float" office:value="1">
            <text:p>1</text:p>
          </table:table-cell>
          <table:table-cell table:style-name="ce7" table:formula="oooc:=(([.F44]-[.G44])*100)/MAX([.F44];[.G44])*[.H44]" office:value-type="float" office:value="18.1220314212642">
            <text:p>18.12</text:p>
          </table:table-cell>
          <table:table-cell table:style-name="ce7" table:formula="oooc:=[Level10.Y19]" office:value-type="float" office:value="-14.4494895061615">
            <text:p>-14.45</text:p>
          </table:table-cell>
          <table:table-cell table:style-name="ce7" table:formula="oooc:=[Level10.Y20]" office:value-type="float" office:value="-12.3076923076923">
            <text:p>-12.31</text:p>
          </table:table-cell>
          <table:table-cell table:style-name="ce7" table:formula="oooc:=[Level10.Y21]" office:value-type="float" office:value="-14.0096618357488">
            <text:p>-14.01</text:p>
          </table:table-cell>
          <table:table-cell office:value-type="float" office:value="20">
            <text:p>20</text:p>
          </table:table-cell>
          <table:table-cell table:style-name="ce7" table:formula="oooc:=[.I44]-[.M44]" office:value-type="float" office:value="-1.87796857873584">
            <text:p>-1.88</text:p>
          </table:table-cell>
          <table:table-cell table:formula="oooc:=[.J44]-[.M44]" office:value-type="float" office:value="-34.4494895061615">
            <text:p>-34.45</text:p>
          </table:table-cell>
          <table:table-cell table:formula="oooc:=[.L44]-[.M44]" office:value-type="float" office:value="-34.0096618357488">
            <text:p>-34.01</text:p>
          </table:table-cell>
          <table:table-cell table:formula="oooc:=[.L44]-[.M44]" office:value-type="float" office:value="-34.0096618357488">
            <text:p>-34.01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UILD</text:p>
          </table:table-cell>
          <table:table-cell table:style-name="Default"/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/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formula="oooc:=[Build.B7]" office:value-type="float" office:value="0">
            <text:p>0</text:p>
          </table:table-cell>
          <table:table-cell table:formula="oooc:=[Build.B6]" office:value-type="float" office:value="0">
            <text:p>0</text:p>
          </table:table-cell>
          <table:table-cell/>
          <table:table-cell table:formula="oooc:=[Build.C6]" office:value-type="float" office:value="0">
            <text:p>0</text:p>
          </table:table-cell>
          <table:table-cell table:formula="oooc:=[Build.D6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48]-[.G48])*100)/MAX([.F48];[.G48])*[.H48]" office:value-type="float" office:value="0">
            <text:p>#DIV/0!</text:p>
          </table:table-cell>
          <table:table-cell table:style-name="ce7" table:formula="oooc:=[Build.D18]" office:value-type="float" office:value="0">
            <text:p>0</text:p>
          </table:table-cell>
          <table:table-cell table:style-name="ce7" table:formula="oooc:=[Build.D19]" office:value-type="float" office:value="0">
            <text:p>0</text:p>
          </table:table-cell>
          <table:table-cell table:style-name="ce7" table:formula="oooc:=[Build.D20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7" table:formula="oooc:=[.I48]-[.M48]" office:value-type="float" office:value="0">
            <text:p>#DIV/0!</text:p>
          </table:table-cell>
          <table:table-cell table:formula="oooc:=[.J48]-[.M48]" office:value-type="float" office:value="-30">
            <text:p>-30</text:p>
          </table:table-cell>
          <table:table-cell table:formula="oooc:=[.L48]-[.M48]" office:value-type="float" office:value="-30">
            <text:p>-30</text:p>
          </table:table-cell>
          <table:table-cell table:formula="oooc:=[.L48]-[.M48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formula="oooc:=[Build.E7]" office:value-type="float" office:value="0">
            <text:p>0</text:p>
          </table:table-cell>
          <table:table-cell table:formula="oooc:=[Build.E6]" office:value-type="float" office:value="0">
            <text:p>0</text:p>
          </table:table-cell>
          <table:table-cell/>
          <table:table-cell table:formula="oooc:=[Build.F6]" office:value-type="float" office:value="0">
            <text:p>0</text:p>
          </table:table-cell>
          <table:table-cell table:formula="oooc:=[Build.G6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49]-[.G49])*100)/MAX([.F49];[.G49])*[.H49]" office:value-type="float" office:value="0">
            <text:p>#DIV/0!</text:p>
          </table:table-cell>
          <table:table-cell table:style-name="ce7" table:formula="oooc:=[Build.G18]" office:value-type="float" office:value="0">
            <text:p>0</text:p>
          </table:table-cell>
          <table:table-cell table:style-name="ce7" table:formula="oooc:=[Build.G19]" office:value-type="float" office:value="0">
            <text:p>0</text:p>
          </table:table-cell>
          <table:table-cell table:style-name="ce7" table:formula="oooc:=[Build.G20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7" table:formula="oooc:=[.I49]-[.M49]" office:value-type="float" office:value="0">
            <text:p>#DIV/0!</text:p>
          </table:table-cell>
          <table:table-cell table:formula="oooc:=[.J49]-[.M49]" office:value-type="float" office:value="-30">
            <text:p>-30</text:p>
          </table:table-cell>
          <table:table-cell table:formula="oooc:=[.L49]-[.M49]" office:value-type="float" office:value="-30">
            <text:p>-30</text:p>
          </table:table-cell>
          <table:table-cell table:formula="oooc:=[.L49]-[.M49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formula="oooc:=[Build.H7]" office:value-type="float" office:value="0">
            <text:p>0</text:p>
          </table:table-cell>
          <table:table-cell table:formula="oooc:=[Build.H6]" office:value-type="float" office:value="0">
            <text:p>0</text:p>
          </table:table-cell>
          <table:table-cell/>
          <table:table-cell table:formula="oooc:=[Build.I6]" office:value-type="float" office:value="0">
            <text:p>0</text:p>
          </table:table-cell>
          <table:table-cell table:formula="oooc:=[Build.J6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50]-[.G50])*100)/MAX([.F50];[.G50])*[.H50]" office:value-type="float" office:value="0">
            <text:p>#DIV/0!</text:p>
          </table:table-cell>
          <table:table-cell table:style-name="ce7" table:formula="oooc:=[Build.J18]" office:value-type="float" office:value="0">
            <text:p>0</text:p>
          </table:table-cell>
          <table:table-cell table:style-name="ce7" table:formula="oooc:=[Build.J19]" office:value-type="float" office:value="0">
            <text:p>0</text:p>
          </table:table-cell>
          <table:table-cell table:style-name="ce7" table:formula="oooc:=[Build.J20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7" table:formula="oooc:=[.I50]-[.M50]" office:value-type="float" office:value="0">
            <text:p>#DIV/0!</text:p>
          </table:table-cell>
          <table:table-cell table:formula="oooc:=[.J50]-[.M50]" office:value-type="float" office:value="-30">
            <text:p>-30</text:p>
          </table:table-cell>
          <table:table-cell table:formula="oooc:=[.L50]-[.M50]" office:value-type="float" office:value="-30">
            <text:p>-30</text:p>
          </table:table-cell>
          <table:table-cell table:formula="oooc:=[.L50]-[.M50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formula="oooc:=[Build.K7]" office:value-type="float" office:value="0">
            <text:p>0</text:p>
          </table:table-cell>
          <table:table-cell table:formula="oooc:=[Build.K6]" office:value-type="float" office:value="0">
            <text:p>0</text:p>
          </table:table-cell>
          <table:table-cell/>
          <table:table-cell table:formula="oooc:=[Build.L6]" office:value-type="float" office:value="0">
            <text:p>0</text:p>
          </table:table-cell>
          <table:table-cell table:formula="oooc:=[Build.M6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51]-[.G51])*100)/MAX([.F51];[.G51])*[.H51]" office:value-type="float" office:value="0">
            <text:p>#DIV/0!</text:p>
          </table:table-cell>
          <table:table-cell table:style-name="ce7" table:formula="oooc:=[Build.M18]" office:value-type="float" office:value="0">
            <text:p>0</text:p>
          </table:table-cell>
          <table:table-cell table:style-name="ce7" table:formula="oooc:=[Build.M19]" office:value-type="float" office:value="0">
            <text:p>0</text:p>
          </table:table-cell>
          <table:table-cell table:style-name="ce7" table:formula="oooc:=[Build.M20]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7" table:formula="oooc:=[.I51]-[.M51]" office:value-type="float" office:value="0">
            <text:p>#DIV/0!</text:p>
          </table:table-cell>
          <table:table-cell table:formula="oooc:=[.J51]-[.M51]" office:value-type="float" office:value="-20">
            <text:p>-20</text:p>
          </table:table-cell>
          <table:table-cell table:formula="oooc:=[.L51]-[.M51]" office:value-type="float" office:value="-20">
            <text:p>-20</text:p>
          </table:table-cell>
          <table:table-cell table:formula="oooc:=[.L51]-[.M51]" office:value-type="float" office:value="-20">
            <text:p>-2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3"/>
          <table:table-cell table:style-name="ce10" office:value-type="string">
            <text:p>Average excess regret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er(1)</text:p>
          </table:table-cell>
          <table:table-cell table:style-name="ce2" office:value-type="string">
            <text:p>aer(2)</text:p>
          </table:table-cell>
          <table:table-cell table:style-name="ce2" office:value-type="string">
            <text:p>aer(3)</text:p>
          </table:table-cell>
          <table:table-cell table:style-name="ce2" office:value-type="string">
            <text:p>aer(4)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7" table:formula="oooc:=AVERAGE([.N3];[.N4];[.N12];[.N13];[.N23];[.N24];[.N25])" office:value-type="float" office:value="29.1810188788507">
            <text:p>29.18</text:p>
          </table:table-cell>
          <table:table-cell table:style-name="ce7" table:formula="oooc:=AVERAGE([.O3];[.O4];[.O12];[.O13];[.O23];[.O24];[.O25])" office:value-type="float" office:value="26.4969998280286">
            <text:p>26.5</text:p>
          </table:table-cell>
          <table:table-cell table:style-name="ce7" table:formula="oooc:=AVERAGE([.P3];[.P4];[.P12];[.P13];[.P23];[.P24];[.P25])" office:value-type="float" office:value="26.3089227842265">
            <text:p>26.31</text:p>
          </table:table-cell>
          <table:table-cell table:style-name="ce7" table:formula="oooc:=AVERAGE([.Q3];[.Q4];[.Q12];[.Q13];[.Q23];[.Q24];[.Q25])" office:value-type="float" office:value="26.3089227842265">
            <text:p>26.31</text:p>
          </table:table-cell>
          <table:table-cell table:number-columns-repeated="6"/>
          <table:table-cell table:style-name="ce14"/>
          <table:table-cell table:style-name="ce15"/>
          <table:table-cell table:number-columns-repeated="24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11" table:formula="oooc:=AVERAGE([.N14];[.N15];[.N26];[.N27];[.N28];[.N48];[.N49];[.N50])" office:value-type="float" office:value="0">
            <text:p>#DIV/0!</text:p>
          </table:table-cell>
          <table:table-cell table:style-name="ce11" table:formula="oooc:=AVERAGE([.O14];[.O15];[.O26];[.O27];[.O28];[.O48];[.O49];[.O50])" office:value-type="float" office:value="6.35486321697984">
            <text:p>6.35</text:p>
          </table:table-cell>
          <table:table-cell table:style-name="ce11" table:formula="oooc:=AVERAGE([.P14];[.P15];[.P26];[.P27];[.P28];[.P48];[.P49];[.P50])" office:value-type="float" office:value="5.93545867740764">
            <text:p>5.94</text:p>
          </table:table-cell>
          <table:table-cell table:style-name="ce11" table:formula="oooc:=AVERAGE([.Q14];[.Q15];[.Q26];[.Q27];[.Q28];[.Q48];[.Q49];[.Q50])" office:value-type="float" office:value="5.93545867740764">
            <text:p>5.94</text:p>
          </table:table-cell>
          <table:table-cell table:number-columns-repeated="6"/>
          <table:table-cell table:style-name="ce14"/>
          <table:table-cell table:style-name="ce15"/>
          <table:table-cell table:number-columns-repeated="24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7" table:formula="oooc:=AVERAGE([.N5];[.N6];[.N16];[.N17];[.N29];[.N30];[.N31];[.N51])" office:value-type="float" office:value="0">
            <text:p>#DIV/0!</text:p>
          </table:table-cell>
          <table:table-cell table:style-name="ce7" table:formula="oooc:=AVERAGE([.O5];[.O6];[.O16];[.O17];[.O29];[.O30];[.O31];[.O51])" office:value-type="float" office:value="15.9179649077483">
            <text:p>15.92</text:p>
          </table:table-cell>
          <table:table-cell table:style-name="ce7" table:formula="oooc:=AVERAGE([.P5];[.P6];[.P16];[.P17];[.P29];[.P30];[.P31];[.P51])" office:value-type="float" office:value="14.5542592324892">
            <text:p>14.55</text:p>
          </table:table-cell>
          <table:table-cell table:style-name="ce7" table:formula="oooc:=AVERAGE([.Q5];[.Q6];[.Q16];[.Q17];[.Q29];[.Q30];[.Q31];[.Q51])" office:value-type="float" office:value="14.5542592324892">
            <text:p>14.55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7" table:formula="oooc:=AVERAGE([.N7];[.N8];[.N18];[.N19];[.N32])" office:value-type="float" office:value="36.7809906192972">
            <text:p>36.78</text:p>
          </table:table-cell>
          <table:table-cell table:style-name="ce7" table:formula="oooc:=AVERAGE([.O7];[.O8];[.O18];[.O19];[.O32];[.O33])" office:value-type="float" office:value="43.2047944175976">
            <text:p>43.2</text:p>
          </table:table-cell>
          <table:table-cell table:style-name="ce7" table:formula="oooc:=AVERAGE([.P7];[.P8];[.P18];[.P19];[.P32];[.P33])" office:value-type="float" office:value="43.0874007826441">
            <text:p>43.09</text:p>
          </table:table-cell>
          <table:table-cell table:style-name="ce7" table:formula="oooc:=AVERAGE([.Q7];[.Q8];[.Q18];[.Q19];[.Q32];[.Q33])" office:value-type="float" office:value="43.0874007826441">
            <text:p>43.09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7" table:formula="oooc:=AVERAGE([.N37:.N44])" office:value-type="float" office:value="23.9487100716891">
            <text:p>23.95</text:p>
          </table:table-cell>
          <table:table-cell table:style-name="ce7" table:formula="oooc:=AVERAGE([.O37:.O44])" office:value-type="float" office:value="23.3391896665519">
            <text:p>23.34</text:p>
          </table:table-cell>
          <table:table-cell table:style-name="ce7" table:formula="oooc:=AVERAGE([.P37:.P44])" office:value-type="float" office:value="22.8414803174229">
            <text:p>22.84</text:p>
          </table:table-cell>
          <table:table-cell table:style-name="ce7" table:formula="oooc:=AVERAGE([.Q37:.Q44])" office:value-type="float" office:value="22.8414803174229">
            <text:p>22.84</text:p>
          </table:table-cell>
          <table:table-cell table:number-columns-repeated="249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time" table:style-name="ta2" table:print="false">
        <office:forms form:automatic-focus="false" form:apply-design-mode="false"/>
        <table:table-column table:style-name="co8" table:default-cell-style-name="Default"/>
        <table:table-column table:style-name="co16" table:default-cell-style-name="ce4"/>
        <table:table-column table:style-name="co3" table:default-cell-style-name="Default"/>
        <table:table-column table:style-name="co8" table:number-columns-repeated="4" table:default-cell-style-name="Default"/>
        <table:table-column table:style-name="co8" table:default-cell-style-name="ce12"/>
        <table:table-column table:style-name="co8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Wed Oct  3 14:36:20 2007">
            <text:p>Wed Oct <text:s/>3 14:36:20 2007</text:p>
          </table:table-cell>
          <table:table-cell table:style-name="ce7" table:formula="oooc:=[$Rogue.B6]*[$Rogue.B10]*0.001" office:value-type="float" office:value="95.60157">
            <text:p>95.6</text:p>
          </table:table-cell>
          <table:table-cell table:style-name="ce7" table:formula="oooc:=[$Rogue.C6]*[$Rogue.C10]*0.001" office:value-type="float" office:value="103.789426">
            <text:p>103.79</text:p>
          </table:table-cell>
          <table:table-cell table:style-name="ce7" table:formula="oooc:=[$Rogue.D6]*[$Rogue.D10]*0.001" office:value-type="float" office:value="365.262858">
            <text:p>365.26</text:p>
          </table:table-cell>
          <table:table-cell table:style-name="ce7" table:formula="oooc:=[$Rogue.E6]*[$Rogue.E10]*0.001" office:value-type="float" office:value="91.3406">
            <text:p>91.34</text:p>
          </table:table-cell>
          <table:table-cell office:value-type="float" office:value="1">
            <text:p>1</text:p>
          </table:table-cell>
          <table:table-cell table:style-name="ce7" table:formula="oooc:=(([.F3]-[.G3])*100)/MAX([.F3];[.G3])*[.H3]" office:value-type="float" office:value="74.993186961265">
            <text:p>74.99</text:p>
          </table:table-cell>
          <table:table-cell office:value-type="float" office:value="30">
            <text:p>30</text:p>
          </table:table-cell>
          <table:table-cell table:style-name="ce7" table:formula="oooc:=[.I3]-[.J3]" office:value-type="float" office:value="44.993186961265">
            <text:p>44.9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Wed Oct  3 14:38:08 2007">
            <text:p>Wed Oct <text:s/>3 14:38:08 2007</text:p>
          </table:table-cell>
          <table:table-cell table:style-name="ce7" table:formula="oooc:=[$Rogue.F6]*[$Rogue.F10]*0.001" office:value-type="float" office:value="182.315958">
            <text:p>182.32</text:p>
          </table:table-cell>
          <table:table-cell table:style-name="ce7" table:formula="oooc:=[$Rogue.G6]*[$Rogue.G10]*0.001" office:value-type="float" office:value="170.69738">
            <text:p>170.7</text:p>
          </table:table-cell>
          <table:table-cell table:style-name="ce7" table:formula="oooc:=[$Rogue.H6]*[$Rogue.H10]*0.001" office:value-type="float" office:value="5311.967255">
            <text:p>5311.97</text:p>
          </table:table-cell>
          <table:table-cell table:style-name="ce7" table:formula="oooc:=[$Rogue.I6]*[$Rogue.I10]*0.001" office:value-type="float" office:value="1435.3507">
            <text:p>1435.35</text:p>
          </table:table-cell>
          <table:table-cell office:value-type="float" office:value="1">
            <text:p>1</text:p>
          </table:table-cell>
          <table:table-cell table:style-name="ce7" table:formula="oooc:=(([.F4]-[.G4])*100)/MAX([.F4];[.G4])*[.H4]" office:value-type="float" office:value="72.9789241707214">
            <text:p>72.98</text:p>
          </table:table-cell>
          <table:table-cell office:value-type="float" office:value="30">
            <text:p>30</text:p>
          </table:table-cell>
          <table:table-cell table:style-name="ce7" table:formula="oooc:=[.I4]-[.J4]" office:value-type="float" office:value="42.9789241707214">
            <text:p>42.9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float" office:value="0">
            <text:p>0</text:p>
          </table:table-cell>
          <table:table-cell table:style-name="ce8" table:formula="oooc:=[$Rogue.J6]*[$Rogue.J10]*0.001" office:value-type="float" office:value="0">
            <text:p>0</text:p>
          </table:table-cell>
          <table:table-cell table:style-name="ce8" table:formula="oooc:=[$Rogue.K6]*[$Rogue.K10]*0.001" office:value-type="float" office:value="0">
            <text:p>0</text:p>
          </table:table-cell>
          <table:table-cell table:style-name="ce8" table:formula="oooc:=[$Rogue.L6]*[$Rogue.L10]*0.001" office:value-type="float" office:value="0">
            <text:p>0</text:p>
          </table:table-cell>
          <table:table-cell table:style-name="ce7" table:formula="oooc:=[$Rogue.M6]*[$Rogue.M10]*0.00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5]-[.G5])*100)/MAX([.F5];[.G5])*[.H5]" office:value-type="float" office:value="0">
            <text:p>#DIV/0!</text:p>
          </table:table-cell>
          <table:table-cell office:value-type="float" office:value="30">
            <text:p>30</text:p>
          </table:table-cell>
          <table:table-cell table:style-name="ce7" table:formula="oooc:=[.I5]-[.J5]" office:value-type="float" office:value="0">
            <text:p>#DIV/0!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Wed Oct  3 15:27:04 2007">
            <text:p>Wed Oct <text:s/>3 15:27:04 2007</text:p>
          </table:table-cell>
          <table:table-cell table:style-name="ce8" table:formula="oooc:=[$Rogue.N6]*[$Rogue.N10]*0.001" office:value-type="float" office:value="2778.321616">
            <text:p>2778.32</text:p>
          </table:table-cell>
          <table:table-cell/>
          <table:table-cell table:style-name="ce7" table:formula="oooc:=[$Rogue.O6]*[$Rogue.O10]*0.001" office:value-type="float" office:value="206.44279">
            <text:p>206.44</text:p>
          </table:table-cell>
          <table:table-cell table:style-name="ce7" table:formula="oooc:=[$Rogue.P6]*[$Rogue.P10]*0.001" office:value-type="float" office:value="1288.939408">
            <text:p>1288.94</text:p>
          </table:table-cell>
          <table:table-cell office:value-type="float" office:value="1">
            <text:p>1</text:p>
          </table:table-cell>
          <table:table-cell table:style-name="ce7" table:formula="oooc:=(([.F6]-[.G6])*100)/MAX([.F6];[.G6])*[.H6]" office:value-type="float" office:value="-83.9835147627048">
            <text:p>-83.98</text:p>
          </table:table-cell>
          <table:table-cell office:value-type="float" office:value="20">
            <text:p>20</text:p>
          </table:table-cell>
          <table:table-cell table:style-name="ce7" table:formula="oooc:=[.I6]-[.J6]" office:value-type="float" office:value="-103.983514762705">
            <text:p>-103.98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Wed Oct  3 15:12:46 2007">
            <text:p>Wed Oct <text:s/>3 15:12:46 2007</text:p>
          </table:table-cell>
          <table:table-cell table:style-name="ce8" table:formula="oooc:=[$Rogue.Q6]*[$Rogue.Q10]*0.001" office:value-type="float" office:value="1591.004976">
            <text:p>1591</text:p>
          </table:table-cell>
          <table:table-cell/>
          <table:table-cell table:style-name="ce7" table:formula="oooc:=[$Rogue.R6]*[$Rogue.R10]*0.001" office:value-type="float" office:value="1588.979766">
            <text:p>1588.98</text:p>
          </table:table-cell>
          <table:table-cell table:style-name="ce7" table:formula="oooc:=[$Rogue.S6]*[$Rogue.S10]*0.001" office:value-type="float" office:value="85.385585">
            <text:p>85.39</text:p>
          </table:table-cell>
          <table:table-cell office:value-type="float" office:value="1">
            <text:p>1</text:p>
          </table:table-cell>
          <table:table-cell table:style-name="ce7" table:formula="oooc:=(([.F7]-[.G7])*100)/MAX([.F7];[.G7])*[.H7]" office:value-type="float" office:value="94.6263894086616">
            <text:p>94.63</text:p>
          </table:table-cell>
          <table:table-cell office:value-type="float" office:value="20">
            <text:p>20</text:p>
          </table:table-cell>
          <table:table-cell table:style-name="ce7" table:formula="oooc:=[.I7]-[.J7]" office:value-type="float" office:value="74.6263894086616">
            <text:p>74.6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Oct  3 14:58:22 2007">
            <text:p>Wed Oct <text:s/>3 14:58:22 2007</text:p>
          </table:table-cell>
          <table:table-cell table:style-name="ce7" table:formula="oooc:=[$Rogue.T6]*[$Rogue.T10]*0.001" office:value-type="float" office:value="105.57756">
            <text:p>105.58</text:p>
          </table:table-cell>
          <table:table-cell/>
          <table:table-cell table:style-name="ce7" table:formula="oooc:=[$Rogue.U6]*[$Rogue.U10]*0.001" office:value-type="float" office:value="140.5811">
            <text:p>140.58</text:p>
          </table:table-cell>
          <table:table-cell table:style-name="ce7" table:formula="oooc:=[$Rogue.V6]*[$Rogue.V10]*0.001" office:value-type="float" office:value="22.869756">
            <text:p>22.87</text:p>
          </table:table-cell>
          <table:table-cell office:value-type="float" office:value="1">
            <text:p>1</text:p>
          </table:table-cell>
          <table:table-cell table:style-name="ce7" table:formula="oooc:=(([.F8]-[.G8])*100)/MAX([.F8];[.G8])*[.H8]" office:value-type="float" office:value="83.731983886881">
            <text:p>83.73</text:p>
          </table:table-cell>
          <table:table-cell office:value-type="float" office:value="20">
            <text:p>20</text:p>
          </table:table-cell>
          <table:table-cell table:style-name="ce7" table:formula="oooc:=[.I8]-[.J8]" office:value-type="float" office:value="63.731983886881">
            <text:p>63.7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Wed Oct  3 15:16:13 2007">
            <text:p>Wed Oct <text:s/>3 15:16:13 2007</text:p>
          </table:table-cell>
          <table:table-cell table:style-name="ce7" table:formula="oooc:=[$Rogue.W6]*[$Rogue.W10]*0.001" office:value-type="float" office:value="997.504816">
            <text:p>997.5</text:p>
          </table:table-cell>
          <table:table-cell/>
          <table:table-cell table:style-name="ce8" table:formula="oooc:=[$Rogue.X6]*[$Rogue.X10]*0.001" office:value-type="float" office:value="950.205256">
            <text:p>950.21</text:p>
          </table:table-cell>
          <table:table-cell table:style-name="ce7" table:formula="oooc:=[$Rogue.Y6]*[$Rogue.Y10]*0.001" office:value-type="float" office:value="397.061477">
            <text:p>397.06</text:p>
          </table:table-cell>
          <table:table-cell office:value-type="float" office:value="1">
            <text:p>1</text:p>
          </table:table-cell>
          <table:table-cell table:style-name="ce7" table:formula="oooc:=(([.F9]-[.G9])*100)/MAX([.F9];[.G9])*[.H9]" office:value-type="float" office:value="58.2130834898265">
            <text:p>58.21</text:p>
          </table:table-cell>
          <table:table-cell office:value-type="float" office:value="20">
            <text:p>20</text:p>
          </table:table-cell>
          <table:table-cell table:style-name="ce7" table:formula="oooc:=[.I9]-[.J9]" office:value-type="float" office:value="38.2130834898265">
            <text:p>38.21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Oct  3 14:26:06 2007">
            <text:p>Wed Oct <text:s/>3 14:26:06 2007</text:p>
          </table:table-cell>
          <table:table-cell table:style-name="ce7" table:formula="oooc:=[$Wargame.B7]*[$Wargame.B11]*0.001" office:value-type="float" office:value="163.885168">
            <text:p>163.89</text:p>
          </table:table-cell>
          <table:table-cell table:style-name="ce8" table:formula="oooc:=[$Wargame.C7]*[$Wargame.C11]*0.001" office:value-type="float" office:value="285.66368">
            <text:p>285.66</text:p>
          </table:table-cell>
          <table:table-cell table:style-name="ce8" table:formula="oooc:=[$Wargame.D7]*[$Wargame.D11]*0.001" office:value-type="float" office:value="1929.261807">
            <text:p>1929.26</text:p>
          </table:table-cell>
          <table:table-cell table:style-name="ce7" table:formula="oooc:=[$Wargame.E7]*[$Wargame.E11]*0.001" office:value-type="float" office:value="1040.426255">
            <text:p>1040.43</text:p>
          </table:table-cell>
          <table:table-cell office:value-type="float" office:value="1">
            <text:p>1</text:p>
          </table:table-cell>
          <table:table-cell table:style-name="ce7" table:formula="oooc:=(([.F13]-[.G13])*100)/MAX([.F13];[.G13])*[.H13]" office:value-type="float" office:value="46.0712770436345">
            <text:p>46.07</text:p>
          </table:table-cell>
          <table:table-cell office:value-type="float" office:value="30">
            <text:p>30</text:p>
          </table:table-cell>
          <table:table-cell table:style-name="ce7" table:formula="oooc:=[.I13]-[.J13]" office:value-type="float" office:value="16.0712770436345">
            <text:p>16.07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Oct  3 14:23:22 2007">
            <text:p>Wed Oct <text:s/>3 14:23:22 2007</text:p>
          </table:table-cell>
          <table:table-cell table:style-name="ce8" table:formula="oooc:=[$Wargame.F7]*[$Wargame.F11]*0.001" office:value-type="float" office:value="14.432796">
            <text:p>14.43</text:p>
          </table:table-cell>
          <table:table-cell table:style-name="ce8" table:formula="oooc:=[$Wargame.G7]*[$Wargame.G11]*0.001" office:value-type="float" office:value="72.314648">
            <text:p>72.31</text:p>
          </table:table-cell>
          <table:table-cell table:style-name="ce8" table:formula="oooc:=[$Wargame.H7]*[$Wargame.H11]*0.001" office:value-type="float" office:value="10.972521">
            <text:p>10.97</text:p>
          </table:table-cell>
          <table:table-cell table:style-name="ce7" table:formula="oooc:=[$Wargame.I7]*[$Wargame.I11]*0.001" office:value-type="float" office:value="23.86968">
            <text:p>23.87</text:p>
          </table:table-cell>
          <table:table-cell office:value-type="float" office:value="1">
            <text:p>1</text:p>
          </table:table-cell>
          <table:table-cell table:style-name="ce7" table:formula="oooc:=(([.F14]-[.G14])*100)/MAX([.F14];[.G14])*[.H14]" office:value-type="float" office:value="-54.0315538373367">
            <text:p>-54.03</text:p>
          </table:table-cell>
          <table:table-cell office:value-type="float" office:value="30">
            <text:p>30</text:p>
          </table:table-cell>
          <table:table-cell table:style-name="ce7" table:formula="oooc:=[.I14]-[.J14]" office:value-type="float" office:value="-84.0315538373367">
            <text:p>-84.0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Oct  3 14:29:35 2007">
            <text:p>Wed Oct <text:s/>3 14:29:35 2007</text:p>
          </table:table-cell>
          <table:table-cell table:style-name="ce7" table:formula="oooc:=[$Wargame.J7]*[$Wargame.J11]*0.001" office:value-type="float" office:value="338.026368">
            <text:p>338.03</text:p>
          </table:table-cell>
          <table:table-cell/>
          <table:table-cell table:style-name="ce7" table:formula="oooc:=[$Wargame.K7]*[$Wargame.K11]*0.001" office:value-type="float" office:value="105.735132">
            <text:p>105.74</text:p>
          </table:table-cell>
          <table:table-cell table:style-name="ce7" table:formula="oooc:=[$Wargame.L7]*[$Wargame.L11]*0.001" office:value-type="float" office:value="69.82119">
            <text:p>69.82</text:p>
          </table:table-cell>
          <table:table-cell office:value-type="float" office:value="1">
            <text:p>1</text:p>
          </table:table-cell>
          <table:table-cell table:style-name="ce7" table:formula="oooc:=(([.F15]-[.G15])*100)/MAX([.F15];[.G15])*[.H15]" office:value-type="float" office:value="33.9659499361102">
            <text:p>33.97</text:p>
          </table:table-cell>
          <table:table-cell office:value-type="float" office:value="30">
            <text:p>30</text:p>
          </table:table-cell>
          <table:table-cell table:style-name="ce7" table:formula="oooc:=[.I15]-[.J15]" office:value-type="float" office:value="3.96594993611016">
            <text:p>3.9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Oct  3 14:29:31 2007">
            <text:p>Wed Oct <text:s/>3 14:29:31 2007</text:p>
          </table:table-cell>
          <table:table-cell table:style-name="ce7" table:formula="oooc:=[$Wargame.M7]*[$Wargame.M11]*0.001" office:value-type="float" office:value="370.645128">
            <text:p>370.65</text:p>
          </table:table-cell>
          <table:table-cell/>
          <table:table-cell table:style-name="ce7" table:formula="oooc:=[$Wargame.N7]*[$Wargame.N11]*0.001" office:value-type="float" office:value="158.751701">
            <text:p>158.75</text:p>
          </table:table-cell>
          <table:table-cell table:style-name="ce7" table:formula="oooc:=[$Wargame.O7]*[$Wargame.O11]*0.001" office:value-type="float" office:value="102.947816">
            <text:p>102.95</text:p>
          </table:table-cell>
          <table:table-cell office:value-type="float" office:value="1">
            <text:p>1</text:p>
          </table:table-cell>
          <table:table-cell table:style-name="ce7" table:formula="oooc:=(([.F16]-[.G16])*100)/MAX([.F16];[.G16])*[.H16]" office:value-type="float" office:value="35.1516768944731">
            <text:p>35.15</text:p>
          </table:table-cell>
          <table:table-cell office:value-type="float" office:value="30">
            <text:p>30</text:p>
          </table:table-cell>
          <table:table-cell table:style-name="ce7" table:formula="oooc:=[.I16]-[.J16]" office:value-type="float" office:value="5.15167689447308">
            <text:p>5.1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Oct  3 14:38:17 2007">
            <text:p>Wed Oct <text:s/>3 14:38:17 2007</text:p>
          </table:table-cell>
          <table:table-cell table:style-name="ce9" table:formula="oooc:=[$Wargame.P7]*[$Wargame.P11]*0.001" office:value-type="float" office:value="891.768579">
            <text:p>891.77</text:p>
          </table:table-cell>
          <table:table-cell/>
          <table:table-cell table:style-name="ce8" table:formula="oooc:=[$Wargame.Q7]*[$Wargame.Q11]*0.001" office:value-type="float" office:value="284.810451">
            <text:p>284.81</text:p>
          </table:table-cell>
          <table:table-cell table:style-name="ce7" table:formula="oooc:=[$Wargame.R7]*[$Wargame.R11]*0.001" office:value-type="float" office:value="119.99284">
            <text:p>119.99</text:p>
          </table:table-cell>
          <table:table-cell office:value-type="float" office:value="1">
            <text:p>1</text:p>
          </table:table-cell>
          <table:table-cell table:style-name="ce7" table:formula="oooc:=(([.F17]-[.G17])*100)/MAX([.F17];[.G17])*[.H17]" office:value-type="float" office:value="57.8692286119796">
            <text:p>57.87</text:p>
          </table:table-cell>
          <table:table-cell office:value-type="float" office:value="20">
            <text:p>20</text:p>
          </table:table-cell>
          <table:table-cell table:style-name="ce7" table:formula="oooc:=[.I17]-[.J17]" office:value-type="float" office:value="37.8692286119796">
            <text:p>37.87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Wed Oct  3 14:36:19 2007">
            <text:p>Wed Oct <text:s/>3 14:36:19 2007</text:p>
          </table:table-cell>
          <table:table-cell table:style-name="ce8" table:formula="oooc:=[$Wargame.S7]*[$Wargame.S11]*0.001" office:value-type="float" office:value="622.735347">
            <text:p>622.74</text:p>
          </table:table-cell>
          <table:table-cell/>
          <table:table-cell table:style-name="ce8" table:formula="oooc:=[$Wargame.T7]*[$Wargame.T11]*0.001" office:value-type="float" office:value="72.88666">
            <text:p>72.89</text:p>
          </table:table-cell>
          <table:table-cell table:style-name="ce7" table:formula="oooc:=[$Wargame.U7]*[$Wargame.U11]*0.001" office:value-type="float" office:value="64.52512">
            <text:p>64.53</text:p>
          </table:table-cell>
          <table:table-cell office:value-type="float" office:value="1">
            <text:p>1</text:p>
          </table:table-cell>
          <table:table-cell table:style-name="ce7" table:formula="oooc:=(([.F18]-[.G18])*100)/MAX([.F18];[.G18])*[.H18]" office:value-type="float" office:value="11.471975804626">
            <text:p>11.47</text:p>
          </table:table-cell>
          <table:table-cell office:value-type="float" office:value="20">
            <text:p>20</text:p>
          </table:table-cell>
          <table:table-cell table:style-name="ce7" table:formula="oooc:=[.I18]-[.J18]" office:value-type="float" office:value="-8.52802419537402">
            <text:p>-8.5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Oct  3 14:41:29 2007">
            <text:p>Wed Oct <text:s/>3 14:41:29 2007</text:p>
          </table:table-cell>
          <table:table-cell table:style-name="ce8" table:formula="oooc:=[$Wargame.V7]*[$Wargame.V11]*0.001" office:value-type="float" office:value="760.126848">
            <text:p>760.13</text:p>
          </table:table-cell>
          <table:table-cell/>
          <table:table-cell table:style-name="ce7" table:formula="oooc:=[$Wargame.W7]*[$Wargame.W11]*0.001" office:value-type="float" office:value="642.516075">
            <text:p>642.52</text:p>
          </table:table-cell>
          <table:table-cell table:style-name="ce7" table:formula="oooc:=[$Wargame.X7]*[$Wargame.X11]*0.001" office:value-type="float" office:value="443.434978">
            <text:p>443.43</text:p>
          </table:table-cell>
          <table:table-cell office:value-type="float" office:value="1">
            <text:p>1</text:p>
          </table:table-cell>
          <table:table-cell table:style-name="ce7" table:formula="oooc:=(([.F19]-[.G19])*100)/MAX([.F19];[.G19])*[.H19]" office:value-type="float" office:value="30.9846095290301">
            <text:p>30.98</text:p>
          </table:table-cell>
          <table:table-cell office:value-type="float" office:value="20">
            <text:p>20</text:p>
          </table:table-cell>
          <table:table-cell table:style-name="ce7" table:formula="oooc:=[.I19]-[.J19]" office:value-type="float" office:value="10.9846095290301">
            <text:p>10.98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Wed Oct  3 14:39:22 2007">
            <text:p>Wed Oct <text:s/>3 14:39:22 2007</text:p>
          </table:table-cell>
          <table:table-cell table:style-name="ce7" table:formula="oooc:=[$Wargame.Y7]*[$Wargame.Y11]*0.001" office:value-type="float" office:value="369.57606">
            <text:p>369.58</text:p>
          </table:table-cell>
          <table:table-cell/>
          <table:table-cell table:style-name="ce8" table:formula="oooc:=[$Wargame.Z7]*[$Wargame.Z11]*0.001" office:value-type="float" office:value="387.687284">
            <text:p>387.69</text:p>
          </table:table-cell>
          <table:table-cell table:style-name="ce7" table:formula="oooc:=[$Wargame.AA7]*[$Wargame.AA11]*0.001" office:value-type="float" office:value="245.129544">
            <text:p>245.13</text:p>
          </table:table-cell>
          <table:table-cell office:value-type="float" office:value="1">
            <text:p>1</text:p>
          </table:table-cell>
          <table:table-cell table:style-name="ce7" table:formula="oooc:=(([.F20]-[.G20])*100)/MAX([.F20];[.G20])*[.H20]" office:value-type="float" office:value="36.7713221153779">
            <text:p>36.77</text:p>
          </table:table-cell>
          <table:table-cell office:value-type="float" office:value="20">
            <text:p>20</text:p>
          </table:table-cell>
          <table:table-cell table:style-name="ce7" table:formula="oooc:=[.I20]-[.J20]" office:value-type="float" office:value="16.7713221153779">
            <text:p>16.7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Oct  3 14:17:56 2007">
            <text:p>Wed Oct <text:s/>3 14:17:56 2007</text:p>
          </table:table-cell>
          <table:table-cell table:style-name="ce7" table:formula="oooc:=[$Escape.B7]*[$Escape.B11]*0.001" office:value-type="float" office:value="98.6778">
            <text:p>98.68</text:p>
          </table:table-cell>
          <table:table-cell table:style-name="ce7" table:formula="oooc:=[$Escape.C7]*[$Escape.C11]*0.001" office:value-type="float" office:value="2.808687">
            <text:p>2.81</text:p>
          </table:table-cell>
          <table:table-cell table:style-name="ce8" table:formula="oooc:=[$Escape.D7]*[$Escape.D11]*0.001" office:value-type="float" office:value="99.524344">
            <text:p>99.52</text:p>
          </table:table-cell>
          <table:table-cell table:style-name="ce8" table:formula="oooc:=[$Escape.E7]*[$Escape.E11]*0.001" office:value-type="float" office:value="22.462416">
            <text:p>22.46</text:p>
          </table:table-cell>
          <table:table-cell office:value-type="float" office:value="1">
            <text:p>1</text:p>
          </table:table-cell>
          <table:table-cell table:style-name="ce7" table:formula="oooc:=(([.F24]-[.G24])*100)/MAX([.F24];[.G24])*[.H24]" office:value-type="float" office:value="77.4302295325855">
            <text:p>77.43</text:p>
          </table:table-cell>
          <table:table-cell office:value-type="float" office:value="30">
            <text:p>30</text:p>
          </table:table-cell>
          <table:table-cell table:style-name="ce7" table:formula="oooc:=[.I24]-[.J24]" office:value-type="float" office:value="47.4302295325855">
            <text:p>47.4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Oct  3 14:12:43 2007">
            <text:p>Wed Oct <text:s/>3 14:12:43 2007</text:p>
          </table:table-cell>
          <table:table-cell table:style-name="ce7" table:formula="oooc:=[$Escape.F7]*[$Escape.F11]*0.001" office:value-type="float" office:value="5.69776">
            <text:p>5.7</text:p>
          </table:table-cell>
          <table:table-cell table:style-name="ce7" table:formula="oooc:=[$Escape.G7]*[$Escape.G11]*0.001" office:value-type="float" office:value="32.198108">
            <text:p>32.2</text:p>
          </table:table-cell>
          <table:table-cell table:style-name="ce7" table:formula="oooc:=[$Escape.H7]*[$Escape.H11]*0.001" office:value-type="float" office:value="109.553938">
            <text:p>109.55</text:p>
          </table:table-cell>
          <table:table-cell table:style-name="ce7" table:formula="oooc:=[$Escape.I7]*[$Escape.I11]*0.001" office:value-type="float" office:value="7.77635">
            <text:p>7.78</text:p>
          </table:table-cell>
          <table:table-cell office:value-type="float" office:value="1">
            <text:p>1</text:p>
          </table:table-cell>
          <table:table-cell table:style-name="ce7" table:formula="oooc:=(([.F25]-[.G25])*100)/MAX([.F25];[.G25])*[.H25]" office:value-type="float" office:value="92.9018069619734">
            <text:p>92.9</text:p>
          </table:table-cell>
          <table:table-cell office:value-type="float" office:value="30">
            <text:p>30</text:p>
          </table:table-cell>
          <table:table-cell table:style-name="ce7" table:formula="oooc:=[.I25]-[.J25]" office:value-type="float" office:value="62.9018069619734">
            <text:p>62.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N8]" office:value-type="string" office:string-value="Wed Oct  3 14:19:12 2007">
            <text:p>Wed Oct <text:s/>3 14:19:12 2007</text:p>
          </table:table-cell>
          <table:table-cell table:style-name="ce7" table:formula="oooc:=[$Escape.N7]*[$Escape.N11]*0.001" office:value-type="float" office:value="20.809467">
            <text:p>20.81</text:p>
          </table:table-cell>
          <table:table-cell/>
          <table:table-cell table:style-name="ce7" table:formula="oooc:=[$Escape.O7]*[$Escape.O11]*0.001" office:value-type="float" office:value="8.079981">
            <text:p>8.08</text:p>
          </table:table-cell>
          <table:table-cell table:style-name="ce7" table:formula="oooc:=[$Escape.P7]*[$Escape.P11]*0.001" office:value-type="float" office:value="2.000295">
            <text:p>2</text:p>
          </table:table-cell>
          <table:table-cell office:value-type="float" office:value="1">
            <text:p>1</text:p>
          </table:table-cell>
          <table:table-cell table:style-name="ce7" table:formula="oooc:=(([.F26]-[.G26])*100)/MAX([.F26];[.G26])*[.H26]" office:value-type="float" office:value="75.2438155485762">
            <text:p>75.24</text:p>
          </table:table-cell>
          <table:table-cell office:value-type="float" office:value="30">
            <text:p>30</text:p>
          </table:table-cell>
          <table:table-cell table:style-name="ce7" table:formula="oooc:=[.I26]-[.J26]" office:value-type="float" office:value="45.2438155485762">
            <text:p>45.24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Q8]" office:value-type="string" office:string-value="Wed Oct  3 14:21:17 2007">
            <text:p>Wed Oct <text:s/>3 14:21:17 2007</text:p>
          </table:table-cell>
          <table:table-cell table:style-name="ce7" table:formula="oooc:=[$Escape.Q7]*[$Escape.Q11]*0.001" office:value-type="float" office:value="21.142863">
            <text:p>21.14</text:p>
          </table:table-cell>
          <table:table-cell/>
          <table:table-cell table:style-name="ce7" table:formula="oooc:=[$Escape.R7]*[$Escape.R11]*0.001" office:value-type="float" office:value="14.270596">
            <text:p>14.27</text:p>
          </table:table-cell>
          <table:table-cell table:style-name="ce7" table:formula="oooc:=[$Escape.S7]*[$Escape.S11]*0.001" office:value-type="float" office:value="4.788654">
            <text:p>4.79</text:p>
          </table:table-cell>
          <table:table-cell office:value-type="float" office:value="1">
            <text:p>1</text:p>
          </table:table-cell>
          <table:table-cell table:style-name="ce7" table:formula="oooc:=(([.F27]-[.G27])*100)/MAX([.F27];[.G27])*[.H27]" office:value-type="float" office:value="66.4439102613514">
            <text:p>66.44</text:p>
          </table:table-cell>
          <table:table-cell office:value-type="float" office:value="30">
            <text:p>30</text:p>
          </table:table-cell>
          <table:table-cell table:style-name="ce7" table:formula="oooc:=[.I27]-[.J27]" office:value-type="float" office:value="36.4439102613514">
            <text:p>36.4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W8]" office:value-type="string" office:string-value="Wed Oct  3 15:04:35 2007">
            <text:p>Wed Oct <text:s/>3 15:04:35 2007</text:p>
          </table:table-cell>
          <table:table-cell table:style-name="ce9" table:formula="oooc:=[$Escape.W7]*[$Escape.W11]*0.001" office:value-type="float" office:value="2598.524936">
            <text:p>2598.52</text:p>
          </table:table-cell>
          <table:table-cell/>
          <table:table-cell table:style-name="ce7" table:formula="oooc:=[$Escape.X7]*[$Escape.X11]*0.001" office:value-type="float" office:value="385.613408">
            <text:p>385.61</text:p>
          </table:table-cell>
          <table:table-cell table:style-name="ce8" table:formula="oooc:=[$Escape.Y7]*[$Escape.Y11]*0.001" office:value-type="float" office:value="70.954104">
            <text:p>70.95</text:p>
          </table:table-cell>
          <table:table-cell office:value-type="float" office:value="1">
            <text:p>1</text:p>
          </table:table-cell>
          <table:table-cell table:style-name="ce7" table:formula="oooc:=(([.F28]-[.G28])*100)/MAX([.F28];[.G28])*[.H28]" office:value-type="float" office:value="81.5996792310707">
            <text:p>81.6</text:p>
          </table:table-cell>
          <table:table-cell office:value-type="float" office:value="20">
            <text:p>20</text:p>
          </table:table-cell>
          <table:table-cell table:style-name="ce7" table:formula="oooc:=[.I28]-[.J28]" office:value-type="float" office:value="61.5996792310707">
            <text:p>61.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Z8]" office:value-type="string" office:string-value="Wed Oct  3 14:27:24 2007">
            <text:p>Wed Oct <text:s/>3 14:27:24 2007</text:p>
          </table:table-cell>
          <table:table-cell table:style-name="ce8" table:formula="oooc:=[$Escape.Z7]*[$Escape.Z11]*0.001" office:value-type="float" office:value="477.356628">
            <text:p>477.36</text:p>
          </table:table-cell>
          <table:table-cell/>
          <table:table-cell table:style-name="ce7" table:formula="oooc:=[$Escape.AA7]*[$Escape.AA11]*0.001" office:value-type="float" office:value="14.021468">
            <text:p>14.02</text:p>
          </table:table-cell>
          <table:table-cell table:style-name="ce7" table:formula="oooc:=[$Escape.AB7]*[$Escape.AB11]*0.001" office:value-type="float" office:value="4.244696">
            <text:p>4.24</text:p>
          </table:table-cell>
          <table:table-cell office:value-type="float" office:value="1">
            <text:p>1</text:p>
          </table:table-cell>
          <table:table-cell table:style-name="ce7" table:formula="oooc:=(([.F29]-[.G29])*100)/MAX([.F29];[.G29])*[.H29]" office:value-type="float" office:value="69.7271640886675">
            <text:p>69.73</text:p>
          </table:table-cell>
          <table:table-cell office:value-type="float" office:value="20">
            <text:p>20</text:p>
          </table:table-cell>
          <table:table-cell table:style-name="ce7" table:formula="oooc:=[.I29]-[.J29]" office:value-type="float" office:value="49.7271640886675">
            <text:p>49.7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AF8]" office:value-type="string" office:string-value="Wed Oct  3 14:31:30 2007">
            <text:p>Wed Oct <text:s/>3 14:31:30 2007</text:p>
          </table:table-cell>
          <table:table-cell table:style-name="ce7" table:formula="oooc:=[$Escape.AF7]*[$Escape.AF11]*0.001" office:value-type="float" office:value="660.725856">
            <text:p>660.73</text:p>
          </table:table-cell>
          <table:table-cell/>
          <table:table-cell table:style-name="ce8" table:formula="oooc:=[$Escape.AG7]*[$Escape.AG11]*0.001" office:value-type="float" office:value="1314.062634">
            <text:p>1314.06</text:p>
          </table:table-cell>
          <table:table-cell table:style-name="ce7" table:formula="oooc:=[$Escape.AH7]*[$Escape.AH11]*0.001" office:value-type="float" office:value="226.822351">
            <text:p>226.82</text:p>
          </table:table-cell>
          <table:table-cell office:value-type="float" office:value="1">
            <text:p>1</text:p>
          </table:table-cell>
          <table:table-cell table:style-name="ce7" table:formula="oooc:=(([.F30]-[.G30])*100)/MAX([.F30];[.G30])*[.H30]" office:value-type="float" office:value="82.738847819639">
            <text:p>82.74</text:p>
          </table:table-cell>
          <table:table-cell office:value-type="float" office:value="20">
            <text:p>20</text:p>
          </table:table-cell>
          <table:table-cell table:style-name="ce7" table:formula="oooc:=[.I30]-[.J30]" office:value-type="float" office:value="62.738847819639">
            <text:p>62.7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Oct  3 15:02:24 2007">
            <text:p>Wed Oct <text:s/>3 15:02:24 2007</text:p>
          </table:table-cell>
          <table:table-cell table:style-name="ce7" table:formula="oooc:=[$Level10.B7]*[$Level10.B11]*0.001" office:value-type="float" office:value="99.679594">
            <text:p>99.68</text:p>
          </table:table-cell>
          <table:table-cell/>
          <table:table-cell table:style-name="ce7" table:formula="oooc:=[$Level10.C7]*[$Level10.C11]*0.001" office:value-type="float" office:value="315.744672">
            <text:p>315.74</text:p>
          </table:table-cell>
          <table:table-cell table:style-name="ce7" table:formula="oooc:=[$Level10.D7]*[$Level10.D11]*0.001" office:value-type="float" office:value="45.354642">
            <text:p>45.35</text:p>
          </table:table-cell>
          <table:table-cell office:value-type="float" office:value="1">
            <text:p>1</text:p>
          </table:table-cell>
          <table:table-cell table:style-name="ce7" table:formula="oooc:=(([.F35]-[.G35])*100)/MAX([.F35];[.G35])*[.H35]" office:value-type="float" office:value="85.6356588021856">
            <text:p>85.64</text:p>
          </table:table-cell>
          <table:table-cell office:value-type="float" office:value="20">
            <text:p>20</text:p>
          </table:table-cell>
          <table:table-cell table:style-name="ce7" table:formula="oooc:=[.I35]-[.J35]" office:value-type="float" office:value="65.6356588021856">
            <text:p>65.64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Oct  3 15:28:00 2007">
            <text:p>Wed Oct <text:s/>3 15:28:00 2007</text:p>
          </table:table-cell>
          <table:table-cell table:style-name="ce7" table:formula="oooc:=[$Level10.E7]*[$Level10.E11]*0.001" office:value-type="float" office:value="1543.50165">
            <text:p>1543.5</text:p>
          </table:table-cell>
          <table:table-cell/>
          <table:table-cell table:style-name="ce7" table:formula="oooc:=[$Level10.F7]*[$Level10.F11]*0.001" office:value-type="float" office:value="107.468">
            <text:p>107.47</text:p>
          </table:table-cell>
          <table:table-cell table:style-name="ce7" table:formula="oooc:=[$Level10.G7]*[$Level10.G11]*0.001" office:value-type="float" office:value="44.6992">
            <text:p>44.7</text:p>
          </table:table-cell>
          <table:table-cell office:value-type="float" office:value="1">
            <text:p>1</text:p>
          </table:table-cell>
          <table:table-cell table:style-name="ce7" table:formula="oooc:=(([.F36]-[.G36])*100)/MAX([.F36];[.G36])*[.H36]" office:value-type="float" office:value="58.4069676554882">
            <text:p>58.41</text:p>
          </table:table-cell>
          <table:table-cell office:value-type="float" office:value="20">
            <text:p>20</text:p>
          </table:table-cell>
          <table:table-cell table:style-name="ce7" table:formula="oooc:=[.I36]-[.J36]" office:value-type="float" office:value="38.4069676554882">
            <text:p>38.4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Oct  3 15:10:36 2007">
            <text:p>Wed Oct <text:s/>3 15:10:36 2007</text:p>
          </table:table-cell>
          <table:table-cell table:style-name="ce7" table:formula="oooc:=[$Level10.H7]*[$Level10.H11]*0.001" office:value-type="float" office:value="101.961969">
            <text:p>101.96</text:p>
          </table:table-cell>
          <table:table-cell/>
          <table:table-cell table:style-name="ce7" table:formula="oooc:=[$Level10.I7]*[$Level10.I11]*0.001" office:value-type="float" office:value="28.299858">
            <text:p>28.3</text:p>
          </table:table-cell>
          <table:table-cell table:style-name="ce7" table:formula="oooc:=[$Level10.J7]*[$Level10.J11]*0.001" office:value-type="float" office:value="16.909424">
            <text:p>16.91</text:p>
          </table:table-cell>
          <table:table-cell office:value-type="float" office:value="1">
            <text:p>1</text:p>
          </table:table-cell>
          <table:table-cell table:style-name="ce7" table:formula="oooc:=(([.F37]-[.G37])*100)/MAX([.F37];[.G37])*[.H37]" office:value-type="float" office:value="40.2490853487675">
            <text:p>40.25</text:p>
          </table:table-cell>
          <table:table-cell office:value-type="float" office:value="20">
            <text:p>20</text:p>
          </table:table-cell>
          <table:table-cell table:style-name="ce7" table:formula="oooc:=[.I37]-[.J37]" office:value-type="float" office:value="20.2490853487675">
            <text:p>20.2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Oct  3 15:32:13 2007">
            <text:p>Wed Oct <text:s/>3 15:32:13 2007</text:p>
          </table:table-cell>
          <table:table-cell table:style-name="ce7" table:formula="oooc:=[$Level10.K7]*[$Level10.K11]*0.001" office:value-type="float" office:value="1348.302032">
            <text:p>1348.3</text:p>
          </table:table-cell>
          <table:table-cell/>
          <table:table-cell table:style-name="ce7" table:formula="oooc:=[$Level10.L7]*[$Level10.L11]*0.001" office:value-type="float" office:value="66.445184">
            <text:p>66.45</text:p>
          </table:table-cell>
          <table:table-cell table:style-name="ce7" table:formula="oooc:=[$Level10.M7]*[$Level10.M11]*0.001" office:value-type="float" office:value="26.225551">
            <text:p>26.23</text:p>
          </table:table-cell>
          <table:table-cell office:value-type="float" office:value="1">
            <text:p>1</text:p>
          </table:table-cell>
          <table:table-cell table:style-name="ce7" table:formula="oooc:=(([.F38]-[.G38])*100)/MAX([.F38];[.G38])*[.H38]" office:value-type="float" office:value="60.5305465028135">
            <text:p>60.53</text:p>
          </table:table-cell>
          <table:table-cell office:value-type="float" office:value="20">
            <text:p>20</text:p>
          </table:table-cell>
          <table:table-cell table:style-name="ce7" table:formula="oooc:=[.I38]-[.J38]" office:value-type="float" office:value="40.5305465028135">
            <text:p>40.5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Oct  3 15:17:05 2007">
            <text:p>Wed Oct <text:s/>3 15:17:05 2007</text:p>
          </table:table-cell>
          <table:table-cell table:style-name="ce7" table:formula="oooc:=[$Level10.N7]*[$Level10.N11]*0.001" office:value-type="float" office:value="295.725927">
            <text:p>295.73</text:p>
          </table:table-cell>
          <table:table-cell/>
          <table:table-cell table:style-name="ce7" table:formula="oooc:=[$Level10.O7]*[$Level10.O11]*0.001" office:value-type="float" office:value="25.492602">
            <text:p>25.49</text:p>
          </table:table-cell>
          <table:table-cell table:style-name="ce7" table:formula="oooc:=[$Level10.P7]*[$Level10.P11]*0.001" office:value-type="float" office:value="23.21046">
            <text:p>23.21</text:p>
          </table:table-cell>
          <table:table-cell office:value-type="float" office:value="1">
            <text:p>1</text:p>
          </table:table-cell>
          <table:table-cell table:style-name="ce7" table:formula="oooc:=(([.F39]-[.G39])*100)/MAX([.F39];[.G39])*[.H39]" office:value-type="float" office:value="8.95217365414481">
            <text:p>8.95</text:p>
          </table:table-cell>
          <table:table-cell office:value-type="float" office:value="20">
            <text:p>20</text:p>
          </table:table-cell>
          <table:table-cell table:style-name="ce7" table:formula="oooc:=[.I39]-[.J39]" office:value-type="float" office:value="-11.0478263458552">
            <text:p>-11.05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Oct  3 15:18:53 2007">
            <text:p>Wed Oct <text:s/>3 15:18:53 2007</text:p>
          </table:table-cell>
          <table:table-cell table:style-name="ce7" table:formula="oooc:=[$Level10.Q7]*[$Level10.Q11]*0.001" office:value-type="float" office:value="328.184374">
            <text:p>328.18</text:p>
          </table:table-cell>
          <table:table-cell/>
          <table:table-cell table:style-name="ce7" table:formula="oooc:=[$Level10.R7]*[$Level10.R11]*0.001" office:value-type="float" office:value="7.987355">
            <text:p>7.99</text:p>
          </table:table-cell>
          <table:table-cell table:style-name="ce7" table:formula="oooc:=[$Level10.S7]*[$Level10.S11]*0.001" office:value-type="float" office:value="5.163304">
            <text:p>5.16</text:p>
          </table:table-cell>
          <table:table-cell office:value-type="float" office:value="1">
            <text:p>1</text:p>
          </table:table-cell>
          <table:table-cell table:style-name="ce7" table:formula="oooc:=(([.F40]-[.G40])*100)/MAX([.F40];[.G40])*[.H40]" office:value-type="float" office:value="35.3565229040152">
            <text:p>35.36</text:p>
          </table:table-cell>
          <table:table-cell office:value-type="float" office:value="20">
            <text:p>20</text:p>
          </table:table-cell>
          <table:table-cell table:style-name="ce7" table:formula="oooc:=[.I40]-[.J40]" office:value-type="float" office:value="15.3565229040152">
            <text:p>15.3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Wed Oct  3 15:24:29 2007">
            <text:p>Wed Oct <text:s/>3 15:24:29 2007</text:p>
          </table:table-cell>
          <table:table-cell table:style-name="ce7" table:formula="oooc:=[$Level10.T7]*[$Level10.T11]*0.001" office:value-type="float" office:value="315.988375">
            <text:p>315.99</text:p>
          </table:table-cell>
          <table:table-cell/>
          <table:table-cell table:style-name="ce7" table:formula="oooc:=[$Level10.U7]*[$Level10.U11]*0.001" office:value-type="float" office:value="69.351454">
            <text:p>69.35</text:p>
          </table:table-cell>
          <table:table-cell table:style-name="ce7" table:formula="oooc:=[$Level10.V7]*[$Level10.V11]*0.001" office:value-type="float" office:value="16.599616">
            <text:p>16.6</text:p>
          </table:table-cell>
          <table:table-cell office:value-type="float" office:value="1">
            <text:p>1</text:p>
          </table:table-cell>
          <table:table-cell table:style-name="ce7" table:formula="oooc:=(([.F41]-[.G41])*100)/MAX([.F41];[.G41])*[.H41]" office:value-type="float" office:value="76.0645018343812">
            <text:p>76.06</text:p>
          </table:table-cell>
          <table:table-cell office:value-type="float" office:value="20">
            <text:p>20</text:p>
          </table:table-cell>
          <table:table-cell table:style-name="ce7" table:formula="oooc:=[.I41]-[.J41]" office:value-type="float" office:value="56.0645018343812">
            <text:p>56.0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$Level10.W8]" office:value-type="string" office:string-value="Wed Oct  3 21:55:47 2007">
            <text:p>Wed Oct <text:s/>3 21:55:47 2007</text:p>
          </table:table-cell>
          <table:table-cell table:formula="oooc:=[$Level10.W7]*[$Level10.W11]*0.001" office:value-type="float" office:value="23648.96345">
            <text:p>23648.96</text:p>
          </table:table-cell>
          <table:table-cell/>
          <table:table-cell table:formula="oooc:=[$Level10.X7]*[$Level10.X11]*0.001" office:value-type="float" office:value="6.040559">
            <text:p>6.04</text:p>
          </table:table-cell>
          <table:table-cell table:formula="oooc:=[$Level10.Y7]*[$Level10.Y11]*0.001" office:value-type="float" office:value="5.40081">
            <text:p>5.4</text:p>
          </table:table-cell>
          <table:table-cell office:value-type="float" office:value="1">
            <text:p>1</text:p>
          </table:table-cell>
          <table:table-cell table:style-name="ce7" table:formula="oooc:=(([.F42]-[.G42])*100)/MAX([.F42];[.G42])*[.H42]" office:value-type="float" office:value="10.5908906775018">
            <text:p>10.59</text:p>
          </table:table-cell>
          <table:table-cell office:value-type="float" office:value="20">
            <text:p>20</text:p>
          </table:table-cell>
          <table:table-cell table:style-name="ce7" table:formula="oooc:=[.I42]-[.J42]" office:value-type="float" office:value="-9.40910932249816">
            <text:p>-9.41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UILD</text:p>
          </table:table-cell>
          <table:table-cell table:style-name="Default"/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/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formula="oooc:=[Build.B7]" office:value-type="float" office:value="0">
            <text:p>0</text:p>
          </table:table-cell>
          <table:table-cell table:formula="oooc:=[Build.B6]*[Build.B10]*0.001" office:value-type="float" office:value="0">
            <text:p>0</text:p>
          </table:table-cell>
          <table:table-cell/>
          <table:table-cell table:formula="oooc:=[Build.C6]*[Build.C10]*0.001" office:value-type="float" office:value="0">
            <text:p>0</text:p>
          </table:table-cell>
          <table:table-cell table:formula="oooc:=[Build.D6]*[Build.D10]*0.00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46]-[.G46])*100)/MAX([.F46];[.G46])*[.H46]" office:value-type="float" office:value="0">
            <text:p>#DIV/0!</text:p>
          </table:table-cell>
          <table:table-cell office:value-type="float" office:value="30">
            <text:p>30</text:p>
          </table:table-cell>
          <table:table-cell table:style-name="ce7" table:formula="oooc:=[.I46]-[.J46]" office:value-type="float" office:value="0">
            <text:p>#DIV/0!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formula="oooc:=[Build.E7]" office:value-type="float" office:value="0">
            <text:p>0</text:p>
          </table:table-cell>
          <table:table-cell table:formula="oooc:=[Build.E6]*[Build.E10]*0.001" office:value-type="float" office:value="0">
            <text:p>0</text:p>
          </table:table-cell>
          <table:table-cell/>
          <table:table-cell table:formula="oooc:=[Build.F6]*[Build.F10]*0.001" office:value-type="float" office:value="0">
            <text:p>0</text:p>
          </table:table-cell>
          <table:table-cell table:formula="oooc:=[Build.G6]*[Build.G10]*0.00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47]-[.G47])*100)/MAX([.F47];[.G47])*[.H47]" office:value-type="float" office:value="0">
            <text:p>#DIV/0!</text:p>
          </table:table-cell>
          <table:table-cell office:value-type="float" office:value="30">
            <text:p>30</text:p>
          </table:table-cell>
          <table:table-cell table:style-name="ce7" table:formula="oooc:=[.I47]-[.J47]" office:value-type="float" office:value="0">
            <text:p>#DIV/0!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formula="oooc:=[Build.H7]" office:value-type="float" office:value="0">
            <text:p>0</text:p>
          </table:table-cell>
          <table:table-cell table:formula="oooc:=[Build.H6]*[Build.H10]*0.001" office:value-type="float" office:value="0">
            <text:p>0</text:p>
          </table:table-cell>
          <table:table-cell/>
          <table:table-cell table:formula="oooc:=[Build.I6]*[Build.I10]*0.001" office:value-type="float" office:value="0">
            <text:p>0</text:p>
          </table:table-cell>
          <table:table-cell table:formula="oooc:=[Build.J6]*[Build.J10]*0.00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48]-[.G48])*100)/MAX([.F48];[.G48])*[.H48]" office:value-type="float" office:value="0">
            <text:p>#DIV/0!</text:p>
          </table:table-cell>
          <table:table-cell office:value-type="float" office:value="30">
            <text:p>30</text:p>
          </table:table-cell>
          <table:table-cell table:style-name="ce7" table:formula="oooc:=[.I48]-[.J48]" office:value-type="float" office:value="0">
            <text:p>#DIV/0!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formula="oooc:=[Build.K7]" office:value-type="float" office:value="0">
            <text:p>0</text:p>
          </table:table-cell>
          <table:table-cell table:formula="oooc:=[Build.K6]*[Build.K10]*0.001" office:value-type="float" office:value="0">
            <text:p>0</text:p>
          </table:table-cell>
          <table:table-cell/>
          <table:table-cell table:formula="oooc:=[Build.L6]*[Build.L10]*0.001" office:value-type="float" office:value="0">
            <text:p>0</text:p>
          </table:table-cell>
          <table:table-cell table:formula="oooc:=[Build.M6]*[Build.M10]*0.00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table:formula="oooc:=(([.F49]-[.G49])*100)/MAX([.F49];[.G49])*[.H49]" office:value-type="float" office:value="0">
            <text:p>#DIV/0!</text:p>
          </table:table-cell>
          <table:table-cell office:value-type="float" office:value="20">
            <text:p>20</text:p>
          </table:table-cell>
          <table:table-cell table:style-name="ce7" table:formula="oooc:=[.I49]-[.J49]" office:value-type="float" office:value="0">
            <text:p>#DIV/0!</text:p>
          </table:table-cell>
          <table:table-cell table:number-columns-repeated="24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table:style-name="ce7" table:formula="oooc:=AVERAGE([.K3];[.K4];[.K5];[.K13];[.K14];[.K24];[.K25])" office:value-type="float" office:value="0">
            <text:p>#DIV/0!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4" office:value-type="string">
            <text:p>FW: experimental protocol  </text:p>
          </table:table-cell>
          <table:table-cell table:style-name="ce15" office:value-type="date" office:date-value="2007-06-14">
            <text:p>06/14/07</text:p>
          </table:table-cell>
          <table:table-cell table:number-columns-repeated="244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table:style-name="ce7" table:formula="oooc:=AVERAGE([.K15];[.K16];[.K26];[.K27];[.K46];[.K47:.K48])" office:value-type="float" office:value="0">
            <text:p>#DIV/0!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4" office:value-type="string">
            <text:p>Definition of Regret</text:p>
          </table:table-cell>
          <table:table-cell table:style-name="ce15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7" table:formula="oooc:=AVERAGE([.K6];[.K7];[.K17];[.K18];[.K28];[.K29];[.K49])" office:value-type="float" office:value="0">
            <text:p>#DIV/0!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7" table:formula="oooc:=AVERAGE([.K8];[.K9];[.K19];[.K20];[.K30])" office:value-type="float" office:value="38.4879693681509">
            <text:p>38.4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7" table:formula="oooc:=AVERAGE([.K35:.K41])" office:value-type="float" office:value="32.170779528828">
            <text:p>32.17</text:p>
          </table:table-cell>
          <table:table-cell table:number-columns-repeated="252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3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8" table:number-columns-repeated="230" table:default-cell-style-name="Default"/>
        <table:table-row table:style-name="ro1">
          <table:table-cell table:style-name="ce10" office:value-type="string">
            <text:p>ROGUE</text:p>
          </table:table-cell>
          <table:table-cell table:number-columns-repeated="24"/>
          <table:table-cell table:style-name="ce10" office:value-type="string">
            <text:p>ROGUE</text:p>
          </table:table-cell>
          <table:table-cell table:number-columns-repeated="23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office:value-type="string">
            <text:p>* items are only shown for the ts cases</text:p>
          </table:table-cell>
          <table:table-cell table:number-columns-repeated="24"/>
          <table:table-cell office:value-type="string">
            <text:p>* items are only shown for the ts case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3490">
            <text:p>3490</text:p>
          </table:table-cell>
          <table:table-cell office:value-type="float" office:value="3782">
            <text:p>3782</text:p>
          </table:table-cell>
          <table:table-cell office:value-type="float" office:value="13033">
            <text:p>13033</text:p>
          </table:table-cell>
          <table:table-cell office:value-type="float" office:value="1634">
            <text:p>1634</text:p>
          </table:table-cell>
          <table:table-cell office:value-type="float" office:value="6226">
            <text:p>6226</text:p>
          </table:table-cell>
          <table:table-cell office:value-type="float" office:value="5845">
            <text:p>5845</text:p>
          </table:table-cell>
          <table:table-cell office:value-type="float" office:value="140287">
            <text:p>140287</text:p>
          </table:table-cell>
          <table:table-cell office:value-type="float" office:value="39020">
            <text:p>39020</text:p>
          </table:table-cell>
          <table:table-cell table:number-columns-repeated="4"/>
          <table:table-cell office:value-type="float" office:value="70724">
            <text:p>70724</text:p>
          </table:table-cell>
          <table:table-cell office:value-type="float" office:value="7790">
            <text:p>7790</text:p>
          </table:table-cell>
          <table:table-cell office:value-type="float" office:value="14488">
            <text:p>14488</text:p>
          </table:table-cell>
          <table:table-cell table:number-columns-repeated="2" office:value-type="float" office:value="23826">
            <text:p>23826</text:p>
          </table:table-cell>
          <table:table-cell office:value-type="float" office:value="1115">
            <text:p>1115</text:p>
          </table:table-cell>
          <table:table-cell office:value-type="float" office:value="3960">
            <text:p>3960</text:p>
          </table:table-cell>
          <table:table-cell office:value-type="float" office:value="4994">
            <text:p>4994</text:p>
          </table:table-cell>
          <table:table-cell office:value-type="float" office:value="676">
            <text:p>676</text:p>
          </table:table-cell>
          <table:table-cell office:value-type="float" office:value="6226">
            <text:p>6226</text:p>
          </table:table-cell>
          <table:table-cell office:value-type="float" office:value="6097">
            <text:p>6097</text:p>
          </table:table-cell>
          <table:table-cell office:value-type="float" office:value="2543">
            <text:p>2543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n</text:p>
          </table:table-cell>
          <table:table-cell office:value-type="string">
            <text:p>Wed Oct <text:s/>3 14:36:20 2007</text:p>
          </table:table-cell>
          <table:table-cell office:value-type="string">
            <text:p>Wed Oct <text:s/>3 14:38:05 2007</text:p>
          </table:table-cell>
          <table:table-cell office:value-type="string">
            <text:p>Wed Oct <text:s/>3 14:45:47 2007</text:p>
          </table:table-cell>
          <table:table-cell office:value-type="string">
            <text:p>Wed Oct <text:s/>3 14:39:38 2007</text:p>
          </table:table-cell>
          <table:table-cell office:value-type="string">
            <text:p>Wed Oct <text:s/>3 14:38:08 2007</text:p>
          </table:table-cell>
          <table:table-cell office:value-type="string">
            <text:p>Wed Oct <text:s/>3 14:41:05 2007</text:p>
          </table:table-cell>
          <table:table-cell office:value-type="string">
            <text:p>Wed Oct <text:s/>3 16:37:10 2007</text:p>
          </table:table-cell>
          <table:table-cell office:value-type="string">
            <text:p>Wed Oct <text:s/>3 15:05:50 2007</text:p>
          </table:table-cell>
          <table:table-cell/>
          <table:table-cell table:number-columns-repeated="3"/>
          <table:table-cell office:value-type="string">
            <text:p>Wed Oct <text:s/>3 15:27:04 2007</text:p>
          </table:table-cell>
          <table:table-cell office:value-type="string">
            <text:p>Wed Oct <text:s/>3 15:52:06 2007</text:p>
          </table:table-cell>
          <table:table-cell office:value-type="string">
            <text:p>Wed Oct <text:s/>3 15:48:37 2007</text:p>
          </table:table-cell>
          <table:table-cell office:value-type="string">
            <text:p>Wed Oct <text:s/>3 15:12:46 2007</text:p>
          </table:table-cell>
          <table:table-cell table:style-name="ce15" office:value-type="string">
            <text:p>Wed Oct <text:s/>3 15:40:52 2007</text:p>
          </table:table-cell>
          <table:table-cell table:style-name="ce15" office:value-type="string">
            <text:p>Wed Oct <text:s/>3 15:14:13 2007</text:p>
          </table:table-cell>
          <table:table-cell office:value-type="string">
            <text:p>Wed Oct <text:s/>3 14:58:22 2007</text:p>
          </table:table-cell>
          <table:table-cell office:value-type="string">
            <text:p>Wed Oct <text:s/>3 15:01:08 2007</text:p>
          </table:table-cell>
          <table:table-cell office:value-type="string">
            <text:p>Wed Oct <text:s/>3 14:58:46 2007</text:p>
          </table:table-cell>
          <table:table-cell office:value-type="string">
            <text:p>Wed Oct <text:s/>3 15:16:13 2007</text:p>
          </table:table-cell>
          <table:table-cell office:value-type="string">
            <text:p>Wed Oct <text:s/>3 15:38:50 2007</text:p>
          </table:table-cell>
          <table:table-cell office:value-type="string">
            <text:p>Wed Oct <text:s/>3 15:22:54 20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table:style-name="ce15" office:value-type="string">
            <text:p>winter:/giggage/home/swinterm/GGP/scripts/mrogue-6-1-source-1.log</text:p>
          </table:table-cell>
          <table:table-cell table:style-name="ce15" office:value-type="string">
            <text:p>winter:/giggage/home/swinterm/GGP/scripts/mrogue-6-1-source-2.log</text:p>
          </table:table-cell>
          <table:table-cell table:style-name="ce15" office:value-type="string">
            <text:p>winter:/giggage/home/swinterm/GGP/scripts/mrogue-6-1-target_no_source.log</text:p>
          </table:table-cell>
          <table:table-cell table:style-name="ce15" office:value-type="string">
            <text:p>winter:/giggage/home/swinterm/GGP/scripts/mrogue-6-1-target_after_source.log</text:p>
          </table:table-cell>
          <table:table-cell table:style-name="ce15" office:value-type="string">
            <text:p>bahamut:/home/swinterm/GGP/scripts/mrogue-6-2-source-1.log</text:p>
          </table:table-cell>
          <table:table-cell table:style-name="ce15" office:value-type="string">
            <text:p>bahamut:/home/swinterm/GGP/scripts/mrogue-6-2-source-2.log</text:p>
          </table:table-cell>
          <table:table-cell table:style-name="ce15" office:value-type="string">
            <text:p>bahamut:/home/swinterm/GGP/scripts/mrogue-6-2-target_no_source.log</text:p>
          </table:table-cell>
          <table:table-cell table:style-name="ce15" office:value-type="string">
            <text:p>bahamut:/home/swinterm/GGP/scripts/mrogue-6-2-target_after_source.log</text:p>
          </table:table-cell>
          <table:table-cell table:style-name="ce16"/>
          <table:table-cell table:number-columns-repeated="3"/>
          <table:table-cell table:style-name="ce15" office:value-type="string">
            <text:p>smaug:/home/swinterm/GGP/scripts/mrogue-8-1-source.log</text:p>
          </table:table-cell>
          <table:table-cell table:style-name="ce15" office:value-type="string">
            <text:p>smaug:/home/swinterm/GGP/scripts/mrogue-8-1-target_no_source.log</text:p>
          </table:table-cell>
          <table:table-cell table:style-name="ce15" office:value-type="string">
            <text:p>smaug:/home/swinterm/GGP/scripts/mrogue-8-1-target_after_source.log</text:p>
          </table:table-cell>
          <table:table-cell office:value-type="string">
            <text:p>grapes:/home/swinterm/GGP/scripts/mrogue-8-2-source.log</text:p>
          </table:table-cell>
          <table:table-cell office:value-type="string">
            <text:p>grapes:/home/swinterm/GGP/scripts/mrogue-8-2-target_no_source.log</text:p>
          </table:table-cell>
          <table:table-cell office:value-type="string">
            <text:p>grapes:/home/swinterm/GGP/scripts/mrogue-8-2-target_after_source.log</text:p>
          </table:table-cell>
          <table:table-cell table:style-name="ce15" office:value-type="string">
            <text:p>wyrm:/home/swinterm/GGP/scripts/mrogue-9-1-source.log</text:p>
          </table:table-cell>
          <table:table-cell table:style-name="ce15" office:value-type="string">
            <text:p>wyrm:/home/swinterm/GGP/scripts/mrogue-9-1-target_no_source.log</text:p>
          </table:table-cell>
          <table:table-cell table:style-name="ce15" office:value-type="string">
            <text:p>wyrm:/home/swinterm/GGP/scripts/mrogue-9-1-target_after_source.log</text:p>
          </table:table-cell>
          <table:table-cell table:style-name="ce15" office:value-type="string">
            <text:p>badboy:/home/swinterm/GGP/scripts/mrogue-9-2-source.log</text:p>
          </table:table-cell>
          <table:table-cell table:style-name="ce15" office:value-type="string">
            <text:p>badboy:/home/swinterm/GGP/scripts/mrogue-9-2-target_no_source.log</text:p>
          </table:table-cell>
          <table:table-cell table:style-name="ce15" office:value-type="string">
            <text:p>badboy:/home/swinterm/GGP/scripts/mrogue-9-2-target_after_source.log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2780">
            <text:p>2780</text:p>
          </table:table-cell>
          <table:table-cell office:value-type="float" office:value="398">
            <text:p>398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30160">
            <text:p>30160</text:p>
          </table:table-cell>
          <table:table-cell office:value-type="float" office:value="8146">
            <text:p>8146</text:p>
          </table:table-cell>
          <table:table-cell table:number-columns-repeated="4"/>
          <table:table-cell office:value-type="float" office:value="14988">
            <text:p>14988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058">
            <text:p>1058</text:p>
          </table:table-cell>
          <table:table-cell office:value-type="float" office:value="166">
            <text:p>166</text:p>
          </table:table-cell>
          <table:table-cell office:value-type="float" office:value="1380">
            <text:p>1380</text:p>
          </table:table-cell>
          <table:table-cell office:value-type="float" office:value="1336">
            <text:p>1336</text:p>
          </table:table-cell>
          <table:table-cell office:value-type="float" office:value="572">
            <text:p>572</text:p>
          </table:table-cell>
          <table:table-cell table:style-name="ce1" office:value-type="string">
            <text:p>states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msec/dec</text:p>
          </table:table-cell>
          <table:table-cell office:value-type="float" office:value="27.393">
            <text:p>27.39</text:p>
          </table:table-cell>
          <table:table-cell office:value-type="float" office:value="27.443">
            <text:p>27.44</text:p>
          </table:table-cell>
          <table:table-cell office:value-type="float" office:value="28.026">
            <text:p>28.03</text:p>
          </table:table-cell>
          <table:table-cell office:value-type="float" office:value="55.9">
            <text:p>55.9</text:p>
          </table:table-cell>
          <table:table-cell office:value-type="float" office:value="29.283">
            <text:p>29.28</text:p>
          </table:table-cell>
          <table:table-cell office:value-type="float" office:value="29.204">
            <text:p>29.2</text:p>
          </table:table-cell>
          <table:table-cell office:value-type="float" office:value="37.865">
            <text:p>37.87</text:p>
          </table:table-cell>
          <table:table-cell office:value-type="float" office:value="36.785">
            <text:p>36.79</text:p>
          </table:table-cell>
          <table:table-cell table:number-columns-repeated="4"/>
          <table:table-cell office:value-type="float" office:value="39.284">
            <text:p>39.28</text:p>
          </table:table-cell>
          <table:table-cell office:value-type="float" office:value="26.501">
            <text:p>26.5</text:p>
          </table:table-cell>
          <table:table-cell office:value-type="float" office:value="88.966">
            <text:p>88.97</text:p>
          </table:table-cell>
          <table:table-cell office:value-type="float" office:value="66.776">
            <text:p>66.78</text:p>
          </table:table-cell>
          <table:table-cell office:value-type="float" office:value="66.691">
            <text:p>66.69</text:p>
          </table:table-cell>
          <table:table-cell office:value-type="float" office:value="76.579">
            <text:p>76.58</text:p>
          </table:table-cell>
          <table:table-cell office:value-type="float" office:value="26.661">
            <text:p>26.66</text:p>
          </table:table-cell>
          <table:table-cell office:value-type="float" office:value="28.15">
            <text:p>28.15</text:p>
          </table:table-cell>
          <table:table-cell office:value-type="float" office:value="33.831">
            <text:p>33.83</text:p>
          </table:table-cell>
          <table:table-cell office:value-type="float" office:value="160.216">
            <text:p>160.22</text:p>
          </table:table-cell>
          <table:table-cell office:value-type="float" office:value="155.848">
            <text:p>155.85</text:p>
          </table:table-cell>
          <table:table-cell office:value-type="float" office:value="156.139">
            <text:p>156.14</text:p>
          </table:table-cell>
          <table:table-cell table:style-name="ce10" office:value-type="string">
            <text:p>msec/dec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indicator generation time</text:p>
          </table:table-cell>
          <table:table-cell office:value-type="string">
            <text:p>no indicators generated</text:p>
          </table:table-cell>
          <table:table-cell office:value-type="float" office:value="0.18">
            <text:p>0.18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table:number-columns-repeated="4"/>
          <table:table-cell office:value-type="float" office:value="0.49">
            <text:p>0.4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">
            <text:p>0.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7">
            <text:p>0.07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7">
            <text:p>0.27</text:p>
          </table:table-cell>
          <table:table-cell table:number-columns-repeated="2" office:value-type="string">
            <text:p>no indicators generated</text:p>
          </table:table-cell>
          <table:table-cell table:style-name="ce10" office:value-type="string">
            <text:p>indicator generation tim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vn revision</text:p>
          </table:table-cell>
          <table:table-cell table:number-columns-repeated="8" office:value-type="string">
            <text:p>Revision: 7918</text:p>
          </table:table-cell>
          <table:table-cell table:number-columns-repeated="4"/>
          <table:table-cell table:number-columns-repeated="12" office:value-type="string">
            <text:p>Revision: 7918</text:p>
          </table:table-cell>
          <table:table-cell table:style-name="ce1" office:value-type="string">
            <text:p>svn revision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score</text:p>
          </table:table-cell>
          <table:table-cell table:number-columns-repeated="8" office:value-type="string">
            <text:p>score not checked.</text:p>
          </table:table-cell>
          <table:table-cell table:number-columns-repeated="4"/>
          <table:table-cell table:number-columns-repeated="12" office:value-type="string">
            <text:p>score not checked.</text:p>
          </table:table-cell>
          <table:table-cell table:style-name="ce10" office:value-type="string">
            <text:p>score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ns user time*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68.32">
            <text:p>368.32</text:p>
          </table:table-cell>
          <table:table-cell table:number-columns-repeated="3" office:value-type="float" office:value="12">
            <text:p>12</text:p>
          </table:table-cell>
          <table:table-cell office:value-type="float" office:value="5339.16">
            <text:p>5339.1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8.04">
            <text:p>208.04</text:p>
          </table:table-cell>
          <table:table-cell table:number-columns-repeated="2" office:value-type="float" office:value="13">
            <text:p>13</text:p>
          </table:table-cell>
          <table:table-cell office:value-type="float" office:value="1596.75">
            <text:p>1596.75</text:p>
          </table:table-cell>
          <table:table-cell table:number-columns-repeated="2" office:value-type="float" office:value="12">
            <text:p>12</text:p>
          </table:table-cell>
          <table:table-cell office:value-type="float" office:value="141.69">
            <text:p>141.69</text:p>
          </table:table-cell>
          <table:table-cell table:number-columns-repeated="2" office:value-type="float" office:value="12">
            <text:p>12</text:p>
          </table:table-cell>
          <table:table-cell office:value-type="float" office:value="954.64">
            <text:p>954.64</text:p>
          </table:table-cell>
          <table:table-cell table:style-name="ce10" office:value-type="string">
            <text:p>tns user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ns total time*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369.71">
            <text:p>369.71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5354.56">
            <text:p>5354.56</text:p>
          </table:table-cell>
          <table:table-cell table:number-columns-repeated="4"/>
          <table:table-cell table:number-columns-repeated="2" office:value-type="string">
            <text:p>ACTION (move north)</text:p>
          </table:table-cell>
          <table:table-cell office:value-type="float" office:value="208.76">
            <text:p>208.76</text:p>
          </table:table-cell>
          <table:table-cell table:number-columns-repeated="2" office:value-type="string">
            <text:p>ACTION (move north)</text:p>
          </table:table-cell>
          <table:table-cell office:value-type="float" office:value="1599.99">
            <text:p>1599.99</text:p>
          </table:table-cell>
          <table:table-cell table:number-columns-repeated="2" office:value-type="string">
            <text:p>ACTION (move north)</text:p>
          </table:table-cell>
          <table:table-cell office:value-type="float" office:value="142.1">
            <text:p>142.1</text:p>
          </table:table-cell>
          <table:table-cell table:number-columns-repeated="2" office:value-type="string">
            <text:p>ACTION (move north)</text:p>
          </table:table-cell>
          <table:table-cell office:value-type="float" office:value="956.19">
            <text:p>956.19</text:p>
          </table:table-cell>
          <table:table-cell table:style-name="ce10" office:value-type="string">
            <text:p>tns total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s user time*</text:p>
          </table:table-cell>
          <table:table-cell table:number-columns-repeated="3" office:value-type="string">
            <text:p>ACTION (move east)</text:p>
          </table:table-cell>
          <table:table-cell office:value-type="float" office:value="91.94">
            <text:p>91.94</text:p>
          </table:table-cell>
          <table:table-cell table:number-columns-repeated="3" office:value-type="string">
            <text:p>ACTION (move east)</text:p>
          </table:table-cell>
          <table:table-cell office:value-type="float" office:value="1442.71">
            <text:p>1442.71</text:p>
          </table:table-cell>
          <table:table-cell table:number-columns-repeated="4"/>
          <table:table-cell table:number-columns-repeated="2" office:value-type="string">
            <text:p>ACTION (move east)</text:p>
          </table:table-cell>
          <table:table-cell office:value-type="float" office:value="1291.87">
            <text:p>1291.87</text:p>
          </table:table-cell>
          <table:table-cell table:number-columns-repeated="2" office:value-type="string">
            <text:p>ACTION (move east)</text:p>
          </table:table-cell>
          <table:table-cell office:value-type="float" office:value="86.38">
            <text:p>86.38</text:p>
          </table:table-cell>
          <table:table-cell table:number-columns-repeated="2" office:value-type="string">
            <text:p>ACTION (move east)</text:p>
          </table:table-cell>
          <table:table-cell office:value-type="float" office:value="23.14">
            <text:p>23.14</text:p>
          </table:table-cell>
          <table:table-cell table:number-columns-repeated="2" office:value-type="string">
            <text:p>ACTION (move east)</text:p>
          </table:table-cell>
          <table:table-cell office:value-type="float" office:value="399.31">
            <text:p>399.31</text:p>
          </table:table-cell>
          <table:table-cell table:style-name="ce10" office:value-type="string">
            <text:p>ts user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s total time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92.29">
            <text:p>92.29</text:p>
          </table:table-cell>
          <table:table-cell table:number-columns-repeated="3" office:value-type="string">
            <text:p>ACTION (move south)</text:p>
          </table:table-cell>
          <table:table-cell office:value-type="float" office:value="1447.12">
            <text:p>1447.12</text:p>
          </table:table-cell>
          <table:table-cell table:number-columns-repeated="4"/>
          <table:table-cell table:number-columns-repeated="2" office:value-type="string">
            <text:p>ACTION (move east)</text:p>
          </table:table-cell>
          <table:table-cell office:value-type="float" office:value="1293.62">
            <text:p>1293.62</text:p>
          </table:table-cell>
          <table:table-cell table:number-columns-repeated="2" office:value-type="string">
            <text:p>ACTION (move east)</text:p>
          </table:table-cell>
          <table:table-cell office:value-type="float" office:value="86.8">
            <text:p>86.8</text:p>
          </table:table-cell>
          <table:table-cell table:number-columns-repeated="2" office:value-type="string">
            <text:p>ACTION (move east)</text:p>
          </table:table-cell>
          <table:table-cell office:value-type="float" office:value="23.3">
            <text:p>23.3</text:p>
          </table:table-cell>
          <table:table-cell table:number-columns-repeated="2" office:value-type="string">
            <text:p>ACTION (move south)</text:p>
          </table:table-cell>
          <table:table-cell office:value-type="float" office:value="400.33">
            <text:p>400.33</text:p>
          </table:table-cell>
          <table:table-cell table:style-name="ce10" office:value-type="string">
            <text:p>ts total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regret: soar timer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74.9439073818997">
            <text:p>74.94</text:p>
          </table:table-cell>
          <table:table-cell table:number-columns-repeated="3" office:value-type="string">
            <text:p>ACTION (move east)</text:p>
          </table:table-cell>
          <table:table-cell office:value-type="float" office:value="72.9749708330986">
            <text:p>72.97</text:p>
          </table:table-cell>
          <table:table-cell table:number-columns-repeated="4"/>
          <table:table-cell table:number-columns-repeated="2" office:value-type="string">
            <text:p>ACTION (move east)</text:p>
          </table:table-cell>
          <table:table-cell office:value-type="float" office:value="-83.9896012360841">
            <text:p>-83.99</text:p>
          </table:table-cell>
          <table:table-cell table:number-columns-repeated="2" office:value-type="string">
            <text:p>ACTION (move east)</text:p>
          </table:table-cell>
          <table:table-cell office:value-type="float" office:value="94.6075093696316">
            <text:p>94.61</text:p>
          </table:table-cell>
          <table:table-cell table:number-columns-repeated="2" office:value-type="string">
            <text:p>ACTION (move east)</text:p>
          </table:table-cell>
          <table:table-cell office:value-type="float" office:value="83.6821905647345">
            <text:p>83.68</text:p>
          </table:table-cell>
          <table:table-cell table:number-columns-repeated="2" office:value-type="string">
            <text:p>ACTION (move east)</text:p>
          </table:table-cell>
          <table:table-cell office:value-type="float" office:value="58.1846685764912">
            <text:p>58.18</text:p>
          </table:table-cell>
          <table:table-cell table:style-name="ce10" office:value-type="string">
            <text:p>regret: soar timer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regret: unix user time*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75.0380104257168">
            <text:p>75.04</text:p>
          </table:table-cell>
          <table:table-cell table:number-columns-repeated="3" office:value-type="string">
            <text:p>ACTION (move east)</text:p>
          </table:table-cell>
          <table:table-cell office:value-type="float" office:value="72.9787082612246">
            <text:p>72.98</text:p>
          </table:table-cell>
          <table:table-cell table:number-columns-repeated="4"/>
          <table:table-cell table:number-columns-repeated="2" office:value-type="string">
            <text:p>ACTION (move east)</text:p>
          </table:table-cell>
          <table:table-cell office:value-type="float" office:value="-83.8962124671987">
            <text:p>-83.9</text:p>
          </table:table-cell>
          <table:table-cell table:number-columns-repeated="2" office:value-type="string">
            <text:p>ACTION (move west)</text:p>
          </table:table-cell>
          <table:table-cell office:value-type="float" office:value="94.5902614686081">
            <text:p>94.59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3.6685722351613">
            <text:p>83.67</text:p>
          </table:table-cell>
          <table:table-cell table:number-columns-repeated="2" office:value-type="string">
            <text:p>ACTION (move east)</text:p>
          </table:table-cell>
          <table:table-cell office:value-type="float" office:value="58.1716668063354">
            <text:p>58.17</text:p>
          </table:table-cell>
          <table:table-cell table:style-name="ce10" office:value-type="string">
            <text:p>regret: unix user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regret: unix total time*</text:p>
          </table:table-cell>
          <table:table-cell table:number-columns-repeated="3" office:value-type="string">
            <text:p>ACTION (move south)</text:p>
          </table:table-cell>
          <table:table-cell office:value-type="float" office:value="75.0371913121095">
            <text:p>75.04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72.9740632283512">
            <text:p>72.97</text:p>
          </table:table-cell>
          <table:table-cell table:number-columns-repeated="4"/>
          <table:table-cell table:number-columns-repeated="2" office:value-type="string">
            <text:p>ACTION (move south)</text:p>
          </table:table-cell>
          <table:table-cell office:value-type="float" office:value="-83.862339790665">
            <text:p>-83.86</text:p>
          </table:table-cell>
          <table:table-cell table:number-columns-repeated="2" office:value-type="string">
            <text:p>ACTION (move east)</text:p>
          </table:table-cell>
          <table:table-cell office:value-type="float" office:value="94.5749660935381">
            <text:p>94.5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83.6030964109782">
            <text:p>83.6</text:p>
          </table:table-cell>
          <table:table-cell table:number-columns-repeated="2" office:value-type="string">
            <text:p>ACTION (move east)</text:p>
          </table:table-cell>
          <table:table-cell office:value-type="float" office:value="58.1327978748993">
            <text:p>58.13</text:p>
          </table:table-cell>
          <table:table-cell table:style-name="ce10" office:value-type="string">
            <text:p>regret: unix total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oln length</text:p>
          </table:table-cell>
          <table:table-cell table:number-columns-repeated="3" office:value-type="string">
            <text:p>ACTION (move south)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quaff potion1)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ACTION (move south)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ACTION (move south)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ACTION (move south)</text:p>
          </table:table-cell>
          <table:table-cell office:value-type="float" office:value="12">
            <text:p>12</text:p>
          </table:table-cell>
          <table:table-cell table:style-name="ce1" office:value-type="string">
            <text:p>soln length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4"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style-name="ce1" office:value-type="string">
            <text:p>soln </text:p>
          </table:table-cell>
          <table:table-cell table:number-columns-repeated="230"/>
        </table:table-row>
        <table:table-row table:style-name="ro1">
          <table:table-cell/>
          <table:table-cell table:number-columns-repeated="6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4"/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quaff potion1)</text:p>
          </table:table-cell>
          <table:table-cell table:number-columns-repeated="4"/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4"/>
          <table:table-cell office:value-type="string">
            <text:p>ACTION (move west)</text:p>
          </table:table-cell>
          <table:table-cell table:number-columns-repeated="7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4"/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/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4"/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ce15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table:style-name="ce15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14"/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5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end</text:p>
          </table:table-cell>
          <table:table-cell table:number-columns-repeated="250"/>
        </table:table-row>
      </table:table>
      <table:table table:name="Wargame" table:style-name="ta4" table:print="false">
        <office:forms form:automatic-focus="false" form:apply-design-mode="false"/>
        <table:table-column table:style-name="co8" table:default-cell-style-name="ce1"/>
        <table:table-column table:style-name="co40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0" table:number-columns-repeated="2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1" table:default-cell-style-name="Default"/>
        <table:table-column table:style-name="co51" table:default-cell-style-name="Default"/>
        <table:table-column table:style-name="co8" table:default-cell-style-name="ce1"/>
        <table:table-column table:style-name="co8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3824">
            <text:p>3824</text:p>
          </table:table-cell>
          <table:table-cell office:value-type="float" office:value="3680">
            <text:p>3680</text:p>
          </table:table-cell>
          <table:table-cell office:value-type="float" office:value="10989">
            <text:p>10989</text:p>
          </table:table-cell>
          <table:table-cell office:value-type="float" office:value="5995">
            <text:p>5995</text:p>
          </table:table-cell>
          <table:table-cell office:value-type="float" office:value="1123">
            <text:p>1123</text:p>
          </table:table-cell>
          <table:table-cell office:value-type="float" office:value="5074">
            <text:p>5074</text:p>
          </table:table-cell>
          <table:table-cell office:value-type="float" office:value="441">
            <text:p>441</text:p>
          </table:table-cell>
          <table:table-cell office:value-type="float" office:value="813">
            <text:p>813</text:p>
          </table:table-cell>
          <table:table-cell office:value-type="float" office:value="10176">
            <text:p>10176</text:p>
          </table:table-cell>
          <table:table-cell office:value-type="float" office:value="3606">
            <text:p>3606</text:p>
          </table:table-cell>
          <table:table-cell office:value-type="float" office:value="2435">
            <text:p>2435</text:p>
          </table:table-cell>
          <table:table-cell office:value-type="float" office:value="7476">
            <text:p>7476</text:p>
          </table:table-cell>
          <table:table-cell office:value-type="float" office:value="8237">
            <text:p>8237</text:p>
          </table:table-cell>
          <table:table-cell office:value-type="float" office:value="5497">
            <text:p>5497</text:p>
          </table:table-cell>
          <table:table-cell office:value-type="float" office:value="18889">
            <text:p>18889</text:p>
          </table:table-cell>
          <table:table-cell office:value-type="float" office:value="8053">
            <text:p>8053</text:p>
          </table:table-cell>
          <table:table-cell office:value-type="float" office:value="3340">
            <text:p>3340</text:p>
          </table:table-cell>
          <table:table-cell office:value-type="float" office:value="20553">
            <text:p>20553</text:p>
          </table:table-cell>
          <table:table-cell office:value-type="float" office:value="5035">
            <text:p>5035</text:p>
          </table:table-cell>
          <table:table-cell office:value-type="float" office:value="3680">
            <text:p>3680</text:p>
          </table:table-cell>
          <table:table-cell office:value-type="float" office:value="10176">
            <text:p>10176</text:p>
          </table:table-cell>
          <table:table-cell office:value-type="float" office:value="9175">
            <text:p>9175</text:p>
          </table:table-cell>
          <table:table-cell office:value-type="float" office:value="6454">
            <text:p>6454</text:p>
          </table:table-cell>
          <table:table-cell office:value-type="float" office:value="7476">
            <text:p>7476</text:p>
          </table:table-cell>
          <table:table-cell office:value-type="float" office:value="7796">
            <text:p>7796</text:p>
          </table:table-cell>
          <table:table-cell office:value-type="float" office:value="5478">
            <text:p>5478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Wed Oct <text:s/>3 14:26:06 2007</text:p>
          </table:table-cell>
          <table:table-cell office:value-type="string">
            <text:p>Wed Oct <text:s/>3 14:30:54 2007</text:p>
          </table:table-cell>
          <table:table-cell office:value-type="string">
            <text:p>Wed Oct <text:s/>3 15:20:36 2007</text:p>
          </table:table-cell>
          <table:table-cell office:value-type="string">
            <text:p>Wed Oct <text:s/>3 14:48:20 2007</text:p>
          </table:table-cell>
          <table:table-cell office:value-type="string">
            <text:p>Wed Oct <text:s/>3 14:23:22 2007</text:p>
          </table:table-cell>
          <table:table-cell office:value-type="string">
            <text:p>Wed Oct <text:s/>3 14:24:37 2007</text:p>
          </table:table-cell>
          <table:table-cell office:value-type="string">
            <text:p>Wed Oct <text:s/>3 14:25:13 2007</text:p>
          </table:table-cell>
          <table:table-cell office:value-type="string">
            <text:p>Wed Oct <text:s/>3 14:25:01 2007</text:p>
          </table:table-cell>
          <table:table-cell office:value-type="string">
            <text:p>Wed Oct <text:s/>3 14:29:35 2007</text:p>
          </table:table-cell>
          <table:table-cell office:value-type="string">
            <text:p>Wed Oct <text:s/>3 14:32:33 2007</text:p>
          </table:table-cell>
          <table:table-cell office:value-type="string">
            <text:p>Wed Oct <text:s/>3 14:30:46 2007</text:p>
          </table:table-cell>
          <table:table-cell office:value-type="string">
            <text:p>Wed Oct <text:s/>3 14:29:31 2007</text:p>
          </table:table-cell>
          <table:table-cell office:value-type="string">
            <text:p>Wed Oct <text:s/>3 14:34:04 2007</text:p>
          </table:table-cell>
          <table:table-cell office:value-type="string">
            <text:p>Wed Oct <text:s/>3 14:31:19 2007</text:p>
          </table:table-cell>
          <table:table-cell office:value-type="string">
            <text:p>Wed Oct <text:s/>3 14:38:17 2007</text:p>
          </table:table-cell>
          <table:table-cell office:value-type="string">
            <text:p>Wed Oct <text:s/>3 14:45:10 2007</text:p>
          </table:table-cell>
          <table:table-cell office:value-type="string">
            <text:p>Wed Oct <text:s/>3 14:40:20 2007</text:p>
          </table:table-cell>
          <table:table-cell office:value-type="string">
            <text:p>Wed Oct <text:s/>3 14:36:19 2007</text:p>
          </table:table-cell>
          <table:table-cell office:value-type="string">
            <text:p>Wed Oct <text:s/>3 14:38:40 2007</text:p>
          </table:table-cell>
          <table:table-cell office:value-type="string">
            <text:p>Wed Oct <text:s/>3 14:37:26 2007</text:p>
          </table:table-cell>
          <table:table-cell office:value-type="string">
            <text:p>Wed Oct <text:s/>3 14:41:29 2007</text:p>
          </table:table-cell>
          <table:table-cell office:value-type="string">
            <text:p>Wed Oct <text:s/>3 14:59:44 2007</text:p>
          </table:table-cell>
          <table:table-cell office:value-type="string">
            <text:p>Wed Oct <text:s/>3 14:48:57 2007</text:p>
          </table:table-cell>
          <table:table-cell office:value-type="string">
            <text:p>Wed Oct <text:s/>3 14:39:22 2007</text:p>
          </table:table-cell>
          <table:table-cell office:value-type="string">
            <text:p>Wed Oct <text:s/>3 14:50:00 2007</text:p>
          </table:table-cell>
          <table:table-cell office:value-type="string">
            <text:p>Wed Oct <text:s/>3 14:43:30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flamingo:/home/swinterm/GGP/scripts/wargame-6-1-source-1.log</text:p>
          </table:table-cell>
          <table:table-cell office:value-type="string">
            <text:p>flamingo:/home/swinterm/GGP/scripts/wargame-6-1-source-2.log</text:p>
          </table:table-cell>
          <table:table-cell office:value-type="string">
            <text:p>flamingo:/home/swinterm/GGP/scripts/wargame-6-1-target_no_source.log</text:p>
          </table:table-cell>
          <table:table-cell office:value-type="string">
            <text:p>flamingo:/home/swinterm/GGP/scripts/wargame-6-1-target_after_source.log</text:p>
          </table:table-cell>
          <table:table-cell office:value-type="string">
            <text:p>smaug:/home/swinterm/GGP/scripts/wargame-6-2-source-1.log</text:p>
          </table:table-cell>
          <table:table-cell office:value-type="string">
            <text:p>smaug:/home/swinterm/GGP/scripts/wargame-6-2-source-2.log</text:p>
          </table:table-cell>
          <table:table-cell office:value-type="string">
            <text:p>smaug:/home/swinterm/GGP/scripts/wargame-6-2-target_no_source.log</text:p>
          </table:table-cell>
          <table:table-cell office:value-type="string">
            <text:p>smaug:/home/swinterm/GGP/scripts/wargame-6-2-target_after_source.log</text:p>
          </table:table-cell>
          <table:table-cell office:value-type="string">
            <text:p>wyrm:/home/swinterm/GGP/scripts/wargame-7-1-source.log</text:p>
          </table:table-cell>
          <table:table-cell office:value-type="string">
            <text:p>wyrm:/home/swinterm/GGP/scripts/wargame-7-1-target_no_source.log</text:p>
          </table:table-cell>
          <table:table-cell office:value-type="string">
            <text:p>wyrm:/home/swinterm/GGP/scripts/wargame-7-1-target_after_source.log</text:p>
          </table:table-cell>
          <table:table-cell office:value-type="string">
            <text:p>bahamut:/home/swinterm/GGP/scripts/wargame-7-2-source.log</text:p>
          </table:table-cell>
          <table:table-cell office:value-type="string">
            <text:p>bahamut:/home/swinterm/GGP/scripts/wargame-7-2-target_no_source.log</text:p>
          </table:table-cell>
          <table:table-cell office:value-type="string">
            <text:p>bahamut:/home/swinterm/GGP/scripts/wargame-7-2-target_after_source.log</text:p>
          </table:table-cell>
          <table:table-cell office:value-type="string">
            <text:p>grapes:/home/swinterm/GGP/scripts/wargame-8-1-source.log</text:p>
          </table:table-cell>
          <table:table-cell office:value-type="string">
            <text:p>grapes:/home/swinterm/GGP/scripts/wargame-8-1-target_no_source.log</text:p>
          </table:table-cell>
          <table:table-cell office:value-type="string">
            <text:p>grapes:/home/swinterm/GGP/scripts/wargame-8-1-target_after_source.log</text:p>
          </table:table-cell>
          <table:table-cell office:value-type="string">
            <text:p>smaug:/home/swinterm/GGP/scripts/wargame-8-2-source.log</text:p>
          </table:table-cell>
          <table:table-cell office:value-type="string">
            <text:p>smaug:/home/swinterm/GGP/scripts/wargame-8-2-target_no_source.log</text:p>
          </table:table-cell>
          <table:table-cell office:value-type="string">
            <text:p>smaug:/home/swinterm/GGP/scripts/wargame-8-2-target_after_source.log</text:p>
          </table:table-cell>
          <table:table-cell office:value-type="string">
            <text:p>auk:/home/swinterm/GGP/scripts/wargame-9-1-source.log</text:p>
          </table:table-cell>
          <table:table-cell office:value-type="string">
            <text:p>auk:/home/swinterm/GGP/scripts/wargame-9-1-target_no_source.log</text:p>
          </table:table-cell>
          <table:table-cell office:value-type="string">
            <text:p>auk:/home/swinterm/GGP/scripts/wargame-9-1-target_after_source.log</text:p>
          </table:table-cell>
          <table:table-cell office:value-type="string">
            <text:p>wyrm:/home/swinterm/GGP/scripts/wargame-9-2-source.log</text:p>
          </table:table-cell>
          <table:table-cell office:value-type="string">
            <text:p>wyrm:/home/swinterm/GGP/scripts/wargame-9-2-target_no_source.log</text:p>
          </table:table-cell>
          <table:table-cell office:value-type="string">
            <text:p>wyrm: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920">
            <text:p>920</text:p>
          </table:table-cell>
          <table:table-cell office:value-type="float" office:value="878">
            <text:p>878</text:p>
          </table:table-cell>
          <table:table-cell office:value-type="float" office:value="2680">
            <text:p>2680</text:p>
          </table:table-cell>
          <table:table-cell office:value-type="float" office:value="1452">
            <text:p>1452</text:p>
          </table:table-cell>
          <table:table-cell office:value-type="float" office:value="300">
            <text:p>300</text:p>
          </table:table-cell>
          <table:table-cell office:value-type="float" office:value="1202">
            <text:p>1202</text:p>
          </table:table-cell>
          <table:table-cell office:value-type="float" office:value="108">
            <text:p>108</text:p>
          </table:table-cell>
          <table:table-cell office:value-type="float" office:value="196">
            <text:p>196</text:p>
          </table:table-cell>
          <table:table-cell office:value-type="float" office:value="2320">
            <text:p>2320</text:p>
          </table:table-cell>
          <table:table-cell office:value-type="float" office:value="878">
            <text:p>878</text:p>
          </table:table-cell>
          <table:table-cell office:value-type="float" office:value="588">
            <text:p>588</text:p>
          </table:table-cell>
          <table:table-cell office:value-type="float" office:value="1674">
            <text:p>1674</text:p>
          </table:table-cell>
          <table:table-cell office:value-type="float" office:value="2004">
            <text:p>2004</text:p>
          </table:table-cell>
          <table:table-cell office:value-type="float" office:value="1334">
            <text:p>1334</text:p>
          </table:table-cell>
          <table:table-cell office:value-type="float" office:value="4576">
            <text:p>4576</text:p>
          </table:table-cell>
          <table:table-cell office:value-type="float" office:value="2062">
            <text:p>2062</text:p>
          </table:table-cell>
          <table:table-cell office:value-type="float" office:value="832">
            <text:p>832</text:p>
          </table:table-cell>
          <table:table-cell office:value-type="float" office:value="4768">
            <text:p>4768</text:p>
          </table:table-cell>
          <table:table-cell office:value-type="float" office:value="1226">
            <text:p>1226</text:p>
          </table:table-cell>
          <table:table-cell office:value-type="float" office:value="904">
            <text:p>904</text:p>
          </table:table-cell>
          <table:table-cell office:value-type="float" office:value="2320">
            <text:p>2320</text:p>
          </table:table-cell>
          <table:table-cell office:value-type="float" office:value="2092">
            <text:p>2092</text:p>
          </table:table-cell>
          <table:table-cell office:value-type="float" office:value="1452">
            <text:p>1452</text:p>
          </table:table-cell>
          <table:table-cell office:value-type="float" office:value="1674">
            <text:p>1674</text:p>
          </table:table-cell>
          <table:table-cell office:value-type="float" office:value="1746">
            <text:p>1746</text:p>
          </table:table-cell>
          <table:table-cell office:value-type="float" office:value="1226">
            <text:p>1226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42.857">
            <text:p>42.86</text:p>
          </table:table-cell>
          <table:table-cell office:value-type="float" office:value="77.626">
            <text:p>77.63</text:p>
          </table:table-cell>
          <table:table-cell office:value-type="float" office:value="175.563">
            <text:p>175.56</text:p>
          </table:table-cell>
          <table:table-cell office:value-type="float" office:value="173.549">
            <text:p>173.55</text:p>
          </table:table-cell>
          <table:table-cell office:value-type="float" office:value="12.852">
            <text:p>12.85</text:p>
          </table:table-cell>
          <table:table-cell office:value-type="float" office:value="14.252">
            <text:p>14.25</text:p>
          </table:table-cell>
          <table:table-cell office:value-type="float" office:value="24.881">
            <text:p>24.88</text:p>
          </table:table-cell>
          <table:table-cell office:value-type="float" office:value="29.36">
            <text:p>29.36</text:p>
          </table:table-cell>
          <table:table-cell office:value-type="float" office:value="33.218">
            <text:p>33.22</text:p>
          </table:table-cell>
          <table:table-cell office:value-type="float" office:value="29.322">
            <text:p>29.32</text:p>
          </table:table-cell>
          <table:table-cell office:value-type="float" office:value="28.674">
            <text:p>28.67</text:p>
          </table:table-cell>
          <table:table-cell office:value-type="float" office:value="49.578">
            <text:p>49.58</text:p>
          </table:table-cell>
          <table:table-cell office:value-type="float" office:value="19.273">
            <text:p>19.27</text:p>
          </table:table-cell>
          <table:table-cell office:value-type="float" office:value="18.728">
            <text:p>18.73</text:p>
          </table:table-cell>
          <table:table-cell office:value-type="float" office:value="47.211">
            <text:p>47.21</text:p>
          </table:table-cell>
          <table:table-cell office:value-type="float" office:value="35.367">
            <text:p>35.37</text:p>
          </table:table-cell>
          <table:table-cell office:value-type="float" office:value="35.926">
            <text:p>35.93</text:p>
          </table:table-cell>
          <table:table-cell office:value-type="float" office:value="30.299">
            <text:p>30.3</text:p>
          </table:table-cell>
          <table:table-cell office:value-type="float" office:value="14.476">
            <text:p>14.48</text:p>
          </table:table-cell>
          <table:table-cell office:value-type="float" office:value="17.534">
            <text:p>17.53</text:p>
          </table:table-cell>
          <table:table-cell office:value-type="float" office:value="74.698">
            <text:p>74.7</text:p>
          </table:table-cell>
          <table:table-cell office:value-type="float" office:value="70.029">
            <text:p>70.03</text:p>
          </table:table-cell>
          <table:table-cell office:value-type="float" office:value="68.707">
            <text:p>68.71</text:p>
          </table:table-cell>
          <table:table-cell office:value-type="float" office:value="49.435">
            <text:p>49.44</text:p>
          </table:table-cell>
          <table:table-cell office:value-type="float" office:value="49.729">
            <text:p>49.73</text:p>
          </table:table-cell>
          <table:table-cell office:value-type="float" office:value="44.748">
            <text:p>44.75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indicators generated</text:p>
          </table:table-cell>
          <table:table-cell office:value-type="float" office:value="0.2">
            <text:p>0.2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3">
            <text:p>0.2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4">
            <text:p>0.1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6" office:value-type="string">
            <text:p>Revision: 7918</text:p>
          </table:table-cell>
          <table:table-cell table:number-columns-repeated="229"/>
        </table:table-row>
        <table:table-row table:style-name="ro1">
          <table:table-cell/>
          <table:table-cell table:number-columns-repeated="26" office:value-type="string">
            <text:p>score not checked.</text:p>
          </table:table-cell>
          <table:table-cell table:number-columns-repeated="22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35.13">
            <text:p>1935.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.12">
            <text:p>11.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6.89">
            <text:p>106.8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1.05">
            <text:p>161.0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88.43">
            <text:p>288.4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4.25">
            <text:p>74.25</text:p>
          </table:table-cell>
          <table:table-cell table:number-columns-repeated="2" office:value-type="float" office:value="13">
            <text:p>13</text:p>
          </table:table-cell>
          <table:table-cell office:value-type="float" office:value="646.44">
            <text:p>646.44</text:p>
          </table:table-cell>
          <table:table-cell table:number-columns-repeated="2" office:value-type="float" office:value="18">
            <text:p>18</text:p>
          </table:table-cell>
          <table:table-cell office:value-type="float" office:value="389.99">
            <text:p>389.99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1936.9">
            <text:p>1936.9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1.2">
            <text:p>11.2</text:p>
          </table:table-cell>
          <table:table-cell table:number-columns-repeated="2" office:value-type="string">
            <text:p>ACTION (move west)</text:p>
          </table:table-cell>
          <table:table-cell office:value-type="float" office:value="107.25">
            <text:p>107.25</text:p>
          </table:table-cell>
          <table:table-cell table:number-columns-repeated="2" office:value-type="string">
            <text:p>ACTION (move south)</text:p>
          </table:table-cell>
          <table:table-cell office:value-type="float" office:value="161.76">
            <text:p>161.7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289.6">
            <text:p>289.6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74.54">
            <text:p>74.54</text:p>
          </table:table-cell>
          <table:table-cell table:number-columns-repeated="2" office:value-type="string">
            <text:p>ACTION (move west)</text:p>
          </table:table-cell>
          <table:table-cell office:value-type="float" office:value="647.81">
            <text:p>647.81</text:p>
          </table:table-cell>
          <table:table-cell table:number-columns-repeated="2" office:value-type="string">
            <text:p>ACTION (move south)</text:p>
          </table:table-cell>
          <table:table-cell office:value-type="float" office:value="390.59">
            <text:p>390.59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044.07">
            <text:p>1044.0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24.5">
            <text:p>24.5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0.71">
            <text:p>70.71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04.53">
            <text:p>104.53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122.02">
            <text:p>122.02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65.88">
            <text:p>65.88</text:p>
          </table:table-cell>
          <table:table-cell office:value-type="string">
            <text:p>ACTION (move east)</text:p>
          </table:table-cell>
          <table:table-cell office:value-type="string">
            <text:p>ACTION (uaouv south)</text:p>
          </table:table-cell>
          <table:table-cell office:value-type="float" office:value="446.45">
            <text:p>446.45</text:p>
          </table:table-cell>
          <table:table-cell table:number-columns-repeated="2" office:value-type="string">
            <text:p>ACTION (move south)</text:p>
          </table:table-cell>
          <table:table-cell office:value-type="float" office:value="246.7">
            <text:p>246.7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shoot north)</text:p>
          </table:table-cell>
          <table:table-cell office:value-type="float" office:value="1045.24">
            <text:p>1045.24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24.73">
            <text:p>24.7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70.93">
            <text:p>70.93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05">
            <text:p>105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float" office:value="122.55">
            <text:p>122.55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66.37">
            <text:p>66.37</text:p>
          </table:table-cell>
          <table:table-cell table:number-columns-repeated="2" office:value-type="string">
            <text:p>ACTION (move south)</text:p>
          </table:table-cell>
          <table:table-cell office:value-type="float" office:value="447.45">
            <text:p>447.45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47.26">
            <text:p>247.26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(move west)</text:p>
          </table:table-cell>
          <table:table-cell office:value-type="float" office:value="46.0609103842587">
            <text:p>46.06</text:p>
          </table:table-cell>
          <table:table-cell office:value-type="string">
            <text:p>ACTION heal</text:p>
          </table:table-cell>
          <table:table-cell table:number-columns-repeated="2" office:value-type="string">
            <text:p>ACTION (move west)</text:p>
          </table:table-cell>
          <table:table-cell office:value-type="float" office:value="-54.2233313085531">
            <text:p>-54.22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float" office:value="33.8713739913807">
            <text:p>33.8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5.0949845885431">
            <text:p>35.09</text:p>
          </table:table-cell>
          <table:table-cell table:number-columns-repeated="2" office:value-type="string">
            <text:p>ACTION (move south)</text:p>
          </table:table-cell>
          <table:table-cell office:value-type="float" office:value="57.7884731484098">
            <text:p>57.79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1.2798967602576">
            <text:p>11.28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float" office:value="30.9643765722126">
            <text:p>30.96</text:p>
          </table:table-cell>
          <table:table-cell table:number-columns-repeated="2" office:value-type="string">
            <text:p>ACTION (move east)</text:p>
          </table:table-cell>
          <table:table-cell office:value-type="float" office:value="36.7506869273535">
            <text:p>36.75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46.0465188385276">
            <text:p>46.05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-54.6122448979592">
            <text:p>-54.61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33.847880999158">
            <text:p>33.85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35.0946910897237">
            <text:p>35.09</text:p>
          </table:table-cell>
          <table:table-cell office:value-type="string">
            <text:p>ACTION (shoot north)</text:p>
          </table:table-cell>
          <table:table-cell office:value-type="string">
            <text:p>ACTION (move west)</text:p>
          </table:table-cell>
          <table:table-cell office:value-type="float" office:value="57.6951079984745">
            <text:p>57.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1.2727272727273">
            <text:p>11.27</text:p>
          </table:table-cell>
          <table:table-cell table:number-columns-repeated="2" office:value-type="string">
            <text:p>ACTION (move east)</text:p>
          </table:table-cell>
          <table:table-cell office:value-type="float" office:value="30.9371326031805">
            <text:p>30.94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36.7419677427626">
            <text:p>36.74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throw north 2)</text:p>
          </table:table-cell>
          <table:table-cell office:value-type="string">
            <text:p>ACTION (move west)</text:p>
          </table:table-cell>
          <table:table-cell office:value-type="float" office:value="46.035417419588">
            <text:p>46.04</text:p>
          </table:table-cell>
          <table:table-cell office:value-type="string">
            <text:p>ACTION heal</text:p>
          </table:table-cell>
          <table:table-cell table:number-columns-repeated="2" office:value-type="string">
            <text:p>ACTION (move west)</text:p>
          </table:table-cell>
          <table:table-cell office:value-type="float" office:value="-54.7108774767489">
            <text:p>-54.71</text:p>
          </table:table-cell>
          <table:table-cell table:number-columns-repeated="2" office:value-type="string">
            <text:p>ACTION (move south)</text:p>
          </table:table-cell>
          <table:table-cell office:value-type="float" office:value="33.8648018648019">
            <text:p>33.8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5.0890207715134">
            <text:p>35.09</text:p>
          </table:table-cell>
          <table:table-cell table:number-columns-repeated="2" office:value-type="string">
            <text:p>ACTION (move west)</text:p>
          </table:table-cell>
          <table:table-cell office:value-type="float" office:value="57.6830110497238">
            <text:p>57.68</text:p>
          </table:table-cell>
          <table:table-cell table:number-columns-repeated="2" office:value-type="string">
            <text:p>ACTION (move east)</text:p>
          </table:table-cell>
          <table:table-cell office:value-type="float" office:value="10.9605580896163">
            <text:p>10.96</text:p>
          </table:table-cell>
          <table:table-cell table:number-columns-repeated="2" office:value-type="string">
            <text:p>ACTION (move south)</text:p>
          </table:table-cell>
          <table:table-cell office:value-type="float" office:value="30.9288217224186">
            <text:p>30.93</text:p>
          </table:table-cell>
          <table:table-cell table:number-columns-repeated="2" office:value-type="string">
            <text:p>ACTION (move east)</text:p>
          </table:table-cell>
          <table:table-cell office:value-type="float" office:value="36.6957679408075">
            <text:p>36.7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(move west)</text:p>
          </table:table-cell>
          <table:table-cell office:value-type="float" office:value="12">
            <text:p>12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11">
            <text:p>11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CTION (move east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south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east)</text:p>
          </table:table-cell>
          <table:table-cell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29"/>
        </table:table-row>
        <table:table-row table:style-name="ro1">
          <table:table-cell table:style-name="Default"/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shoot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heal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uaouv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shoot nor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 north)</text:p>
          </table:table-cell>
          <table:table-cell office:value-type="string">
            <text:p>.</text:p>
          </table:table-cell>
          <table:table-cell office:value-type="string">
            <text:p>ACTION (shoot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shoot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shoot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string">
            <text:p>.</text:p>
          </table:table-cell>
          <table:table-cell office:value-type="string">
            <text:p>ACTION (shoot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shoot west)</text:p>
          </table:table-cell>
          <table:table-cell office:value-type="string">
            <text:p>ACTION (xorqgoqm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6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1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7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xorqgoqm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5" table:print="false">
        <office:forms form:automatic-focus="false" form:apply-design-mode="false"/>
        <table:table-column table:style-name="co8" table:default-cell-style-name="Default"/>
        <table:table-column table:style-name="co52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28" table:number-columns-repeated="6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50" table:default-cell-style-name="Default"/>
        <table:table-column table:style-name="co39" table:number-columns-repeated="4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3" table:number-columns-repeated="4" table:default-cell-style-name="Default"/>
        <table:table-column table:style-name="co3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8" table:number-columns-repeated="219" table:default-cell-style-name="Default"/>
        <table:table-row table:style-name="ro1">
          <table:table-cell table:style-name="ce1" office:value-type="string">
            <text:p>ESCAPE</text:p>
          </table:table-cell>
          <table:table-cell table:number-columns-repeated="36"/>
          <table:table-cell table:style-name="ce1" office:value-type="string">
            <text:p>ESCAPE</text:p>
          </table:table-cell>
          <table:table-cell table:number-columns-repeated="218"/>
        </table:table-row>
        <table:table-row table:style-name="ro1" table:number-rows-repeated="3">
          <table:table-cell table:style-name="ce1"/>
          <table:table-cell table:number-columns-repeated="36"/>
          <table:table-cell table:style-name="ce1"/>
          <table:table-cell table:number-columns-repeated="218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7.3s</text:p>
          </table:table-cell>
          <table:table-cell table:style-name="ce2" office:value-type="string">
            <text:p>7.3tns</text:p>
          </table:table-cell>
          <table:table-cell table:style-name="ce2" office:value-type="string">
            <text:p>7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8.3s</text:p>
          </table:table-cell>
          <table:table-cell table:style-name="ce2" office:value-type="string">
            <text:p>8.3tns</text:p>
          </table:table-cell>
          <table:table-cell table:style-name="ce2" office:value-type="string">
            <text:p>8.3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18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36"/>
          <table:table-cell table:style-name="ce1" office:value-type="string">
            <text:p>notes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21085">
            <text:p>21085</text:p>
          </table:table-cell>
          <table:table-cell office:value-type="float" office:value="1659">
            <text:p>1659</text:p>
          </table:table-cell>
          <table:table-cell office:value-type="float" office:value="14428">
            <text:p>14428</text:p>
          </table:table-cell>
          <table:table-cell office:value-type="float" office:value="3609">
            <text:p>3609</text:p>
          </table:table-cell>
          <table:table-cell office:value-type="float" office:value="4780">
            <text:p>4780</text:p>
          </table:table-cell>
          <table:table-cell office:value-type="float" office:value="10588">
            <text:p>10588</text:p>
          </table:table-cell>
          <table:table-cell office:value-type="float" office:value="23374">
            <text:p>23374</text:p>
          </table:table-cell>
          <table:table-cell office:value-type="float" office:value="1550">
            <text:p>1550</text:p>
          </table:table-cell>
          <table:table-cell office:value-type="float" office:value="2316">
            <text:p>2316</text:p>
          </table:table-cell>
          <table:table-cell office:value-type="float" office:value="565">
            <text:p>565</text:p>
          </table:table-cell>
          <table:table-cell office:value-type="float" office:value="28328">
            <text:p>28328</text:p>
          </table:table-cell>
          <table:table-cell office:value-type="float" office:value="3803">
            <text:p>3803</text:p>
          </table:table-cell>
          <table:table-cell office:value-type="float" office:value="9261">
            <text:p>9261</text:p>
          </table:table-cell>
          <table:table-cell office:value-type="float" office:value="5223">
            <text:p>5223</text:p>
          </table:table-cell>
          <table:table-cell office:value-type="float" office:value="1485">
            <text:p>1485</text:p>
          </table:table-cell>
          <table:table-cell office:value-type="float" office:value="9261">
            <text:p>9261</text:p>
          </table:table-cell>
          <table:table-cell office:value-type="float" office:value="6802">
            <text:p>6802</text:p>
          </table:table-cell>
          <table:table-cell office:value-type="float" office:value="2117">
            <text:p>2117</text:p>
          </table:table-cell>
          <table:table-cell office:value-type="float" office:value="10890">
            <text:p>10890</text:p>
          </table:table-cell>
          <table:table-cell office:value-type="float" office:value="6499">
            <text:p>6499</text:p>
          </table:table-cell>
          <table:table-cell office:value-type="float" office:value="1078">
            <text:p>1078</text:p>
          </table:table-cell>
          <table:table-cell office:value-type="float" office:value="157096">
            <text:p>157096</text:p>
          </table:table-cell>
          <table:table-cell office:value-type="float" office:value="39664">
            <text:p>39664</text:p>
          </table:table-cell>
          <table:table-cell office:value-type="float" office:value="6568">
            <text:p>6568</text:p>
          </table:table-cell>
          <table:table-cell office:value-type="float" office:value="52969">
            <text:p>52969</text:p>
          </table:table-cell>
          <table:table-cell office:value-type="float" office:value="3481">
            <text:p>3481</text:p>
          </table:table-cell>
          <table:table-cell office:value-type="float" office:value="1058">
            <text:p>1058</text:p>
          </table:table-cell>
          <table:table-cell office:value-type="float" office:value="8802">
            <text:p>8802</text:p>
          </table:table-cell>
          <table:table-cell office:value-type="float" office:value="904">
            <text:p>904</text:p>
          </table:table-cell>
          <table:table-cell office:value-type="float" office:value="348">
            <text:p>348</text:p>
          </table:table-cell>
          <table:table-cell office:value-type="float" office:value="21441">
            <text:p>21441</text:p>
          </table:table-cell>
          <table:table-cell office:value-type="float" office:value="28543">
            <text:p>28543</text:p>
          </table:table-cell>
          <table:table-cell office:value-type="float" office:value="5777">
            <text:p>5777</text:p>
          </table:table-cell>
          <table:table-cell office:value-type="float" office:value="27928">
            <text:p>27928</text:p>
          </table:table-cell>
          <table:table-cell office:value-type="float" office:value="25801">
            <text:p>25801</text:p>
          </table:table-cell>
          <table:table-cell office:value-type="float" office:value="3474">
            <text:p>3474</text:p>
          </table:table-cell>
          <table:table-cell table:style-name="ce1" office:value-type="string">
            <text:p>decisions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when</text:p>
          </table:table-cell>
          <table:table-cell office:value-type="string">
            <text:p>Wed Oct <text:s/>3 14:17:56 2007</text:p>
          </table:table-cell>
          <table:table-cell office:value-type="string">
            <text:p>Wed Oct <text:s/>3 14:17:59 2007</text:p>
          </table:table-cell>
          <table:table-cell office:value-type="string">
            <text:p>Wed Oct <text:s/>3 14:20:08 2007</text:p>
          </table:table-cell>
          <table:table-cell office:value-type="string">
            <text:p>Wed Oct <text:s/>3 14:18:24 2007</text:p>
          </table:table-cell>
          <table:table-cell office:value-type="string">
            <text:p>Wed Oct <text:s/>3 14:12:43 2007</text:p>
          </table:table-cell>
          <table:table-cell office:value-type="string">
            <text:p>Wed Oct <text:s/>3 14:13:18 2007</text:p>
          </table:table-cell>
          <table:table-cell office:value-type="string">
            <text:p>Wed Oct <text:s/>3 14:15:22 2007</text:p>
          </table:table-cell>
          <table:table-cell office:value-type="string">
            <text:p>Wed Oct <text:s/>3 14:13:27 2007</text:p>
          </table:table-cell>
          <table:table-cell office:value-type="string">
            <text:p>Wed Oct <text:s/>3 14:46:34 2007</text:p>
          </table:table-cell>
          <table:table-cell office:value-type="string">
            <text:p>Wed Oct <text:s/>3 14:46:35 2007</text:p>
          </table:table-cell>
          <table:table-cell office:value-type="string">
            <text:p>Wed Oct <text:s/>3 14:51:09 2007</text:p>
          </table:table-cell>
          <table:table-cell office:value-type="string">
            <text:p>Wed Oct <text:s/>3 14:47:09 2007</text:p>
          </table:table-cell>
          <table:table-cell office:value-type="string">
            <text:p>Wed Oct <text:s/>3 14:19:12 2007</text:p>
          </table:table-cell>
          <table:table-cell office:value-type="string">
            <text:p>Wed Oct <text:s/>3 14:19:24 2007</text:p>
          </table:table-cell>
          <table:table-cell office:value-type="string">
            <text:p>Wed Oct <text:s/>3 14:19:15 2007</text:p>
          </table:table-cell>
          <table:table-cell office:value-type="string">
            <text:p>Wed Oct <text:s/>3 14:21:17 2007</text:p>
          </table:table-cell>
          <table:table-cell office:value-type="string">
            <text:p>Wed Oct <text:s/>3 14:21:39 2007</text:p>
          </table:table-cell>
          <table:table-cell office:value-type="string">
            <text:p>Wed Oct <text:s/>3 14:21:23 2007</text:p>
          </table:table-cell>
          <table:table-cell office:value-type="string">
            <text:p>Wed Oct <text:s/>3 14:50:51 2007</text:p>
          </table:table-cell>
          <table:table-cell office:value-type="string">
            <text:p>Wed Oct <text:s/>3 14:51:09 2007</text:p>
          </table:table-cell>
          <table:table-cell office:value-type="string">
            <text:p>Wed Oct <text:s/>3 14:50:54 2007</text:p>
          </table:table-cell>
          <table:table-cell office:value-type="string">
            <text:p>Wed Oct <text:s/>3 15:04:35 2007</text:p>
          </table:table-cell>
          <table:table-cell office:value-type="string">
            <text:p>Wed Oct <text:s/>3 15:12:32 2007</text:p>
          </table:table-cell>
          <table:table-cell office:value-type="string">
            <text:p>Wed Oct <text:s/>3 15:05:50 2007</text:p>
          </table:table-cell>
          <table:table-cell office:value-type="string">
            <text:p>Wed Oct <text:s/>3 14:27:24 2007</text:p>
          </table:table-cell>
          <table:table-cell office:value-type="string">
            <text:p>Wed Oct <text:s/>3 14:27:46 2007</text:p>
          </table:table-cell>
          <table:table-cell office:value-type="string">
            <text:p>Wed Oct <text:s/>3 14:27:30 2007</text:p>
          </table:table-cell>
          <table:table-cell office:value-type="string">
            <text:p>Wed Oct <text:s/>3 14:53:35 2007</text:p>
          </table:table-cell>
          <table:table-cell office:value-type="string">
            <text:p>Wed Oct <text:s/>3 14:53:38 2007</text:p>
          </table:table-cell>
          <table:table-cell office:value-type="string">
            <text:p>Wed Oct <text:s/>3 14:53:36 2007</text:p>
          </table:table-cell>
          <table:table-cell office:value-type="string">
            <text:p>Wed Oct <text:s/>3 14:31:30 2007</text:p>
          </table:table-cell>
          <table:table-cell office:value-type="string">
            <text:p>Wed Oct <text:s/>3 14:57:47 2007</text:p>
          </table:table-cell>
          <table:table-cell office:value-type="string">
            <text:p>Wed Oct <text:s/>3 14:35:25 2007</text:p>
          </table:table-cell>
          <table:table-cell office:value-type="string">
            <text:p>Wed Oct <text:s/>3 15:03:22 2007</text:p>
          </table:table-cell>
          <table:table-cell office:value-type="string">
            <text:p>Wed Oct <text:s/>3 15:06:53 2007</text:p>
          </table:table-cell>
          <table:table-cell office:value-type="string">
            <text:p>Wed Oct <text:s/>3 15:03:47 2007</text:p>
          </table:table-cell>
          <table:table-cell table:style-name="ce1" office:value-type="string">
            <text:p>when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smaug:/home/swinterm/GGP/scripts/escape-6-1-source-1.log</text:p>
          </table:table-cell>
          <table:table-cell office:value-type="string">
            <text:p>smaug:/home/swinterm/GGP/scripts/escape-6-1-source-2.log</text:p>
          </table:table-cell>
          <table:table-cell office:value-type="string">
            <text:p>smaug:/home/swinterm/GGP/scripts/escape-6-1-target_no_source.log</text:p>
          </table:table-cell>
          <table:table-cell office:value-type="string">
            <text:p>smaug:/home/swinterm/GGP/scripts/escape-6-1-target_after_source.log</text:p>
          </table:table-cell>
          <table:table-cell office:value-type="string">
            <text:p>smaug:/home/swinterm/GGP/scripts/escape-6-2-source-1.log</text:p>
          </table:table-cell>
          <table:table-cell office:value-type="string">
            <text:p>smaug:/home/swinterm/GGP/scripts/escape-6-2-source-2.log</text:p>
          </table:table-cell>
          <table:table-cell office:value-type="string">
            <text:p>smaug:/home/swinterm/GGP/scripts/escape-6-2-target_no_source.log</text:p>
          </table:table-cell>
          <table:table-cell office:value-type="string">
            <text:p>smaug:/home/swinterm/GGP/scripts/escape-6-2-target_after_source.log</text:p>
          </table:table-cell>
          <table:table-cell office:value-type="string">
            <text:p>winter:/giggage/home/swinterm/GGP/scripts/escape-6-3-source-1.log</text:p>
          </table:table-cell>
          <table:table-cell office:value-type="string">
            <text:p>winter:/giggage/home/swinterm/GGP/scripts/escape-6-3-source-2.log</text:p>
          </table:table-cell>
          <table:table-cell office:value-type="string">
            <text:p>winter:/giggage/home/swinterm/GGP/scripts/escape-6-3-target_no_source.log</text:p>
          </table:table-cell>
          <table:table-cell office:value-type="string">
            <text:p>winter:/giggage/home/swinterm/GGP/scripts/escape-6-3-target_after_source.log</text:p>
          </table:table-cell>
          <table:table-cell office:value-type="string">
            <text:p>wyrm:/home/swinterm/GGP/scripts/escape-7-1-source.log</text:p>
          </table:table-cell>
          <table:table-cell office:value-type="string">
            <text:p>wyrm:/home/swinterm/GGP/scripts/escape-7-1-target_no_source.log</text:p>
          </table:table-cell>
          <table:table-cell office:value-type="string">
            <text:p>wyrm:/home/swinterm/GGP/scripts/escape-7-1-target_after_source.log</text:p>
          </table:table-cell>
          <table:table-cell office:value-type="string">
            <text:p>bahamut:/home/swinterm/GGP/scripts/escape-7-2-source.log</text:p>
          </table:table-cell>
          <table:table-cell office:value-type="string">
            <text:p>bahamut:/home/swinterm/GGP/scripts/escape-7-2-target_no_source.log</text:p>
          </table:table-cell>
          <table:table-cell office:value-type="string">
            <text:p>bahamut:/home/swinterm/GGP/scripts/escape-7-2-target_after_source.log</text:p>
          </table:table-cell>
          <table:table-cell office:value-type="string">
            <text:p>wyrm:/home/swinterm/GGP/scripts/escape-7-3-source.log</text:p>
          </table:table-cell>
          <table:table-cell office:value-type="string">
            <text:p>wyrm:/home/swinterm/GGP/scripts/escape-7-3-target_no_source.log</text:p>
          </table:table-cell>
          <table:table-cell office:value-type="string">
            <text:p>wyrm:/home/swinterm/GGP/scripts/escape-7-3-target_after_source.log</text:p>
          </table:table-cell>
          <table:table-cell office:value-type="string">
            <text:p>refuse:/home/swinterm/GGP/scripts/escape-8-1-source.log</text:p>
          </table:table-cell>
          <table:table-cell office:value-type="string">
            <text:p>refuse:/home/swinterm/GGP/scripts/escape-8-1-target_no_source.log</text:p>
          </table:table-cell>
          <table:table-cell office:value-type="string">
            <text:p>refuse:/home/swinterm/GGP/scripts/escape-8-1-target_after_source.log</text:p>
          </table:table-cell>
          <table:table-cell office:value-type="string">
            <text:p>auk:/home/swinterm/GGP/scripts/escape-8-2-source.log</text:p>
          </table:table-cell>
          <table:table-cell office:value-type="string">
            <text:p>auk:/home/swinterm/GGP/scripts/escape-8-2-target_no_source.log</text:p>
          </table:table-cell>
          <table:table-cell office:value-type="string">
            <text:p>auk:/home/swinterm/GGP/scripts/escape-8-2-target_after_source.log</text:p>
          </table:table-cell>
          <table:table-cell office:value-type="string">
            <text:p>winter:/giggage/home/swinterm/GGP/scripts/escape-8-3-source.log</text:p>
          </table:table-cell>
          <table:table-cell office:value-type="string">
            <text:p>winter:/giggage/home/swinterm/GGP/scripts/escape-8-3-target_no_source.log</text:p>
          </table:table-cell>
          <table:table-cell office:value-type="string">
            <text:p>winter:/giggage/home/swinterm/GGP/scripts/escape-8-3-target_after_source.log</text:p>
          </table:table-cell>
          <table:table-cell office:value-type="string">
            <text:p>badboy:/home/swinterm/GGP/scripts/escape-9-1-source.log</text:p>
          </table:table-cell>
          <table:table-cell office:value-type="string">
            <text:p>badboy:/home/swinterm/GGP/scripts/escape-9-1-target_no_source.log</text:p>
          </table:table-cell>
          <table:table-cell office:value-type="string">
            <text:p>badboy:/home/swinterm/GGP/scripts/escape-9-1-target_after_source.log</text:p>
          </table:table-cell>
          <table:table-cell office:value-type="string">
            <text:p>winter:/giggage/home/swinterm/GGP/scripts/escape-9-2-source.log</text:p>
          </table:table-cell>
          <table:table-cell office:value-type="string">
            <text:p>winter:/giggage/home/swinterm/GGP/scripts/escape-9-2-target_no_source.log</text:p>
          </table:table-cell>
          <table:table-cell office:value-type="string">
            <text:p>winter:/giggage/home/swinterm/GGP/scripts/escape-9-2-target_after_source.log</text:p>
          </table:table-cell>
          <table:table-cell table:style-name="ce1" office:value-type="string">
            <text:p>where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4690">
            <text:p>4690</text:p>
          </table:table-cell>
          <table:table-cell office:value-type="float" office:value="378">
            <text:p>378</text:p>
          </table:table-cell>
          <table:table-cell office:value-type="float" office:value="3324">
            <text:p>3324</text:p>
          </table:table-cell>
          <table:table-cell office:value-type="float" office:value="832">
            <text:p>832</text:p>
          </table:table-cell>
          <table:table-cell office:value-type="float" office:value="1026">
            <text:p>1026</text:p>
          </table:table-cell>
          <table:table-cell office:value-type="float" office:value="2396">
            <text:p>2396</text:p>
          </table:table-cell>
          <table:table-cell office:value-type="float" office:value="5386">
            <text:p>5386</text:p>
          </table:table-cell>
          <table:table-cell office:value-type="float" office:value="368">
            <text:p>368</text:p>
          </table:table-cell>
          <table:table-cell office:value-type="float" office:value="586">
            <text:p>586</text:p>
          </table:table-cell>
          <table:table-cell office:value-type="float" office:value="142">
            <text:p>142</text:p>
          </table:table-cell>
          <table:table-cell office:value-type="float" office:value="7464">
            <text:p>7464</text:p>
          </table:table-cell>
          <table:table-cell office:value-type="float" office:value="1002">
            <text:p>1002</text:p>
          </table:table-cell>
          <table:table-cell office:value-type="float" office:value="2140">
            <text:p>2140</text:p>
          </table:table-cell>
          <table:table-cell office:value-type="float" office:value="1194">
            <text:p>1194</text:p>
          </table:table-cell>
          <table:table-cell office:value-type="float" office:value="348">
            <text:p>348</text:p>
          </table:table-cell>
          <table:table-cell office:value-type="float" office:value="2140">
            <text:p>2140</text:p>
          </table:table-cell>
          <table:table-cell office:value-type="float" office:value="1570">
            <text:p>1570</text:p>
          </table:table-cell>
          <table:table-cell office:value-type="float" office:value="492">
            <text:p>492</text:p>
          </table:table-cell>
          <table:table-cell office:value-type="float" office:value="2546">
            <text:p>2546</text:p>
          </table:table-cell>
          <table:table-cell office:value-type="float" office:value="1504">
            <text:p>1504</text:p>
          </table:table-cell>
          <table:table-cell office:value-type="float" office:value="260">
            <text:p>260</text:p>
          </table:table-cell>
          <table:table-cell office:value-type="float" office:value="39000">
            <text:p>39000</text:p>
          </table:table-cell>
          <table:table-cell office:value-type="float" office:value="10080">
            <text:p>10080</text:p>
          </table:table-cell>
          <table:table-cell office:value-type="float" office:value="1738">
            <text:p>1738</text:p>
          </table:table-cell>
          <table:table-cell office:value-type="float" office:value="12530">
            <text:p>12530</text:p>
          </table:table-cell>
          <table:table-cell office:value-type="float" office:value="802">
            <text:p>802</text:p>
          </table:table-cell>
          <table:table-cell office:value-type="float" office:value="250">
            <text:p>250</text:p>
          </table:table-cell>
          <table:table-cell office:value-type="float" office:value="2202">
            <text:p>2202</text:p>
          </table:table-cell>
          <table:table-cell office:value-type="float" office:value="224">
            <text:p>224</text:p>
          </table:table-cell>
          <table:table-cell office:value-type="float" office:value="90">
            <text:p>90</text:p>
          </table:table-cell>
          <table:table-cell office:value-type="float" office:value="5160">
            <text:p>5160</text:p>
          </table:table-cell>
          <table:table-cell office:value-type="float" office:value="6924">
            <text:p>6924</text:p>
          </table:table-cell>
          <table:table-cell office:value-type="float" office:value="1408">
            <text:p>1408</text:p>
          </table:table-cell>
          <table:table-cell office:value-type="float" office:value="6388">
            <text:p>6388</text:p>
          </table:table-cell>
          <table:table-cell office:value-type="float" office:value="5838">
            <text:p>5838</text:p>
          </table:table-cell>
          <table:table-cell office:value-type="float" office:value="798">
            <text:p>798</text:p>
          </table:table-cell>
          <table:table-cell table:style-name="ce1" office:value-type="string">
            <text:p>states</text:p>
          </table:table-cell>
          <table:table-cell table:number-columns-repeated="218"/>
        </table:table-row>
        <table:table-row table:style-name="ro1">
          <table:table-cell/>
          <table:table-cell office:value-type="float" office:value="4.68">
            <text:p>4.68</text:p>
          </table:table-cell>
          <table:table-cell office:value-type="float" office:value="1.693">
            <text:p>1.69</text:p>
          </table:table-cell>
          <table:table-cell office:value-type="float" office:value="6.898">
            <text:p>6.9</text:p>
          </table:table-cell>
          <table:table-cell office:value-type="float" office:value="6.224">
            <text:p>6.22</text:p>
          </table:table-cell>
          <table:table-cell office:value-type="float" office:value="1.192">
            <text:p>1.19</text:p>
          </table:table-cell>
          <table:table-cell office:value-type="float" office:value="3.041">
            <text:p>3.04</text:p>
          </table:table-cell>
          <table:table-cell office:value-type="float" office:value="4.687">
            <text:p>4.69</text:p>
          </table:table-cell>
          <table:table-cell office:value-type="float" office:value="5.017">
            <text:p>5.02</text:p>
          </table:table-cell>
          <table:table-cell office:value-type="float" office:value="4.724">
            <text:p>4.72</text:p>
          </table:table-cell>
          <table:table-cell office:value-type="float" office:value="2.018">
            <text:p>2.02</text:p>
          </table:table-cell>
          <table:table-cell office:value-type="float" office:value="8.088">
            <text:p>8.09</text:p>
          </table:table-cell>
          <table:table-cell office:value-type="float" office:value="8.57">
            <text:p>8.57</text:p>
          </table:table-cell>
          <table:table-cell office:value-type="float" office:value="2.247">
            <text:p>2.25</text:p>
          </table:table-cell>
          <table:table-cell office:value-type="float" office:value="1.547">
            <text:p>1.55</text:p>
          </table:table-cell>
          <table:table-cell office:value-type="float" office:value="1.347">
            <text:p>1.35</text:p>
          </table:table-cell>
          <table:table-cell office:value-type="float" office:value="2.283">
            <text:p>2.28</text:p>
          </table:table-cell>
          <table:table-cell office:value-type="float" office:value="2.098">
            <text:p>2.1</text:p>
          </table:table-cell>
          <table:table-cell office:value-type="float" office:value="2.262">
            <text:p>2.26</text:p>
          </table:table-cell>
          <table:table-cell office:value-type="float" office:value="2.231">
            <text:p>2.23</text:p>
          </table:table-cell>
          <table:table-cell office:value-type="float" office:value="2.042">
            <text:p>2.04</text:p>
          </table:table-cell>
          <table:table-cell office:value-type="float" office:value="2.108">
            <text:p>2.11</text:p>
          </table:table-cell>
          <table:table-cell office:value-type="float" office:value="16.541">
            <text:p>16.54</text:p>
          </table:table-cell>
          <table:table-cell office:value-type="float" office:value="9.722">
            <text:p>9.72</text:p>
          </table:table-cell>
          <table:table-cell office:value-type="float" office:value="10.803">
            <text:p>10.8</text:p>
          </table:table-cell>
          <table:table-cell office:value-type="float" office:value="9.012">
            <text:p>9.01</text:p>
          </table:table-cell>
          <table:table-cell office:value-type="float" office:value="4.028">
            <text:p>4.03</text:p>
          </table:table-cell>
          <table:table-cell office:value-type="float" office:value="4.012">
            <text:p>4.01</text:p>
          </table:table-cell>
          <table:table-cell office:value-type="float" office:value="2.289">
            <text:p>2.29</text:p>
          </table:table-cell>
          <table:table-cell office:value-type="float" office:value="1.825">
            <text:p>1.83</text:p>
          </table:table-cell>
          <table:table-cell office:value-type="float" office:value="1.552">
            <text:p>1.55</text:p>
          </table:table-cell>
          <table:table-cell office:value-type="float" office:value="30.816">
            <text:p>30.82</text:p>
          </table:table-cell>
          <table:table-cell office:value-type="float" office:value="46.038">
            <text:p>46.04</text:p>
          </table:table-cell>
          <table:table-cell office:value-type="float" office:value="39.263">
            <text:p>39.26</text:p>
          </table:table-cell>
          <table:table-cell office:value-type="float" office:value="6.75">
            <text:p>6.75</text:p>
          </table:table-cell>
          <table:table-cell office:value-type="float" office:value="6.914">
            <text:p>6.91</text:p>
          </table:table-cell>
          <table:table-cell office:value-type="float" office:value="6.638">
            <text:p>6.64</text:p>
          </table:table-cell>
          <table:table-cell table:style-name="ce1" office:value-type="string">
            <text:p>soln length</text:p>
          </table:table-cell>
          <table:table-cell table:number-columns-repeated="218"/>
        </table:table-row>
        <table:table-row table:style-name="ro1">
          <table:table-cell/>
          <table:table-cell office:value-type="string">
            <text:p>no indicators generated</text:p>
          </table:table-cell>
          <table:table-cell office:value-type="float" office:value="0.19">
            <text:p>0.19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5">
            <text:p>0.15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32">
            <text:p>1.3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55">
            <text:p>0.5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62">
            <text:p>0.6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soln </text:p>
          </table:table-cell>
          <table:table-cell table:number-columns-repeated="218"/>
        </table:table-row>
        <table:table-row table:style-name="ro1">
          <table:table-cell table:style-name="ce1" office:value-type="string">
            <text:p>soln length</text:p>
          </table:table-cell>
          <table:table-cell table:number-columns-repeated="36" office:value-type="string">
            <text:p>Revision: 7918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36" office:value-type="string">
            <text:p>score not checked.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2.96">
            <text:p>102.96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13.99">
            <text:p>113.9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37.04">
            <text:p>237.0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.1">
            <text:p>9.1</text:p>
          </table:table-cell>
          <table:table-cell table:number-columns-repeated="2" office:value-type="float" office:value="14">
            <text:p>14</text:p>
          </table:table-cell>
          <table:table-cell office:value-type="float" office:value="15.74">
            <text:p>15.7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4.45">
            <text:p>14.45</text:p>
          </table:table-cell>
          <table:table-cell table:number-columns-repeated="2" office:value-type="float" office:value="16">
            <text:p>16</text:p>
          </table:table-cell>
          <table:table-cell office:value-type="float" office:value="393.86">
            <text:p>393.8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.55">
            <text:p>15.5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.91">
            <text:p>1.9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335.65">
            <text:p>1335.65</text:p>
          </table:table-cell>
          <table:table-cell table:number-columns-repeated="2" office:value-type="float" office:value="20">
            <text:p>20</text:p>
          </table:table-cell>
          <table:table-cell office:value-type="float" office:value="182.08">
            <text:p>182.08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103.93">
            <text:p>103.93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115.27">
            <text:p>115.27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38.84">
            <text:p>238.84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9.42">
            <text:p>9.42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6.1">
            <text:p>16.1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14.74">
            <text:p>14.74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399.1">
            <text:p>399.1</text:p>
          </table:table-cell>
          <table:table-cell table:number-columns-repeated="2" office:value-type="string">
            <text:p>ACTION (move north)</text:p>
          </table:table-cell>
          <table:table-cell office:value-type="float" office:value="16.04">
            <text:p>16.04</text:p>
          </table:table-cell>
          <table:table-cell table:number-columns-repeated="2" office:value-type="string">
            <text:p>ACTION (apply bridge1 north)</text:p>
          </table:table-cell>
          <table:table-cell office:value-type="float" office:value="1.97">
            <text:p>1.9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341.11">
            <text:p>1341.1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86">
            <text:p>186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3.91">
            <text:p>23.9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8.41">
            <text:p>8.41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33.93">
            <text:p>33.93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.47">
            <text:p>2.47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.41">
            <text:p>5.41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2.75">
            <text:p>2.7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74.14">
            <text:p>74.14</text:p>
          </table:table-cell>
          <table:table-cell table:number-columns-repeated="2" office:value-type="string">
            <text:p>ACTION (move west)</text:p>
          </table:table-cell>
          <table:table-cell office:value-type="float" office:value="5.61">
            <text:p>5.61</text:p>
          </table:table-cell>
          <table:table-cell table:number-columns-repeated="2" office:value-type="string">
            <text:p>ACTION (move north)</text:p>
          </table:table-cell>
          <table:table-cell office:value-type="float" office:value="0.89">
            <text:p>0.89</text:p>
          </table:table-cell>
          <table:table-cell table:number-columns-repeated="2" office:value-type="string">
            <text:p>ACTION (move east)</text:p>
          </table:table-cell>
          <table:table-cell office:value-type="float" office:value="233.99">
            <text:p>233.99</text:p>
          </table:table-cell>
          <table:table-cell table:number-columns-repeated="2" office:value-type="string">
            <text:p>ACTION (move east)</text:p>
          </table:table-cell>
          <table:table-cell office:value-type="float" office:value="23.92">
            <text:p>23.92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24.3">
            <text:p>24.3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.59">
            <text:p>8.59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34.25">
            <text:p>34.25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float" office:value="2.6">
            <text:p>2.6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5.56">
            <text:p>5.56</text:p>
          </table:table-cell>
          <table:table-cell table:number-columns-repeated="2" office:value-type="string">
            <text:p>ACTION (move east)</text:p>
          </table:table-cell>
          <table:table-cell office:value-type="float" office:value="2.85">
            <text:p>2.8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75.34">
            <text:p>75.34</text:p>
          </table:table-cell>
          <table:table-cell table:number-columns-repeated="2" office:value-type="string">
            <text:p>ACTION (move north)</text:p>
          </table:table-cell>
          <table:table-cell office:value-type="float" office:value="5.99">
            <text:p>5.99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0.92">
            <text:p>0.92</text:p>
          </table:table-cell>
          <table:table-cell table:number-columns-repeated="2" office:value-type="string">
            <text:p>ACTION (move east)</text:p>
          </table:table-cell>
          <table:table-cell office:value-type="float" office:value="235.38">
            <text:p>235.38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24.71">
            <text:p>24.71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7.2393214669167">
            <text:p>77.24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92.7648881047069">
            <text:p>92.76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float" office:value="85.7183319338728">
            <text:p>85.72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4.0061888759392">
            <text:p>74.01</text:p>
          </table:table-cell>
          <table:table-cell table:number-columns-repeated="2" office:value-type="string">
            <text:p>ACTION (move east)</text:p>
          </table:table-cell>
          <table:table-cell office:value-type="float" office:value="65.7431686805512">
            <text:p>65.74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2.1231895994245">
            <text:p>82.1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1.2573674824087">
            <text:p>81.26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65.8046076202577">
            <text:p>65.8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0.5954661171051">
            <text:p>60.6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82.6916658981721">
            <text:p>82.69</text:p>
          </table:table-cell>
          <table:table-cell table:number-columns-repeated="2" office:value-type="string">
            <text:p>ACTION (move east)</text:p>
          </table:table-cell>
          <table:table-cell office:value-type="float" office:value="86.9551779666217">
            <text:p>86.96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6.7773892773893">
            <text:p>76.78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92.6221598385823">
            <text:p>92.6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float" office:value="85.6859601754978">
            <text:p>85.69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72.8571428571428">
            <text:p>72.86</text:p>
          </table:table-cell>
          <table:table-cell table:number-columns-repeated="2" office:value-type="string">
            <text:p>ACTION (move east)</text:p>
          </table:table-cell>
          <table:table-cell office:value-type="float" office:value="65.6289707750953">
            <text:p>65.63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0.9688581314879">
            <text:p>80.97</text:p>
          </table:table-cell>
          <table:table-cell table:number-columns-repeated="2" office:value-type="string">
            <text:p>ACTION (move east)</text:p>
          </table:table-cell>
          <table:table-cell office:value-type="float" office:value="81.1760524044077">
            <text:p>81.18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3.9228295819936">
            <text:p>63.92</text:p>
          </table:table-cell>
          <table:table-cell office:value-type="string">
            <text:p>ACTION (move east)</text:p>
          </table:table-cell>
          <table:table-cell office:value-type="string">
            <text:p>ACTION (apply hammer1 north)</text:p>
          </table:table-cell>
          <table:table-cell office:value-type="float" office:value="53.4031413612565">
            <text:p>53.4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2.4811889342268">
            <text:p>82.48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86.8629173989455">
            <text:p>86.86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76.6188780910228">
            <text:p>76.62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92.5479309447384">
            <text:p>92.55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5.6598559705242">
            <text:p>85.6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2.3991507430998">
            <text:p>72.4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65.4658385093168">
            <text:p>65.47</text:p>
          </table:table-cell>
          <table:table-cell table:number-columns-repeated="2" office:value-type="string">
            <text:p>ACTION (move north)</text:p>
          </table:table-cell>
          <table:table-cell office:value-type="float" office:value="80.6648575305292">
            <text:p>80.66</text:p>
          </table:table-cell>
          <table:table-cell office:value-type="string">
            <text:p>ACTION (combine log1 log2 nails1)</text:p>
          </table:table-cell>
          <table:table-cell office:value-type="string">
            <text:p>ACTION (move north)</text:p>
          </table:table-cell>
          <table:table-cell office:value-type="float" office:value="81.1225256827863">
            <text:p>81.1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2.6558603491272">
            <text:p>62.6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53.2994923857868">
            <text:p>53.3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2.4488669833198">
            <text:p>82.4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6.7150537634409">
            <text:p>86.72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office:value-type="string">
            <text:p>ACTION (move north)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float" office:value="19">
            <text:p>19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office:value-type="float" office:value="19">
            <text:p>19</text:p>
          </table:table-cell>
          <table:table-cell office:value-type="string">
            <text:p>ACTION (combine drum1 drum2 rope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ACTION (move north)</text:p>
          </table:table-cell>
          <table:table-cell office:value-type="float" office:value="11">
            <text:p>1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ACTION (move east)</text:p>
          </table:table-cell>
          <table:table-cell office:value-type="float" office:value="17">
            <text:p>17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float" office:value="23">
            <text:p>23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CTION (move north)</text:p>
          </table:table-cell>
          <table:table-cell office:value-type="float" office:value="8">
            <text:p>8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4">
            <text:p>24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0">
            <text:p>20</text:p>
          </table:table-cell>
          <table:table-cell table:style-name="ce1"/>
          <table:table-cell table:number-columns-repeated="218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apply hammer1 ea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apply bridge1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ce1"/>
          <table:table-cell table:number-columns-repeated="218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apply combo1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string">
            <text:p>ACTION (obaho plst zcymk rwjyafuk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combine log1 log2 nails1)</text:p>
          </table:table-cell>
          <table:table-cell office:value-type="string">
            <text:p>ACTION (combine wood1 wood2 staples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npsw hbhrwssc bhpsxbxd jxnxle)</text:p>
          </table:table-cell>
          <table:table-cell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vvdqmnn xshhi north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apply combo1 south)</text:p>
          </table:table-cell>
          <table:table-cell office:value-type="string">
            <text:p>ACTION (move east)</text:p>
          </table:table-cell>
          <table:table-cell office:value-type="string">
            <text:p>ACTION (combine wood1 wood2 staples1)</text:p>
          </table:table-cell>
          <table:table-cell office:value-type="string">
            <text:p>ACTION (apply combo1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string">
            <text:p>ACTION (ejcia zvsht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ea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apply combo1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combine log2 log3 nails1)</text:p>
          </table:table-cell>
          <table:table-cell office:value-type="string">
            <text:p>ACTION (move south)</text:p>
          </table:table-cell>
          <table:table-cell office:value-type="string">
            <text:p>ACTION (combine log1 log2 nails1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table:number-columns-repeated="5"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combine log3 log4 nails2)</text:p>
          </table:table-cell>
          <table:table-cell office:value-type="string">
            <text:p>ACTION (apply combo1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apply hammer1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hammer1 west)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apply combo2 we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obaho plst zcymk rwjyafuk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apply combo2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vvdqmnn xshhi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wood1 wood2 staples1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5"/>
          <table:table-cell office:value-type="string">
            <text:p>ACTION (move west)</text:p>
          </table:table-cell>
          <table:table-cell office:value-type="string">
            <text:p>ACTION (npsw xnjywo axttvm qslz)</text:p>
          </table:table-cell>
          <table:table-cell office:value-type="string">
            <text:p>ACTION (npsw hbhrwssc bhpsxbxd jxnxle)</text:p>
          </table:table-cell>
          <table:table-cell office:value-type="string">
            <text:p>ACTION (apply hammer1 west)</text:p>
          </table:table-cell>
          <table:table-cell office:value-type="string">
            <text:p>ACTION (vvdqmnn loobcbfs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6"/>
          <table:table-cell office:value-type="string">
            <text:p>ACTION (move west)</text:p>
          </table:table-cell>
          <table:table-cell office:value-type="string">
            <text:p>ACTION (ejcia cmcp west)</text:p>
          </table:table-cell>
          <table:table-cell office:value-type="string">
            <text:p>ACTION (ejcia zvsht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apply hammer1 ea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apply staplegun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ejcia qslz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apply hammer1 west)</text:p>
          </table:table-cell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vvdqmnn loobcbfs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7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npsw xnjywo axttvm qslz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3"/>
          <table:table-cell table:number-columns-repeated="2" office:value-type="string">
            <text:p>.</text:p>
          </table:table-cell>
          <table:table-cell office:value-type="string">
            <text:p>ACTION (combine log3 log4 nails2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ejcia cmcp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6"/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19"/>
        </table:table-row>
        <table:table-row table:style-name="ro1">
          <table:table-cell table:number-columns-repeated="2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ejcia vcrwcvxm south)</text:p>
          </table:table-cell>
          <table:table-cell office:value-type="string">
            <text:p>end</text:p>
          </table:table-cell>
          <table:table-cell table:number-columns-repeated="221"/>
        </table:table-row>
        <table:table-row table:style-name="ro1">
          <table:table-cell table:number-columns-repeated="2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22"/>
        </table:table-row>
        <table:table-row table:style-name="ro1">
          <table:table-cell table:number-columns-repeated="2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ejcia vcrwcvxm south)</text:p>
          </table:table-cell>
          <table:table-cell table:number-columns-repeated="222"/>
        </table:table-row>
        <table:table-row table:style-name="ro1">
          <table:table-cell table:number-columns-repeated="22"/>
          <table:table-cell office:value-type="string">
            <text:p>end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22"/>
        </table:table-row>
        <table:table-row table:style-name="ro1">
          <table:table-cell table:number-columns-repeated="31"/>
          <table:table-cell office:value-type="string">
            <text:p>end</text:p>
          </table:table-cell>
          <table:table-cell table:number-columns-repeated="224"/>
        </table:table-row>
      </table:table>
      <table:table table:name="Level10" table:style-name="ta6" table:print="false">
        <office:forms form:automatic-focus="false" form:apply-design-mode="false"/>
        <table:table-column table:style-name="co19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0" table:number-columns-repeated="2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57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230" table:default-cell-style-name="Default"/>
        <table:table-row table:style-name="ro1">
          <table:table-cell table:style-name="ce10" office:value-type="string">
            <text:p>LEVEL10</text:p>
          </table:table-cell>
          <table:table-cell table:number-columns-repeated="21"/>
          <table:table-cell table:style-name="ce1"/>
          <table:table-cell table:number-columns-repeated="233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33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10.8s</text:p>
          </table:table-cell>
          <table:table-cell table:style-name="ce2" office:value-type="string">
            <text:p>10.8tns</text:p>
          </table:table-cell>
          <table:table-cell table:style-name="ce2" office:value-type="string">
            <text:p>10.8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5"/>
        </table:table-row>
        <table:table-row table:style-name="ro1">
          <table:table-cell office:value-type="string">
            <text:p>* items are only shown for the ts cases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number-columns-repeated="3"/>
          <table:table-cell office:value-type="string">
            <text:p>* items are only shown for the ts cases</text:p>
          </table:table-cell>
          <table:table-cell table:number-columns-repeated="230"/>
        </table:table-row>
        <table:table-row table:style-name="ro1">
          <table:table-cell table:style-name="ce17" office:value-type="string">
            <text:p>they are associated with the run as a whole</text:p>
          </table:table-cell>
          <table:table-cell table:number-columns-repeated="24"/>
          <table:table-cell table:style-name="ce17" office:value-type="string">
            <text:p>they are associated with the run as a whol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3307">
            <text:p>3307</text:p>
          </table:table-cell>
          <table:table-cell office:value-type="float" office:value="2449">
            <text:p>2449</text:p>
          </table:table-cell>
          <table:table-cell office:value-type="float" office:value="586">
            <text:p>586</text:p>
          </table:table-cell>
          <table:table-cell office:value-type="float" office:value="19605">
            <text:p>19605</text:p>
          </table:table-cell>
          <table:table-cell office:value-type="float" office:value="4000">
            <text:p>4000</text:p>
          </table:table-cell>
          <table:table-cell office:value-type="float" office:value="1820">
            <text:p>1820</text:p>
          </table:table-cell>
          <table:table-cell office:value-type="float" office:value="4729">
            <text:p>4729</text:p>
          </table:table-cell>
          <table:table-cell office:value-type="float" office:value="1902">
            <text:p>1902</text:p>
          </table:table-cell>
          <table:table-cell office:value-type="float" office:value="1328">
            <text:p>1328</text:p>
          </table:table-cell>
          <table:table-cell office:value-type="float" office:value="17941">
            <text:p>17941</text:p>
          </table:table-cell>
          <table:table-cell office:value-type="float" office:value="2188">
            <text:p>2188</text:p>
          </table:table-cell>
          <table:table-cell office:value-type="float" office:value="869">
            <text:p>869</text:p>
          </table:table-cell>
          <table:table-cell office:value-type="float" office:value="52969">
            <text:p>52969</text:p>
          </table:table-cell>
          <table:table-cell office:value-type="float" office:value="5959">
            <text:p>5959</text:p>
          </table:table-cell>
          <table:table-cell office:value-type="float" office:value="5460">
            <text:p>5460</text:p>
          </table:table-cell>
          <table:table-cell office:value-type="float" office:value="13621">
            <text:p>13621</text:p>
          </table:table-cell>
          <table:table-cell office:value-type="float" office:value="6395">
            <text:p>6395</text:p>
          </table:table-cell>
          <table:table-cell office:value-type="float" office:value="4328">
            <text:p>4328</text:p>
          </table:table-cell>
          <table:table-cell office:value-type="float" office:value="16375">
            <text:p>16375</text:p>
          </table:table-cell>
          <table:table-cell office:value-type="float" office:value="4391">
            <text:p>4391</text:p>
          </table:table-cell>
          <table:table-cell office:value-type="float" office:value="1241">
            <text:p>1241</text:p>
          </table:table-cell>
          <table:table-cell office:value-type="float" office:value="188213">
            <text:p>188213</text:p>
          </table:table-cell>
          <table:table-cell office:value-type="float" office:value="2737">
            <text:p>2737</text:p>
          </table:table-cell>
          <table:table-cell office:value-type="float" office:value="2241">
            <text:p>2241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n</text:p>
          </table:table-cell>
          <table:table-cell table:style-name="ce15" office:value-type="string">
            <text:p>Wed Oct <text:s/>3 15:02:24 2007</text:p>
          </table:table-cell>
          <table:table-cell office:value-type="string">
            <text:p>Wed Oct <text:s/>3 15:08:39 2007</text:p>
          </table:table-cell>
          <table:table-cell office:value-type="string">
            <text:p>Wed Oct <text:s/>3 15:03:16 2007</text:p>
          </table:table-cell>
          <table:table-cell office:value-type="string">
            <text:p>Wed Oct <text:s/>3 15:28:00 2007</text:p>
          </table:table-cell>
          <table:table-cell office:value-type="string">
            <text:p>Wed Oct <text:s/>3 15:30:34 2007</text:p>
          </table:table-cell>
          <table:table-cell office:value-type="string">
            <text:p>Wed Oct <text:s/>3 15:28:45 2007</text:p>
          </table:table-cell>
          <table:table-cell office:value-type="string">
            <text:p>Wed Oct <text:s/>3 15:10:36 2007</text:p>
          </table:table-cell>
          <table:table-cell office:value-type="string">
            <text:p>Wed Oct <text:s/>3 15:11:23 2007</text:p>
          </table:table-cell>
          <table:table-cell office:value-type="string">
            <text:p>Wed Oct <text:s/>3 15:10:54 2007</text:p>
          </table:table-cell>
          <table:table-cell office:value-type="string">
            <text:p>Wed Oct <text:s/>3 15:32:13 2007</text:p>
          </table:table-cell>
          <table:table-cell office:value-type="string">
            <text:p>Wed Oct <text:s/>3 15:33:49 2007</text:p>
          </table:table-cell>
          <table:table-cell office:value-type="string">
            <text:p>Wed Oct <text:s/>3 15:32:41 2007</text:p>
          </table:table-cell>
          <table:table-cell office:value-type="string">
            <text:p>Wed Oct <text:s/>3 15:17:05 2007</text:p>
          </table:table-cell>
          <table:table-cell office:value-type="string">
            <text:p>Wed Oct <text:s/>3 15:17:58 2007</text:p>
          </table:table-cell>
          <table:table-cell office:value-type="string">
            <text:p>Wed Oct <text:s/>3 15:17:31 2007</text:p>
          </table:table-cell>
          <table:table-cell office:value-type="string">
            <text:p>Wed Oct <text:s/>3 15:18:53 2007</text:p>
          </table:table-cell>
          <table:table-cell office:value-type="string">
            <text:p>Wed Oct <text:s/>3 15:19:09 2007</text:p>
          </table:table-cell>
          <table:table-cell office:value-type="string">
            <text:p>Wed Oct <text:s/>3 15:18:59 2007</text:p>
          </table:table-cell>
          <table:table-cell office:value-type="string">
            <text:p>Wed Oct <text:s/>3 15:24:29 2007</text:p>
          </table:table-cell>
          <table:table-cell office:value-type="string">
            <text:p>Wed Oct <text:s/>3 15:25:58 2007</text:p>
          </table:table-cell>
          <table:table-cell office:value-type="string">
            <text:p>Wed Oct <text:s/>3 15:24:47 2007</text:p>
          </table:table-cell>
          <table:table-cell office:value-type="string">
            <text:p>Wed Oct <text:s/>3 21:55:47 2007</text:p>
          </table:table-cell>
          <table:table-cell office:value-type="string">
            <text:p>Wed Oct <text:s/>3 21:56:05 2007</text:p>
          </table:table-cell>
          <table:table-cell office:value-type="string">
            <text:p>Wed Oct <text:s/>3 21:55:57 20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auk:/home/swinterm/GGP/scripts/differing-10-1-source.log</text:p>
          </table:table-cell>
          <table:table-cell office:value-type="string">
            <text:p>auk:/home/swinterm/GGP/scripts/differing-10-1-target_no_source.log</text:p>
          </table:table-cell>
          <table:table-cell office:value-type="string">
            <text:p>auk:/home/swinterm/GGP/scripts/differing-10-1-target_after_source.log</text:p>
          </table:table-cell>
          <table:table-cell office:value-type="string">
            <text:p>wyrm:/home/swinterm/GGP/scripts/differing-10-2-source.log</text:p>
          </table:table-cell>
          <table:table-cell office:value-type="string">
            <text:p>wyrm:/home/swinterm/GGP/scripts/differing-10-2-target_no_source.log</text:p>
          </table:table-cell>
          <table:table-cell office:value-type="string">
            <text:p>wyrm:/home/swinterm/GGP/scripts/differing-10-2-target_after_source.log</text:p>
          </table:table-cell>
          <table:table-cell office:value-type="string">
            <text:p>winter:/giggage/home/swinterm/GGP/scripts/differing-10-3-source.log</text:p>
          </table:table-cell>
          <table:table-cell office:value-type="string">
            <text:p>winter:/giggage/home/swinterm/GGP/scripts/differing-10-3-target_no_source.log</text:p>
          </table:table-cell>
          <table:table-cell office:value-type="string">
            <text:p>winter:/giggage/home/swinterm/GGP/scripts/differing-10-3-target_after_source.log</text:p>
          </table:table-cell>
          <table:table-cell office:value-type="string">
            <text:p>auk:/home/swinterm/GGP/scripts/differing-10-4-source.log</text:p>
          </table:table-cell>
          <table:table-cell office:value-type="string">
            <text:p>auk:/home/swinterm/GGP/scripts/differing-10-4-target_no_source.log</text:p>
          </table:table-cell>
          <table:table-cell office:value-type="string">
            <text:p>auk:/home/swinterm/GGP/scripts/differing-10-4-target_after_source.log</text:p>
          </table:table-cell>
          <table:table-cell office:value-type="string">
            <text:p>winter:/giggage/home/swinterm/GGP/scripts/differing-10-5-source.log</text:p>
          </table:table-cell>
          <table:table-cell office:value-type="string">
            <text:p>winter:/giggage/home/swinterm/GGP/scripts/differing-10-5-target_no_source.log</text:p>
          </table:table-cell>
          <table:table-cell office:value-type="string">
            <text:p>winter:/giggage/home/swinterm/GGP/scripts/differing-10-5-target_after_source.log</text:p>
          </table:table-cell>
          <table:table-cell office:value-type="string">
            <text:p>refuse:/home/swinterm/GGP/scripts/differing-10-6-source.log</text:p>
          </table:table-cell>
          <table:table-cell office:value-type="string">
            <text:p>refuse:/home/swinterm/GGP/scripts/differing-10-6-target_no_source.log</text:p>
          </table:table-cell>
          <table:table-cell office:value-type="string">
            <text:p>refuse:/home/swinterm/GGP/scripts/differing-10-6-target_after_source.log</text:p>
          </table:table-cell>
          <table:table-cell office:value-type="string">
            <text:p>winter:/giggage/home/swinterm/GGP/scripts/differing-10-7-source.log</text:p>
          </table:table-cell>
          <table:table-cell office:value-type="string">
            <text:p>winter:/giggage/home/swinterm/GGP/scripts/differing-10-7-target_no_source.log</text:p>
          </table:table-cell>
          <table:table-cell office:value-type="string">
            <text:p>winter:/giggage/home/swinterm/GGP/scripts/differing-10-7-target_after_source.log</text:p>
          </table:table-cell>
          <table:table-cell office:value-type="string">
            <text:p>refuse:/home/swinterm/GGP/scripts/differing-10-8-source.log</text:p>
          </table:table-cell>
          <table:table-cell office:value-type="string">
            <text:p>refuse:/home/swinterm/GGP/scripts/differing-10-8-target_no_source.log</text:p>
          </table:table-cell>
          <table:table-cell office:value-type="string">
            <text:p>refuse:/home/swinterm/GGP/scripts/differing-10-8-target_after_source.log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782">
            <text:p>782</text:p>
          </table:table-cell>
          <table:table-cell office:value-type="float" office:value="572">
            <text:p>572</text:p>
          </table:table-cell>
          <table:table-cell office:value-type="float" office:value="136">
            <text:p>136</text:p>
          </table:table-cell>
          <table:table-cell office:value-type="float" office:value="4662">
            <text:p>4662</text:p>
          </table:table-cell>
          <table:table-cell office:value-type="float" office:value="954">
            <text:p>954</text:p>
          </table:table-cell>
          <table:table-cell office:value-type="float" office:value="438">
            <text:p>438</text:p>
          </table:table-cell>
          <table:table-cell office:value-type="float" office:value="1094">
            <text:p>1094</text:p>
          </table:table-cell>
          <table:table-cell office:value-type="float" office:value="440">
            <text:p>440</text:p>
          </table:table-cell>
          <table:table-cell office:value-type="float" office:value="306">
            <text:p>306</text:p>
          </table:table-cell>
          <table:table-cell office:value-type="float" office:value="4070">
            <text:p>4070</text:p>
          </table:table-cell>
          <table:table-cell office:value-type="float" office:value="558">
            <text:p>558</text:p>
          </table:table-cell>
          <table:table-cell office:value-type="float" office:value="234">
            <text:p>234</text:p>
          </table:table-cell>
          <table:table-cell office:value-type="float" office:value="12530">
            <text:p>12530</text:p>
          </table:table-cell>
          <table:table-cell office:value-type="float" office:value="1320">
            <text:p>1320</text:p>
          </table:table-cell>
          <table:table-cell office:value-type="float" office:value="1208">
            <text:p>1208</text:p>
          </table:table-cell>
          <table:table-cell office:value-type="float" office:value="3006">
            <text:p>3006</text:p>
          </table:table-cell>
          <table:table-cell office:value-type="float" office:value="1420">
            <text:p>1420</text:p>
          </table:table-cell>
          <table:table-cell office:value-type="float" office:value="964">
            <text:p>964</text:p>
          </table:table-cell>
          <table:table-cell office:value-type="float" office:value="3654">
            <text:p>3654</text:p>
          </table:table-cell>
          <table:table-cell office:value-type="float" office:value="1098">
            <text:p>1098</text:p>
          </table:table-cell>
          <table:table-cell office:value-type="float" office:value="298">
            <text:p>298</text:p>
          </table:table-cell>
          <table:table-cell office:value-type="float" office:value="41046">
            <text:p>41046</text:p>
          </table:table-cell>
          <table:table-cell office:value-type="float" office:value="660">
            <text:p>660</text:p>
          </table:table-cell>
          <table:table-cell office:value-type="float" office:value="534">
            <text:p>534</text:p>
          </table:table-cell>
          <table:table-cell table:style-name="ce1" office:value-type="string">
            <text:p>states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msec/dec</text:p>
          </table:table-cell>
          <table:table-cell office:value-type="float" office:value="30.142">
            <text:p>30.14</text:p>
          </table:table-cell>
          <table:table-cell office:value-type="float" office:value="128.928">
            <text:p>128.93</text:p>
          </table:table-cell>
          <table:table-cell office:value-type="float" office:value="77.397">
            <text:p>77.4</text:p>
          </table:table-cell>
          <table:table-cell office:value-type="float" office:value="78.73">
            <text:p>78.73</text:p>
          </table:table-cell>
          <table:table-cell office:value-type="float" office:value="26.867">
            <text:p>26.87</text:p>
          </table:table-cell>
          <table:table-cell office:value-type="float" office:value="24.56">
            <text:p>24.56</text:p>
          </table:table-cell>
          <table:table-cell office:value-type="float" office:value="21.561">
            <text:p>21.56</text:p>
          </table:table-cell>
          <table:table-cell office:value-type="float" office:value="14.879">
            <text:p>14.88</text:p>
          </table:table-cell>
          <table:table-cell office:value-type="float" office:value="12.733">
            <text:p>12.73</text:p>
          </table:table-cell>
          <table:table-cell office:value-type="float" office:value="75.152">
            <text:p>75.15</text:p>
          </table:table-cell>
          <table:table-cell office:value-type="float" office:value="30.368">
            <text:p>30.37</text:p>
          </table:table-cell>
          <table:table-cell office:value-type="float" office:value="30.179">
            <text:p>30.18</text:p>
          </table:table-cell>
          <table:table-cell office:value-type="float" office:value="5.583">
            <text:p>5.58</text:p>
          </table:table-cell>
          <table:table-cell office:value-type="float" office:value="4.278">
            <text:p>4.28</text:p>
          </table:table-cell>
          <table:table-cell office:value-type="float" office:value="4.251">
            <text:p>4.25</text:p>
          </table:table-cell>
          <table:table-cell office:value-type="float" office:value="24.094">
            <text:p>24.09</text:p>
          </table:table-cell>
          <table:table-cell office:value-type="float" office:value="1.249">
            <text:p>1.25</text:p>
          </table:table-cell>
          <table:table-cell office:value-type="float" office:value="1.193">
            <text:p>1.19</text:p>
          </table:table-cell>
          <table:table-cell office:value-type="float" office:value="19.297">
            <text:p>19.3</text:p>
          </table:table-cell>
          <table:table-cell office:value-type="float" office:value="15.794">
            <text:p>15.79</text:p>
          </table:table-cell>
          <table:table-cell office:value-type="float" office:value="13.376">
            <text:p>13.38</text:p>
          </table:table-cell>
          <table:table-cell office:value-type="float" office:value="125.65">
            <text:p>125.65</text:p>
          </table:table-cell>
          <table:table-cell office:value-type="float" office:value="2.207">
            <text:p>2.21</text:p>
          </table:table-cell>
          <table:table-cell office:value-type="float" office:value="2.41">
            <text:p>2.41</text:p>
          </table:table-cell>
          <table:table-cell table:style-name="ce10" office:value-type="string">
            <text:p>msec/dec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indicator generation time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">
            <text:p>0.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7">
            <text:p>0.07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4">
            <text:p>0.2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8">
            <text:p>0.3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2">
            <text:p>0.1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5">
            <text:p>0.1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66">
            <text:p>1.66</text:p>
          </table:table-cell>
          <table:table-cell table:number-columns-repeated="2" office:value-type="string">
            <text:p>no indicators generated</text:p>
          </table:table-cell>
          <table:table-cell table:style-name="ce10" office:value-type="string">
            <text:p>indicator generation tim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vn revision</text:p>
          </table:table-cell>
          <table:table-cell table:number-columns-repeated="24" office:value-type="string">
            <text:p>Revision: 7918</text:p>
          </table:table-cell>
          <table:table-cell table:style-name="ce1" office:value-type="string">
            <text:p>svn revision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score</text:p>
          </table:table-cell>
          <table:table-cell table:number-columns-repeated="24" office:value-type="string">
            <text:p>score not checked.</text:p>
          </table:table-cell>
          <table:table-cell table:style-name="ce10" office:value-type="string">
            <text:p>score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ns user time*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22.6">
            <text:p>322.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08.42">
            <text:p>108.4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8.45">
            <text:p>28.4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7.54">
            <text:p>67.5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6.55">
            <text:p>26.55</text:p>
          </table:table-cell>
          <table:table-cell table:number-columns-repeated="2" office:value-type="float" office:value="14">
            <text:p>14</text:p>
          </table:table-cell>
          <table:table-cell office:value-type="float" office:value="8.98">
            <text:p>8.9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0.56">
            <text:p>70.56</text:p>
          </table:table-cell>
          <table:table-cell table:number-columns-repeated="2" office:value-type="float" office:value="11">
            <text:p>11</text:p>
          </table:table-cell>
          <table:table-cell office:value-type="float" office:value="6.84">
            <text:p>6.84</text:p>
          </table:table-cell>
          <table:table-cell table:style-name="ce10" office:value-type="string">
            <text:p>tns user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ns total time*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323.18">
            <text:p>323.18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08.81">
            <text:p>108.8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9.18">
            <text:p>29.18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8.01">
            <text:p>68.01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float" office:value="27.23">
            <text:p>27.23</text:p>
          </table:table-cell>
          <table:table-cell table:number-columns-repeated="2" office:value-type="string">
            <text:p>ACTION (move north)</text:p>
          </table:table-cell>
          <table:table-cell office:value-type="float" office:value="9.68">
            <text:p>9.68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70.96">
            <text:p>70.96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7.12">
            <text:p>7.12</text:p>
          </table:table-cell>
          <table:table-cell table:style-name="ce10" office:value-type="string">
            <text:p>tns total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s user time*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float" office:value="51.71">
            <text:p>51.7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45.45">
            <text:p>45.4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17.15">
            <text:p>17.15</text:p>
          </table:table-cell>
          <table:table-cell table:number-columns-repeated="2" office:value-type="string">
            <text:p>ACTION (move east)</text:p>
          </table:table-cell>
          <table:table-cell office:value-type="float" office:value="27.04">
            <text:p>27.04</text:p>
          </table:table-cell>
          <table:table-cell table:number-columns-repeated="2" office:value-type="string">
            <text:p>ACTION (move west)</text:p>
          </table:table-cell>
          <table:table-cell office:value-type="float" office:value="24.55">
            <text:p>24.5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.07">
            <text:p>6.0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7.16">
            <text:p>17.16</text:p>
          </table:table-cell>
          <table:table-cell table:number-columns-repeated="2" office:value-type="string">
            <text:p>ACTION (move east)</text:p>
          </table:table-cell>
          <table:table-cell office:value-type="float" office:value="7.8">
            <text:p>7.8</text:p>
          </table:table-cell>
          <table:table-cell table:style-name="ce10" office:value-type="string">
            <text:p>ts user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ts total time*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2.02">
            <text:p>52.02</text:p>
          </table:table-cell>
          <table:table-cell office:value-type="string">
            <text:p>ACTION (move east)</text:p>
          </table:table-cell>
          <table:table-cell office:value-type="string">
            <text:p>ACTION (throw north 2)</text:p>
          </table:table-cell>
          <table:table-cell office:value-type="float" office:value="45.63">
            <text:p>45.63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17.55">
            <text:p>17.5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7.43">
            <text:p>27.43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5.36">
            <text:p>25.3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.51">
            <text:p>6.51</text:p>
          </table:table-cell>
          <table:table-cell table:number-columns-repeated="2" office:value-type="string">
            <text:p>ACTION (move east)</text:p>
          </table:table-cell>
          <table:table-cell office:value-type="float" office:value="17.29">
            <text:p>17.29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8.28">
            <text:p>8.28</text:p>
          </table:table-cell>
          <table:table-cell table:style-name="ce10" office:value-type="string">
            <text:p>ts total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regret: soar timer*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5.6071547582599">
            <text:p>85.61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float" office:value="58.2208657460826">
            <text:p>58.22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40.0017342843204">
            <text:p>40</text:p>
          </table:table-cell>
          <table:table-cell table:number-columns-repeated="2" office:value-type="string">
            <text:p>ACTION (move east)</text:p>
          </table:table-cell>
          <table:table-cell office:value-type="float" office:value="60.1693465097486">
            <text:p>60.17</text:p>
          </table:table-cell>
          <table:table-cell table:number-columns-repeated="2" office:value-type="string">
            <text:p>ACTION (move west)</text:p>
          </table:table-cell>
          <table:table-cell office:value-type="float" office:value="7.46154511806992">
            <text:p>7.46</text:p>
          </table:table-cell>
          <table:table-cell office:value-type="string">
            <text:p>ACTION (shoot terrorist1)</text:p>
          </table:table-cell>
          <table:table-cell office:value-type="string">
            <text:p>ACTION (move north)</text:p>
          </table:table-cell>
          <table:table-cell office:value-type="float" office:value="33.8541482130192">
            <text:p>33.8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75.8482122090764">
            <text:p>75.85</text:p>
          </table:table-cell>
          <table:table-cell table:number-columns-repeated="2" office:value-type="string">
            <text:p>ACTION (move south)</text:p>
          </table:table-cell>
          <table:table-cell office:value-type="float" office:value="-14.4494895061615">
            <text:p>-14.45</text:p>
          </table:table-cell>
          <table:table-cell table:style-name="ce10" office:value-type="string">
            <text:p>regret: soar timer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regret: unix user time*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3.9708617482951">
            <text:p>83.97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58.0796900940786">
            <text:p>58.08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39.7188049209139">
            <text:p>39.72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59.9644655019248">
            <text:p>59.9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.53295668549906">
            <text:p>7.53</text:p>
          </table:table-cell>
          <table:table-cell table:number-columns-repeated="2" office:value-type="string">
            <text:p>ACTION (move north)</text:p>
          </table:table-cell>
          <table:table-cell office:value-type="float" office:value="32.4053452115813">
            <text:p>32.4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75.6802721088436">
            <text:p>75.68</text:p>
          </table:table-cell>
          <table:table-cell table:number-columns-repeated="2" office:value-type="string">
            <text:p>ACTION (move south)</text:p>
          </table:table-cell>
          <table:table-cell office:value-type="float" office:value="-12.3076923076923">
            <text:p>-12.31</text:p>
          </table:table-cell>
          <table:table-cell table:style-name="ce10" office:value-type="string">
            <text:p>regret: unix user time*</text:p>
          </table:table-cell>
          <table:table-cell table:number-columns-repeated="230"/>
        </table:table-row>
        <table:table-row table:style-name="ro1">
          <table:table-cell table:style-name="ce10" office:value-type="string">
            <text:p>regret: unix total time*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3.9037069125565">
            <text:p>83.9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58.0645161290323">
            <text:p>58.06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39.8560657984921">
            <text:p>39.8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59.6676959270696">
            <text:p>59.6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.86742563349248">
            <text:p>6.8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2.7479338842975">
            <text:p>32.75</text:p>
          </table:table-cell>
          <table:table-cell table:number-columns-repeated="2" office:value-type="string">
            <text:p>ACTION (move south)</text:p>
          </table:table-cell>
          <table:table-cell office:value-type="float" office:value="75.6341600901916">
            <text:p>75.63</text:p>
          </table:table-cell>
          <table:table-cell table:number-columns-repeated="2" office:value-type="string">
            <text:p>ACTION (move east)</text:p>
          </table:table-cell>
          <table:table-cell office:value-type="float" office:value="-14.0096618357488">
            <text:p>-14.01</text:p>
          </table:table-cell>
          <table:table-cell table:style-name="ce10" office:value-type="string">
            <text:p>regret: unix total time*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oln length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14">
            <text:p>14</text:p>
          </table:table-cell>
          <table:table-cell office:value-type="string">
            <text:p>ACTION (read scroll1)</text:p>
          </table:table-cell>
          <table:table-cell office:value-type="string">
            <text:p>ACTION (move west)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ACTION (move south)</text:p>
          </table:table-cell>
          <table:table-cell office:value-type="float" office:value="12">
            <text:p>12</text:p>
          </table:table-cell>
          <table:table-cell office:value-type="string">
            <text:p>ACTION (move south)</text:p>
          </table:table-cell>
          <table:table-cell office:value-type="string">
            <text:p>ACTION (heal medkit1)</text:p>
          </table:table-cell>
          <table:table-cell office:value-type="float" office:value="8">
            <text:p>8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heal medkit1)</text:p>
          </table:table-cell>
          <table:table-cell office:value-type="float" office:value="13">
            <text:p>1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1">
            <text:p>11</text:p>
          </table:table-cell>
          <table:table-cell table:style-name="ce1" office:value-type="string">
            <text:p>soln length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soln 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string">
            <text:p>ACTION (read scroll1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throw south 2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ce1" office:value-type="string">
            <text:p>soln </text:p>
          </table:table-cell>
          <table:table-cell table:number-columns-repeated="230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shoot-monster kestral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read scroll1)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throw north 2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apply hammer1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shoot terrorist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quaff potion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shoot terrorist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9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14"/>
          <table:table-cell office:value-type="string">
            <text:p>end</text:p>
          </table:table-cell>
          <table:table-cell table:number-columns-repeated="239"/>
        </table:table-row>
      </table:table>
      <table:table table:name="Build" table:style-name="ta6" table:print="false">
        <office:forms form:automatic-focus="false" form:apply-design-mode="false"/>
        <table:table-column table:style-name="co8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3" table:number-columns-repeated="4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8" table:number-columns-repeated="240" table:default-cell-style-name="Default"/>
        <table:table-row table:style-name="ro1">
          <table:table-cell table:style-name="ce1" office:value-type="string">
            <text:p>BUILD</text:p>
          </table:table-cell>
          <table:table-cell table:number-columns-repeated="255"/>
        </table:table-row>
        <table:table-row table:style-name="ro1" table:number-rows-repeated="2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7.3s</text:p>
          </table:table-cell>
          <table:table-cell table:style-name="ce2" office:value-type="string">
            <text:p>7.3tns</text:p>
          </table:table-cell>
          <table:table-cell table:style-name="ce2" office:value-type="string">
            <text:p>7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14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15"/>
          <table:table-cell table:style-name="ce1" office:value-type="string">
            <text:p>note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decisions</text:p>
          </table:table-cell>
          <table:table-cell table:number-columns-repeated="12"/>
          <table:table-cell table:number-columns-repeated="3"/>
          <table:table-cell table:style-name="ce1" office:value-type="string">
            <text:p>decision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when</text:p>
          </table:table-cell>
          <table:table-cell table:style-name="ce15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1" office:value-type="string">
            <text:p>when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where</text:p>
          </table:table-cell>
          <table:table-cell table:number-columns-repeated="15"/>
          <table:table-cell table:style-name="ce1" office:value-type="string">
            <text:p>where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tates</text:p>
          </table:table-cell>
          <table:table-cell table:number-columns-repeated="15"/>
          <table:table-cell table:style-name="ce1" office:value-type="string">
            <text:p>state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msec/dec</text:p>
          </table:table-cell>
          <table:table-cell table:number-columns-repeated="12"/>
          <table:table-cell table:number-columns-repeated="3"/>
          <table:table-cell table:style-name="ce1" office:value-type="string">
            <text:p>soln length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oln length</text:p>
          </table:table-cell>
          <table:table-cell table:number-columns-repeated="15"/>
          <table:table-cell table:style-name="ce1" office:value-type="string">
            <text:p>soln 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15"/>
          <table:table-cell table:style-name="ce1"/>
          <table:table-cell table:number-columns-repeated="239"/>
        </table:table-row>
        <table:table-row table:style-name="ro1" table:number-rows-repeated="5">
          <table:table-cell table:style-name="ce1"/>
          <table:table-cell table:number-columns-repeated="255"/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43"/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43"/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43"/>
        </table:table-row>
        <table:table-row table:style-name="ro1" table:number-rows-repeated="2">
          <table:table-cell table:style-name="ce1"/>
          <table:table-cell table:number-columns-repeated="255"/>
        </table:table-row>
        <table:table-row table:style-name="ro1" table:number-rows-repeated="21">
          <table:table-cell table:number-columns-repeated="256"/>
        </table:table-row>
        <table:table-row table:style-name="ro1"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stack w6 w1)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end</text:p>
          </table:table-cell>
          <table:table-cell table:number-columns-repeated="248"/>
        </table:table-row>
      </table:table>
      <table:table table:name="worksheet" table:style-name="ta7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ce4"/>
        <table:table-column table:style-name="co8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!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!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!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!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18" office:value-type="string">
            <text:p>BUILD</text:p>
          </table:table-cell>
          <table:table-cell table:style-name="Default"/>
          <table:table-cell table:number-columns-repeated="254"/>
        </table:table-row>
        <table:table-row table:style-name="ro1">
          <table:table-cell/>
          <table:table-cell table:style-name="ce7" office:value-type="float" office:value="71">
            <text:p>71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72">
            <text:p>72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73">
            <text:p>73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81">
            <text:p>81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1701in" fo:margin-right="0.1701in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1701in" fo:margin-right="0.1701in" style:first-page-number="continu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5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4">10/04/2007</text:date>, <text:time>09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10-04T09:45:47</dc:date>
    <meta:printed-by>Sam</meta:printed-by>
    <meta:print-date>2007-09-25T11:54:57</meta:print-date>
    <dc:language>en-US</dc:language>
    <meta:editing-cycles>125</meta:editing-cycles>
    <meta:editing-duration>P15DT8H15M53S</meta:editing-duration>
    <meta:user-defined meta:name="Info 1"/>
    <meta:user-defined meta:name="Info 2"/>
    <meta:user-defined meta:name="Info 3"/>
    <meta:user-defined meta:name="Info 4"/>
    <meta:document-statistic meta:table-count="8" meta:cell-count="4913"/>
  </office:meta>
</office:document-meta>
</file>